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6.759cm"/>
    </style:style>
    <style:style style:name="co41" style:family="table-column">
      <style:table-column-properties fo:break-before="auto" style:column-width="6.696cm"/>
    </style:style>
    <style:style style:name="co42" style:family="table-column">
      <style:table-column-properties fo:break-before="auto" style:column-width="3.459cm"/>
    </style:style>
    <style:style style:name="co43" style:family="table-column">
      <style:table-column-properties fo:break-before="auto" style:column-width="3.14cm"/>
    </style:style>
    <style:style style:name="co44" style:family="table-column">
      <style:table-column-properties fo:break-before="auto" style:column-width="5.318cm"/>
    </style:style>
    <style:style style:name="co7" style:family="table-column">
      <style:table-column-properties fo:break-before="auto" style:column-width="6.726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6.59cm"/>
    </style:style>
    <style:style style:name="co10" style:family="table-column">
      <style:table-column-properties fo:break-before="auto" style:column-width="2.586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2.755cm"/>
    </style:style>
    <style:style style:name="co13" style:family="table-column">
      <style:table-column-properties fo:break-before="auto" style:column-width="4.389cm"/>
    </style:style>
    <style:style style:name="co14" style:family="table-column">
      <style:table-column-properties fo:break-before="auto" style:column-width="4.228cm"/>
    </style:style>
    <style:style style:name="co15" style:family="table-column">
      <style:table-column-properties fo:break-before="auto" style:column-width="4.068cm"/>
    </style:style>
    <style:style style:name="co16" style:family="table-column">
      <style:table-column-properties fo:break-before="auto" style:column-width="4.101cm"/>
    </style:style>
    <style:style style:name="co17" style:family="table-column">
      <style:table-column-properties fo:break-before="auto" style:column-width="4.965cm"/>
    </style:style>
    <style:style style:name="co18" style:family="table-column">
      <style:table-column-properties fo:break-before="auto" style:column-width="4.484cm"/>
    </style:style>
    <style:style style:name="co19" style:family="table-column">
      <style:table-column-properties fo:break-before="auto" style:column-width="4.549cm"/>
    </style:style>
    <style:style style:name="co20" style:family="table-column">
      <style:table-column-properties fo:break-before="auto" style:column-width="3.844cm"/>
    </style:style>
    <style:style style:name="co21" style:family="table-column">
      <style:table-column-properties fo:break-before="auto" style:column-width="4.357cm"/>
    </style:style>
    <style:style style:name="co22" style:family="table-column">
      <style:table-column-properties fo:break-before="auto" style:column-width="3.909cm"/>
    </style:style>
    <style:style style:name="co23" style:family="table-column">
      <style:table-column-properties fo:break-before="auto" style:column-width="5.99cm"/>
    </style:style>
    <style:style style:name="co24" style:family="table-column">
      <style:table-column-properties fo:break-before="auto" style:column-width="6.311cm"/>
    </style:style>
    <style:style style:name="co25" style:family="table-column">
      <style:table-column-properties fo:break-before="auto" style:column-width="2.85cm"/>
    </style:style>
    <style:style style:name="co26" style:family="table-column">
      <style:table-column-properties fo:break-before="auto" style:column-width="4.42cm"/>
    </style:style>
    <style:style style:name="co27" style:family="table-column">
      <style:table-column-properties fo:break-before="auto" style:column-width="4.997cm"/>
    </style:style>
    <style:style style:name="co28" style:family="table-column">
      <style:table-column-properties fo:break-before="auto" style:column-width="4.676cm"/>
    </style:style>
    <style:style style:name="co29" style:family="table-column">
      <style:table-column-properties fo:break-before="auto" style:column-width="3.717cm"/>
    </style:style>
    <style:style style:name="co30" style:family="table-column">
      <style:table-column-properties fo:break-before="auto" style:column-width="4.71cm"/>
    </style:style>
    <style:style style:name="co31" style:family="table-column">
      <style:table-column-properties fo:break-before="auto" style:column-width="5.958cm"/>
    </style:style>
    <style:style style:name="co32" style:family="table-column">
      <style:table-column-properties fo:break-before="auto" style:column-width="2.882cm"/>
    </style:style>
    <style:style style:name="co33" style:family="table-column">
      <style:table-column-properties fo:break-before="auto" style:column-width="3.076cm"/>
    </style:style>
    <style:style style:name="co34" style:family="table-column">
      <style:table-column-properties fo:break-before="auto" style:column-width="7.031cm"/>
    </style:style>
    <style:style style:name="co35" style:family="table-column">
      <style:table-column-properties fo:break-before="auto" style:column-width="4.482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6.791cm"/>
    </style:style>
    <style:style style:name="co38" style:family="table-column">
      <style:table-column-properties fo:break-before="auto" style:column-width="3.043cm"/>
    </style:style>
    <style:style style:name="co39" style:family="table-column">
      <style:table-column-properties fo:break-before="auto" style:column-width="2.658cm"/>
    </style:style>
    <style:style style:name="co45" style:family="table-column">
      <style:table-column-properties fo:break-before="auto" style:column-width="2.819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3.62cm"/>
    </style:style>
    <style:style style:name="co48" style:family="table-column">
      <style:table-column-properties fo:break-before="auto" style:column-width="2.563cm"/>
    </style:style>
    <style:style style:name="co49" style:family="table-column">
      <style:table-column-properties fo:break-before="auto" style:column-width="3.812cm"/>
    </style:style>
    <style:style style:name="co50" style:family="table-column">
      <style:table-column-properties fo:break-before="auto" style:column-width="3.799cm"/>
    </style:style>
    <style:style style:name="ro1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map style:condition="cell-content()&gt;8" style:apply-style-name="Untitled1" style:base-cell-address="Sheet2.A15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8cm">
            <draw:object draw:notify-on-update-of-ranges="Sheet1.B4:Sheet1.B88 Sheet1.I4:Sheet1.I88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4cm">
            <draw:object draw:notify-on-update-of-ranges="Sheet1.B4:Sheet1.B88 Sheet1.J4:Sheet1.J88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4cm">
            <draw:object draw:notify-on-update-of-ranges="Sheet1.B4:Sheet1.B88 Sheet1.K4:Sheet1.K88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2cm">
            <draw:object draw:notify-on-update-of-ranges="Sheet1.B4:Sheet1.B88 Sheet1.M4:Sheet1.M88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7cm">
            <draw:object draw:notify-on-update-of-ranges="Sheet1.B4:Sheet1.B88 Sheet1.I4:Sheet1.I88 Sheet1.J4:Sheet1.J88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61cm">
            <draw:object draw:notify-on-update-of-ranges="Sheet1.A39:Sheet1.A44 Sheet1.C2:Sheet1.C2 Sheet1.C39:Sheet1.C44 Sheet1.A39:Sheet1.A44 Sheet1.D2:Sheet1.D2 Sheet1.D39:Sheet1.D44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2cm">
            <draw:object draw:notify-on-update-of-ranges="Sheet1.C2:Sheet1.C2 Sheet1.C39:Sheet1.C44 Sheet1.D2:Sheet1.D2 Sheet1.D39:Sheet1.D44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7cm">
            <draw:object draw:notify-on-update-of-ranges="Sheet1.A4:Sheet1.A9 Sheet1.C2:Sheet1.C2 Sheet1.C4:Sheet1.C9 Sheet1.A4:Sheet1.A9 Sheet1.D2:Sheet1.D2 Sheet1.D4:Sheet1.D9"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7cm">
            <draw:object draw:notify-on-update-of-ranges="Sheet1.C2:Sheet1.C2 Sheet1.C4:Sheet1.C9 Sheet1.D2:Sheet1.D2 Sheet1.D4:Sheet1.D9"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5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6cm">
            <draw:object draw:notify-on-update-of-ranges="Sheet1.B4:Sheet1.B88 Sheet1.AB3:Sheet1.AB3 Sheet1.AB4:Sheet1.AB88 Sheet1.AE3:Sheet1.AE3 Sheet1.AE4:Sheet1.AE88"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4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12"/>
        </table:table-row>
        <table:table-row table:style-name="ro5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6"/>
          <table:table-cell office:value-type="string">
            <text:p>Vlookup test, errkhay</text:p>
          </table:table-cell>
          <table:table-cell table:number-columns-repeated="4"/>
          <table:table-cell office:value-type="string">
            <text:p>Adjusted for ties</text:p>
          </table:table-cell>
          <table:table-cell/>
        </table:table-row>
        <table:table-row table:style-name="ro5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  <table:table-cell office:value-type="string">
            <text:p>Points %</text:p>
          </table:table-cell>
          <table:table-cell/>
          <table:table-cell office:value-type="string">
            <text:p>Opponent Points</text:p>
          </table:table-cell>
          <table:table-cell office:value-type="string">
            <text:p>Opponent Name</text:p>
          </table:table-cell>
          <table:table-cell office:value-type="string">
            <text:p>Goal Differential in Wins</text:p>
          </table:table-cell>
          <table:table-cell office:value-type="string">
            <text:p>WQI</text:p>
          </table:table-cell>
          <table:table-cell office:value-type="string">
            <text:p>Tie Index</text:p>
          </table:table-cell>
          <table:table-cell office:value-type="string">
            <text:p>WTQI</text:p>
          </table:table-cell>
          <table:table-cell office:value-type="string">
            <text:p>AWTQI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3333333333333">
            <text:p>5.8333333333</text:p>
          </table:table-cell>
          <table:table-cell table:formula="of:=[.D10]/[.H10]" office:value-type="float" office:value="0.5">
            <text:p>0.5</text:p>
          </table:table-cell>
          <table:table-cell table:formula="of:=[.F10]/[.H10]" office:value-type="float" office:value="2.83333333333333">
            <text:p>2.8333333333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33333333333333">
            <text:p>5.3333333333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3333333333333">
            <text:p>5.8333333333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2">
            <text:p>12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7.6666666666667">
            <text:p>17.6666666667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7.6666666666667">
            <text:p>17.6666666667</text:p>
          </table:table-cell>
          <table:table-cell/>
          <table:table-cell table:formula="of:=[.H10]" office:value-type="float" office:value="6">
            <text:p>6</text:p>
          </table:table-cell>
          <table:table-cell table:formula="of:=[.G10]" office:value-type="float" office:value="12">
            <text:p>12</text:p>
          </table:table-cell>
          <table:table-cell table:formula="of:=([.AH4]/([.AG4]*2))*100" office:value-type="float" office:value="100">
            <text:p>100</text:p>
          </table:table-cell>
          <table:table-cell table:formula="of:=[.AI4]" office:value-type="float" office:value="100">
            <text:p>100</text:p>
          </table:table-cell>
          <table:table-cell table:formula="of:=VLOOKUP(([.X4]); ([Sheet2.$B$2:.$U$15]); (4); (0))" office:value-type="float" office:value="0">
            <text:p>0</text:p>
          </table:table-cell>
          <table:table-cell table:formula="of:=[.X4]" office:value-type="string" office:string-value="The Consistent Waterbottles">
            <text:p>The Consistent Waterbottles</text:p>
          </table:table-cell>
          <table:table-cell table:formula="of:=IF(([.G4] = 2); [.L4]; 0)" office:value-type="float" office:value="6">
            <text:p>6</text:p>
          </table:table-cell>
          <table:table-cell table:formula="of:=[.AK4]*[.AM4]" office:value-type="float" office:value="0">
            <text:p>0</text:p>
          </table:table-cell>
          <table:table-cell table:formula="of:=IF(([.G4] = 1); ([.AK4]*0.5); 0)" office:value-type="float" office:value="0">
            <text:p>0</text:p>
          </table:table-cell>
          <table:table-cell table:formula="of:=[.AN4]+[.AO4]" office:value-type="float" office:value="0">
            <text:p>0</text:p>
          </table:table-cell>
          <table:table-cell table:formula="of:=SUM([.AP4:.AP9])/[.H10]" office:value-type="float" office:value="17.6666666666667">
            <text:p>17.6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6"/>
          <table:table-cell table:formula="of:=VLOOKUP(([.X5]); ([Sheet2.$B$2:.$U$15]); (4); (0))" office:value-type="float" office:value="4">
            <text:p>4</text:p>
          </table:table-cell>
          <table:table-cell table:formula="of:=[.X5]" office:value-type="string" office:string-value="Puck Bunnies">
            <text:p>Puck Bunnies</text:p>
          </table:table-cell>
          <table:table-cell table:formula="of:=IF(([.G5] = 2); [.L5]; 0)" office:value-type="float" office:value="6">
            <text:p>6</text:p>
          </table:table-cell>
          <table:table-cell table:formula="of:=[.AK5]*[.AM5]" office:value-type="float" office:value="24">
            <text:p>24</text:p>
          </table:table-cell>
          <table:table-cell table:formula="of:=IF(([.G5] = 1); ([.AK5]*0.5); 0)" office:value-type="float" office:value="0">
            <text:p>0</text:p>
          </table:table-cell>
          <table:table-cell table:formula="of:=[.AN5]+[.AO5]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48">
            <text:p>48</text:p>
          </table:table-cell>
          <table:table-cell/>
          <table:table-cell/>
          <table:table-cell table:formula="of:=[.AA6] + ([.AC6]*[.Y6]*[.AD$2])" office:value-type="float" office:value="48">
            <text:p>48</text:p>
          </table:table-cell>
          <table:table-cell table:number-columns-repeated="6"/>
          <table:table-cell table:formula="of:=VLOOKUP(([.X6]); ([Sheet2.$B$2:.$U$15]); (4); (0))" office:value-type="float" office:value="8">
            <text:p>8</text:p>
          </table:table-cell>
          <table:table-cell table:formula="of:=[.X6]" office:value-type="string" office:string-value="Teach Me How to Doughty">
            <text:p>Teach Me How to Doughty</text:p>
          </table:table-cell>
          <table:table-cell table:formula="of:=IF(([.G6] = 2); [.L6]; 0)" office:value-type="float" office:value="6">
            <text:p>6</text:p>
          </table:table-cell>
          <table:table-cell table:formula="of:=[.AK6]*[.AM6]" office:value-type="float" office:value="48">
            <text:p>48</text:p>
          </table:table-cell>
          <table:table-cell table:formula="of:=IF(([.G6] = 1); ([.AK6]*0.5); 0)" office:value-type="float" office:value="0">
            <text:p>0</text:p>
          </table:table-cell>
          <table:table-cell table:formula="of:=[.AN6]+[.AO6]"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6"/>
          <table:table-cell table:formula="of:=VLOOKUP(([.X7]); ([Sheet2.$B$2:.$U$15]); (4); (0))" office:value-type="float" office:value="1">
            <text:p>1</text:p>
          </table:table-cell>
          <table:table-cell table:formula="of:=[.X7]" office:value-type="string" office:string-value="Specs Offenders">
            <text:p>Specs Offenders</text:p>
          </table:table-cell>
          <table:table-cell table:formula="of:=IF(([.G7] = 2); [.L7]; 0)" office:value-type="float" office:value="6">
            <text:p>6</text:p>
          </table:table-cell>
          <table:table-cell table:formula="of:=[.AK7]*[.AM7]" office:value-type="float" office:value="6">
            <text:p>6</text:p>
          </table:table-cell>
          <table:table-cell table:formula="of:=IF(([.G7] = 1); ([.AK7]*0.5); 0)" office:value-type="float" office:value="0">
            <text:p>0</text:p>
          </table:table-cell>
          <table:table-cell table:formula="of:=[.AN7]+[.AO7]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10">
            <text:p>10</text:p>
          </table:table-cell>
          <table:table-cell/>
          <table:table-cell/>
          <table:table-cell table:formula="of:=[.AA8] + ([.AC8]*[.Y8]*[.AD$2])" office:value-type="float" office:value="10">
            <text:p>10</text:p>
          </table:table-cell>
          <table:table-cell table:number-columns-repeated="6"/>
          <table:table-cell table:formula="of:=VLOOKUP(([.X8]); ([Sheet2.$B$2:.$U$15]); (4); (0))" office:value-type="float" office:value="5">
            <text:p>5</text:p>
          </table:table-cell>
          <table:table-cell table:formula="of:=[.X8]" office:value-type="string" office:string-value="David R Ceriton School of Super Friends">
            <text:p>David R Ceriton School of Super Friends</text:p>
          </table:table-cell>
          <table:table-cell table:formula="of:=IF(([.G8] = 2); [.L8]; 0)" office:value-type="float" office:value="2">
            <text:p>2</text:p>
          </table:table-cell>
          <table:table-cell table:formula="of:=[.AK8]*[.AM8]" office:value-type="float" office:value="10">
            <text:p>10</text:p>
          </table:table-cell>
          <table:table-cell table:formula="of:=IF(([.G8] = 1); ([.AK8]*0.5); 0)" office:value-type="float" office:value="0">
            <text:p>0</text:p>
          </table:table-cell>
          <table:table-cell table:formula="of:=[.AN8]+[.AO8]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]-[.D9]" office:value-type="float" office:value="6">
            <text:p>6</text:p>
          </table:table-cell>
          <table:table-cell/>
          <table:table-cell table:formula="of:=IF(([.G9] = 2); [.C9]; 0)" office:value-type="float" office:value="6">
            <text:p>6</text:p>
          </table:table-cell>
          <table:table-cell/>
          <table:table-cell table:formula="of:=IF(([.G9] = 2); 1; 0)" office:value-type="float" office:value="1">
            <text:p>1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0">
            <text:p>0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6">
            <text:p>6</text:p>
          </table:table-cell>
          <table:table-cell table:formula="of:=[.Z9]*[.Y9]" office:value-type="float" office:value="18">
            <text:p>18</text:p>
          </table:table-cell>
          <table:table-cell/>
          <table:table-cell/>
          <table:table-cell table:formula="of:=[.AA9] + ([.AC9]*[.Y9]*[.AD$2])" office:value-type="float" office:value="18">
            <text:p>18</text:p>
          </table:table-cell>
          <table:table-cell table:number-columns-repeated="6"/>
          <table:table-cell table:formula="of:=VLOOKUP(([.X9]); ([Sheet2.$B$2:.$U$15]); (4); (0))" office:value-type="float" office:value="3">
            <text:p>3</text:p>
          </table:table-cell>
          <table:table-cell table:formula="of:=[.X9]" office:value-type="string" office:string-value="The Strong Forks">
            <text:p>The Strong Forks</text:p>
          </table:table-cell>
          <table:table-cell table:formula="of:=IF(([.G9] = 2); [.L9]; 0)" office:value-type="float" office:value="6">
            <text:p>6</text:p>
          </table:table-cell>
          <table:table-cell table:formula="of:=[.AK9]*[.AM9]" office:value-type="float" office:value="18">
            <text:p>18</text:p>
          </table:table-cell>
          <table:table-cell table:formula="of:=IF(([.G9] = 1); ([.AK9]*0.5); 0)" office:value-type="float" office:value="0">
            <text:p>0</text:p>
          </table:table-cell>
          <table:table-cell table:formula="of:=[.AN9]+[.AO9]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35">
            <text:p>35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7">
            <text:p>17</text:p>
          </table:table-cell>
          <table:table-cell table:formula="of:=SUM([.G4:.G9])" office:value-type="float" office:value="12">
            <text:p>12</text:p>
          </table:table-cell>
          <table:table-cell table:formula="of:=SUM([.H4:.H9])" office:value-type="float" office:value="6">
            <text:p>6</text:p>
          </table:table-cell>
          <table:table-cell table:number-columns-repeated="3"/>
          <table:table-cell table:formula="of:=[.C10]-[.D10]" office:value-type="float" office:value="32">
            <text:p>32</text:p>
          </table:table-cell>
          <table:table-cell/>
          <table:table-cell table:formula="of:=SUM([.N4:.N9])" office:value-type="float" office:value="35">
            <text:p>35</text:p>
          </table:table-cell>
          <table:table-cell/>
          <table:table-cell table:formula="of:=SUM([.P4:.P9])" office:value-type="float" office:value="6">
            <text:p>6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0">
            <text:p>0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106">
            <text:p>106</text:p>
          </table:table-cell>
          <table:table-cell table:number-columns-repeated="2"/>
          <table:table-cell table:formula="of:=SUM([.AD4:.AD9])" office:value-type="float" office:value="106">
            <text:p>106</text:p>
          </table:table-cell>
          <table:table-cell table:number-columns-repeated="9"/>
          <table:table-cell table:formula="of:=SUM([.AN4:.AN9])" office:value-type="float" office:value="106">
            <text:p>106</text:p>
          </table:table-cell>
          <table:table-cell table:number-columns-repeated="3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">
            <text:p>3</text:p>
          </table:table-cell>
          <table:table-cell table:formula="of:=[.D17]/[.H17]" office:value-type="float" office:value="1.16666666666667">
            <text:p>1.1666666667</text:p>
          </table:table-cell>
          <table:table-cell table:formula="of:=[.F17]/[.H17]" office:value-type="float" office:value="2.16666666666667">
            <text:p>2.1666666667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1.83333333333333">
            <text:p>1.8333333333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3.5">
            <text:p>3.5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10">
            <text:p>10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8.66666666666667">
            <text:p>8.6666666667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5">
            <text:p>5</text:p>
          </table:table-cell>
          <table:table-cell table:formula="of:=+[.AD17]/[.H17]" office:value-type="float" office:value="9.5">
            <text:p>9.5</text:p>
          </table:table-cell>
          <table:table-cell/>
          <table:table-cell table:formula="of:=[.H17]" office:value-type="float" office:value="6">
            <text:p>6</text:p>
          </table:table-cell>
          <table:table-cell table:formula="of:=[.G17]" office:value-type="float" office:value="10">
            <text:p>10</text:p>
          </table:table-cell>
          <table:table-cell table:formula="of:=([.AH11]/([.AG11]*2))*100" office:value-type="float" office:value="83.3333333333333">
            <text:p>83.3333333333</text:p>
          </table:table-cell>
          <table:table-cell table:formula="of:=[.AI11]" office:value-type="float" office:value="83.3333333333333">
            <text:p>83.3333333333</text:p>
          </table:table-cell>
          <table:table-cell table:formula="of:=VLOOKUP(([.X11]); ([Sheet2.$B$2:.$U$15]); (4); (0))" office:value-type="float" office:value="5">
            <text:p>5</text:p>
          </table:table-cell>
          <table:table-cell table:formula="of:=[.X11]" office:value-type="string" office:string-value="David R Ceriton School of Super Friends">
            <text:p>David R Ceriton School of Super Friends</text:p>
          </table:table-cell>
          <table:table-cell table:formula="of:=IF(([.G11] = 2); [.L11]; 0)" office:value-type="float" office:value="0">
            <text:p>0</text:p>
          </table:table-cell>
          <table:table-cell table:formula="of:=[.AK11]*[.AM11]" office:value-type="float" office:value="0">
            <text:p>0</text:p>
          </table:table-cell>
          <table:table-cell table:formula="of:=IF(([.G11] = 1); ([.AK11]*0.5); 0)" office:value-type="float" office:value="2.5">
            <text:p>2.5</text:p>
          </table:table-cell>
          <table:table-cell table:formula="of:=[.AN11]+[.AO11]" office:value-type="float" office:value="2.5">
            <text:p>2.5</text:p>
          </table:table-cell>
          <table:table-cell table:formula="of:=SUM([.AP11:.AP16])/[.H17]" office:value-type="float" office:value="9.83333333333333">
            <text:p>9.833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6"/>
          <table:table-cell table:formula="of:=VLOOKUP(([.X12]); ([Sheet2.$B$2:.$U$15]); (4); (0))" office:value-type="float" office:value="4">
            <text:p>4</text:p>
          </table:table-cell>
          <table:table-cell table:formula="of:=[.X12]" office:value-type="string" office:string-value="Puck Bunnies">
            <text:p>Puck Bunnies</text:p>
          </table:table-cell>
          <table:table-cell table:formula="of:=IF(([.G12] = 2); [.L12]; 0)" office:value-type="float" office:value="5">
            <text:p>5</text:p>
          </table:table-cell>
          <table:table-cell table:formula="of:=[.AK12]*[.AM12]" office:value-type="float" office:value="20">
            <text:p>20</text:p>
          </table:table-cell>
          <table:table-cell table:formula="of:=IF(([.G12] = 1); ([.AK12]*0.5); 0)" office:value-type="float" office:value="0">
            <text:p>0</text:p>
          </table:table-cell>
          <table:table-cell table:formula="of:=[.AN12]+[.AO12]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6"/>
          <table:table-cell table:formula="of:=VLOOKUP(([.X13]); ([Sheet2.$B$2:.$U$15]); (4); (0))" office:value-type="float" office:value="9">
            <text:p>9</text:p>
          </table:table-cell>
          <table:table-cell table:formula="of:=[.X13]" office:value-type="string" office:string-value="Alaskan Oil Exchange 6.9">
            <text:p>Alaskan Oil Exchange 6.9</text:p>
          </table:table-cell>
          <table:table-cell table:formula="of:=IF(([.G13] = 2); [.L13]; 0)" office:value-type="float" office:value="0">
            <text:p>0</text:p>
          </table:table-cell>
          <table:table-cell table:formula="of:=[.AK13]*[.AM13]" office:value-type="float" office:value="0">
            <text:p>0</text:p>
          </table:table-cell>
          <table:table-cell table:formula="of:=IF(([.G13] = 1); ([.AK13]*0.5); 0)" office:value-type="float" office:value="4.5">
            <text:p>4.5</text:p>
          </table:table-cell>
          <table:table-cell table:formula="of:=[.AN13]+[.AO13]" office:value-type="float" office:value="4.5">
            <text:p>4.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20">
            <text:p>20</text:p>
          </table:table-cell>
          <table:table-cell/>
          <table:table-cell/>
          <table:table-cell table:formula="of:=[.AA14] + ([.AC14]*[.Y14]*[.AD$2])" office:value-type="float" office:value="20">
            <text:p>20</text:p>
          </table:table-cell>
          <table:table-cell table:number-columns-repeated="6"/>
          <table:table-cell table:formula="of:=VLOOKUP(([.X14]); ([Sheet2.$B$2:.$U$15]); (4); (0))" office:value-type="float" office:value="5">
            <text:p>5</text:p>
          </table:table-cell>
          <table:table-cell table:formula="of:=[.X14]" office:value-type="string" office:string-value="David R Ceriton School of Super Friends">
            <text:p>David R Ceriton School of Super Friends</text:p>
          </table:table-cell>
          <table:table-cell table:formula="of:=IF(([.G14] = 2); [.L14]; 0)" office:value-type="float" office:value="4">
            <text:p>4</text:p>
          </table:table-cell>
          <table:table-cell table:formula="of:=[.AK14]*[.AM14]" office:value-type="float" office:value="20">
            <text:p>20</text:p>
          </table:table-cell>
          <table:table-cell table:formula="of:=IF(([.G14] = 1); ([.AK14]*0.5); 0)" office:value-type="float" office:value="0">
            <text:p>0</text:p>
          </table:table-cell>
          <table:table-cell table:formula="of:=[.AN14]+[.AO14]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6">
            <text:p>6</text:p>
          </table:table-cell>
          <table:table-cell/>
          <table:table-cell/>
          <table:table-cell table:formula="of:=[.AA15] + ([.AC15]*[.Y15]*[.AD$2])" office:value-type="float" office:value="6">
            <text:p>6</text:p>
          </table:table-cell>
          <table:table-cell table:number-columns-repeated="6"/>
          <table:table-cell table:formula="of:=VLOOKUP(([.X15]); ([Sheet2.$B$2:.$U$15]); (4); (0))" office:value-type="float" office:value="6">
            <text:p>6</text:p>
          </table:table-cell>
          <table:table-cell table:formula="of:=[.X15]" office:value-type="string" office:string-value="Seekers">
            <text:p>Seekers</text:p>
          </table:table-cell>
          <table:table-cell table:formula="of:=IF(([.G15] = 2); [.L15]; 0)" office:value-type="float" office:value="1">
            <text:p>1</text:p>
          </table:table-cell>
          <table:table-cell table:formula="of:=[.AK15]*[.AM15]" office:value-type="float" office:value="6">
            <text:p>6</text:p>
          </table:table-cell>
          <table:table-cell table:formula="of:=IF(([.G15] = 1); ([.AK15]*0.5); 0)" office:value-type="float" office:value="0">
            <text:p>0</text:p>
          </table:table-cell>
          <table:table-cell table:formula="of:=[.AN15]+[.AO15]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6]-[.D16]" office:value-type="float" office:value="1">
            <text:p>1</text:p>
          </table:table-cell>
          <table:table-cell/>
          <table:table-cell table:formula="of:=IF(([.G16] = 2); [.C16]; 0)" office:value-type="float" office:value="1">
            <text:p>1</text:p>
          </table:table-cell>
          <table:table-cell/>
          <table:table-cell table:formula="of:=IF(([.G16] = 2); 1; 0)" office:value-type="float" office:value="1">
            <text:p>1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0">
            <text:p>0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6] = 2); [.L16]; 0)" office:value-type="float" office:value="1">
            <text:p>1</text:p>
          </table:table-cell>
          <table:table-cell table:formula="of:=[.Z16]*[.Y16]" office:value-type="float" office:value="6">
            <text:p>6</text:p>
          </table:table-cell>
          <table:table-cell/>
          <table:table-cell/>
          <table:table-cell table:formula="of:=[.AA16] + ([.AC16]*[.Y16]*[.AD$2])" office:value-type="float" office:value="6">
            <text:p>6</text:p>
          </table:table-cell>
          <table:table-cell table:number-columns-repeated="6"/>
          <table:table-cell table:formula="of:=VLOOKUP(([.X16]); ([Sheet2.$B$2:.$U$15]); (4); (0))" office:value-type="float" office:value="6">
            <text:p>6</text:p>
          </table:table-cell>
          <table:table-cell table:formula="of:=[.X16]" office:value-type="string" office:string-value="Seekers">
            <text:p>Seekers</text:p>
          </table:table-cell>
          <table:table-cell table:formula="of:=IF(([.G16] = 2); [.L16]; 0)" office:value-type="float" office:value="1">
            <text:p>1</text:p>
          </table:table-cell>
          <table:table-cell table:formula="of:=[.AK16]*[.AM16]" office:value-type="float" office:value="6">
            <text:p>6</text:p>
          </table:table-cell>
          <table:table-cell table:formula="of:=IF(([.G16] = 1); ([.AK16]*0.5); 0)" office:value-type="float" office:value="0">
            <text:p>0</text:p>
          </table:table-cell>
          <table:table-cell table:formula="of:=[.AN16]+[.AO16]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8">
            <text:p>18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3">
            <text:p>13</text:p>
          </table:table-cell>
          <table:table-cell table:formula="of:=SUM([.G11:.G16])" office:value-type="float" office:value="10">
            <text:p>10</text:p>
          </table:table-cell>
          <table:table-cell table:formula="of:=SUM([.H11:.H16])" office:value-type="float" office:value="6">
            <text:p>6</text:p>
          </table:table-cell>
          <table:table-cell table:number-columns-repeated="3"/>
          <table:table-cell table:formula="of:=[.C17]-[.D17]" office:value-type="float" office:value="11">
            <text:p>11</text:p>
          </table:table-cell>
          <table:table-cell/>
          <table:table-cell table:formula="of:=SUM([.N11:.N16])" office:value-type="float" office:value="14">
            <text:p>14</text:p>
          </table:table-cell>
          <table:table-cell/>
          <table:table-cell table:formula="of:=SUM([.P11:.P16])" office:value-type="float" office:value="4">
            <text:p>4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0">
            <text:p>0</text:p>
          </table:table-cell>
          <table:table-cell table:number-columns-repeated="4"/>
          <table:table-cell table:formula="of:=SUM([.AA11:.AA16])" office:value-type="float" office:value="52">
            <text:p>52</text:p>
          </table:table-cell>
          <table:table-cell table:number-columns-repeated="2"/>
          <table:table-cell table:formula="of:=SUM([.AD11:.AD16])" office:value-type="float" office:value="57">
            <text:p>57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5.33333333333333">
            <text:p>5.3333333333</text:p>
          </table:table-cell>
          <table:table-cell table:formula="of:=[.D24]/[.H24]" office:value-type="float" office:value="2">
            <text:p>2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3.33333333333333">
            <text:p>3.3333333333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5.33333333333333">
            <text:p>5.3333333333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12">
            <text:p>12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9">
            <text:p>9</text:p>
          </table:table-cell>
          <table:table-cell table:formula="of:=[.AA24]/[.H24]" office:value-type="float" office:value="6.66666666666667">
            <text:p>6.6666666667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9">
            <text:p>9</text:p>
          </table:table-cell>
          <table:table-cell table:formula="of:=+[.AD24]/[.H24]" office:value-type="float" office:value="6.66666666666667">
            <text:p>6.6666666667</text:p>
          </table:table-cell>
          <table:table-cell/>
          <table:table-cell table:formula="of:=[.H24]" office:value-type="float" office:value="6">
            <text:p>6</text:p>
          </table:table-cell>
          <table:table-cell table:formula="of:=[.G24]" office:value-type="float" office:value="12">
            <text:p>12</text:p>
          </table:table-cell>
          <table:table-cell table:formula="of:=([.AH18]/([.AG18]*2))*100" office:value-type="float" office:value="100">
            <text:p>100</text:p>
          </table:table-cell>
          <table:table-cell table:formula="of:=[.AI18]" office:value-type="float" office:value="100">
            <text:p>100</text:p>
          </table:table-cell>
          <table:table-cell table:formula="of:=VLOOKUP(([.X18]); ([Sheet2.$B$2:.$U$15]); (4); (0))" office:value-type="float" office:value="9">
            <text:p>9</text:p>
          </table:table-cell>
          <table:table-cell table:formula="of:=[.X18]" office:value-type="string" office:string-value="Alaskan Oil Exchange 6.9">
            <text:p>Alaskan Oil Exchange 6.9</text:p>
          </table:table-cell>
          <table:table-cell table:formula="of:=IF(([.G18] = 2); [.L18]; 0)" office:value-type="float" office:value="1">
            <text:p>1</text:p>
          </table:table-cell>
          <table:table-cell table:formula="of:=[.AK18]*[.AM18]" office:value-type="float" office:value="9">
            <text:p>9</text:p>
          </table:table-cell>
          <table:table-cell table:formula="of:=IF(([.G18] = 1); ([.AK18]*0.5); 0)" office:value-type="float" office:value="0">
            <text:p>0</text:p>
          </table:table-cell>
          <table:table-cell table:formula="of:=[.AN18]+[.AO18]" office:value-type="float" office:value="9">
            <text:p>9</text:p>
          </table:table-cell>
          <table:table-cell table:formula="of:=SUM([.AP18:.AP23])/[.H24]" office:value-type="float" office:value="6.66666666666667">
            <text:p>6.6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8">
            <text:p>8</text:p>
          </table:table-cell>
          <table:table-cell/>
          <table:table-cell/>
          <table:table-cell table:formula="of:=[.AA19] + ([.AC19]*[.Y19]*[.AD$2])" office:value-type="float" office:value="8">
            <text:p>8</text:p>
          </table:table-cell>
          <table:table-cell table:number-columns-repeated="6"/>
          <table:table-cell table:formula="of:=VLOOKUP(([.X19]); ([Sheet2.$B$2:.$U$15]); (4); (0))" office:value-type="float" office:value="8">
            <text:p>8</text:p>
          </table:table-cell>
          <table:table-cell table:formula="of:=[.X19]" office:value-type="string" office:string-value="The Mighty Dads">
            <text:p>The Mighty Dads</text:p>
          </table:table-cell>
          <table:table-cell table:formula="of:=IF(([.G19] = 2); [.L19]; 0)" office:value-type="float" office:value="1">
            <text:p>1</text:p>
          </table:table-cell>
          <table:table-cell table:formula="of:=[.AK19]*[.AM19]" office:value-type="float" office:value="8">
            <text:p>8</text:p>
          </table:table-cell>
          <table:table-cell table:formula="of:=IF(([.G19] = 1); ([.AK19]*0.5); 0)" office:value-type="float" office:value="0">
            <text:p>0</text:p>
          </table:table-cell>
          <table:table-cell table:formula="of:=[.AN19]+[.AO19]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6"/>
          <table:table-cell table:formula="of:=VLOOKUP(([.X20]); ([Sheet2.$B$2:.$U$15]); (4); (0))" office:value-type="float" office:value="0">
            <text:p>0</text:p>
          </table:table-cell>
          <table:table-cell table:formula="of:=[.X20]" office:value-type="string" office:string-value="The Big Mason Jars">
            <text:p>The Big Mason Jars</text:p>
          </table:table-cell>
          <table:table-cell table:formula="of:=IF(([.G20] = 2); [.L20]; 0)" office:value-type="float" office:value="4">
            <text:p>4</text:p>
          </table:table-cell>
          <table:table-cell table:formula="of:=[.AK20]*[.AM20]" office:value-type="float" office:value="0">
            <text:p>0</text:p>
          </table:table-cell>
          <table:table-cell table:formula="of:=IF(([.G20] = 1); ([.AK20]*0.5); 0)" office:value-type="float" office:value="0">
            <text:p>0</text:p>
          </table:table-cell>
          <table:table-cell table:formula="of:=[.AN20]+[.AO20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6"/>
          <table:table-cell table:formula="of:=VLOOKUP(([.X21]); ([Sheet2.$B$2:.$U$15]); (4); (0))" office:value-type="float" office:value="1">
            <text:p>1</text:p>
          </table:table-cell>
          <table:table-cell table:formula="of:=[.X21]" office:value-type="string" office:string-value="Specs Offenders">
            <text:p>Specs Offenders</text:p>
          </table:table-cell>
          <table:table-cell table:formula="of:=IF(([.G21] = 2); [.L21]; 0)" office:value-type="float" office:value="3">
            <text:p>3</text:p>
          </table:table-cell>
          <table:table-cell table:formula="of:=[.AK21]*[.AM21]" office:value-type="float" office:value="3">
            <text:p>3</text:p>
          </table:table-cell>
          <table:table-cell table:formula="of:=IF(([.G21] = 1); ([.AK21]*0.5); 0)" office:value-type="float" office:value="0">
            <text:p>0</text:p>
          </table:table-cell>
          <table:table-cell table:formula="of:=[.AN21]+[.AO21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2]-[.D22]" office:value-type="float" office:value="6">
            <text:p>6</text:p>
          </table:table-cell>
          <table:table-cell/>
          <table:table-cell table:formula="of:=IF(([.G22] = 2); [.C22]; 0)" office:value-type="float" office:value="6">
            <text:p>6</text:p>
          </table:table-cell>
          <table:table-cell/>
          <table:table-cell table:formula="of:=IF(([.G22] = 2); 1; 0)" office:value-type="float" office:value="1">
            <text:p>1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0">
            <text:p>0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6">
            <text:p>6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6"/>
          <table:table-cell table:formula="of:=VLOOKUP(([.X22]); ([Sheet2.$B$2:.$U$15]); (4); (0))" office:value-type="float" office:value="0">
            <text:p>0</text:p>
          </table:table-cell>
          <table:table-cell table:formula="of:=[.X22]" office:value-type="string" office:string-value="The Consistent Waterbottles">
            <text:p>The Consistent Waterbottles</text:p>
          </table:table-cell>
          <table:table-cell table:formula="of:=IF(([.G22] = 2); [.L22]; 0)" office:value-type="float" office:value="6">
            <text:p>6</text:p>
          </table:table-cell>
          <table:table-cell table:formula="of:=[.AK22]*[.AM22]" office:value-type="float" office:value="0">
            <text:p>0</text:p>
          </table:table-cell>
          <table:table-cell table:formula="of:=IF(([.G22] = 1); ([.AK22]*0.5); 0)" office:value-type="float" office:value="0">
            <text:p>0</text:p>
          </table:table-cell>
          <table:table-cell table:formula="of:=[.AN22]+[.AO2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3]-[.D23]" office:value-type="float" office:value="5">
            <text:p>5</text:p>
          </table:table-cell>
          <table:table-cell/>
          <table:table-cell table:formula="of:=IF(([.G23] = 2); [.C23]; 0)" office:value-type="float" office:value="7">
            <text:p>7</text:p>
          </table:table-cell>
          <table:table-cell/>
          <table:table-cell table:formula="of:=IF(([.G23] = 2); 1; 0)" office:value-type="float" office:value="1">
            <text:p>1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0">
            <text:p>0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5">
            <text:p>5</text:p>
          </table:table-cell>
          <table:table-cell table:formula="of:=[.Z23]*[.Y23]" office:value-type="float" office:value="20">
            <text:p>20</text:p>
          </table:table-cell>
          <table:table-cell/>
          <table:table-cell/>
          <table:table-cell table:formula="of:=[.AA23] + ([.AC23]*[.Y23]*[.AD$2])" office:value-type="float" office:value="20">
            <text:p>20</text:p>
          </table:table-cell>
          <table:table-cell table:number-columns-repeated="6"/>
          <table:table-cell table:formula="of:=VLOOKUP(([.X23]); ([Sheet2.$B$2:.$U$15]); (4); (0))" office:value-type="float" office:value="4">
            <text:p>4</text:p>
          </table:table-cell>
          <table:table-cell table:formula="of:=[.X23]" office:value-type="string" office:string-value="Puck Bunnies">
            <text:p>Puck Bunnies</text:p>
          </table:table-cell>
          <table:table-cell table:formula="of:=IF(([.G23] = 2); [.L23]; 0)" office:value-type="float" office:value="5">
            <text:p>5</text:p>
          </table:table-cell>
          <table:table-cell table:formula="of:=[.AK23]*[.AM23]" office:value-type="float" office:value="20">
            <text:p>20</text:p>
          </table:table-cell>
          <table:table-cell table:formula="of:=IF(([.G23] = 1); ([.AK23]*0.5); 0)" office:value-type="float" office:value="0">
            <text:p>0</text:p>
          </table:table-cell>
          <table:table-cell table:formula="of:=[.AN23]+[.AO23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32">
            <text:p>32</text:p>
          </table:table-cell>
          <table:table-cell table:formula="of:=SUM([.D18:.D23])" office:value-type="float" office:value="12">
            <text:p>12</text:p>
          </table:table-cell>
          <table:table-cell/>
          <table:table-cell table:formula="of:=SUM([.F18:.F23])" office:value-type="float" office:value="15">
            <text:p>15</text:p>
          </table:table-cell>
          <table:table-cell table:formula="of:=SUM([.G18:.G23])" office:value-type="float" office:value="12">
            <text:p>12</text:p>
          </table:table-cell>
          <table:table-cell table:formula="of:=SUM([.H18:.H23])" office:value-type="float" office:value="6">
            <text:p>6</text:p>
          </table:table-cell>
          <table:table-cell table:number-columns-repeated="3"/>
          <table:table-cell table:formula="of:=[.C24]-[.D24]" office:value-type="float" office:value="20">
            <text:p>20</text:p>
          </table:table-cell>
          <table:table-cell/>
          <table:table-cell table:formula="of:=SUM([.N18:.N23])" office:value-type="float" office:value="32">
            <text:p>32</text:p>
          </table:table-cell>
          <table:table-cell/>
          <table:table-cell table:formula="of:=SUM([.P18:.P23])" office:value-type="float" office:value="6">
            <text:p>6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0">
            <text:p>0</text:p>
          </table:table-cell>
          <table:table-cell table:number-columns-repeated="4"/>
          <table:table-cell table:formula="of:=SUM([.AA18:.AA23])" office:value-type="float" office:value="40">
            <text:p>40</text:p>
          </table:table-cell>
          <table:table-cell table:number-columns-repeated="2"/>
          <table:table-cell table:formula="of:=SUM([.AD18:.AD23])" office:value-type="float" office:value="40">
            <text:p>4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4.33333333333333">
            <text:p>4.3333333333</text:p>
          </table:table-cell>
          <table:table-cell table:formula="of:=[.D31]/[.H31]" office:value-type="float" office:value="2.66666666666667">
            <text:p>2.6666666667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66666666666667">
            <text:p>1.6666666667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5">
            <text:p>5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4">
            <text:p>4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9">
            <text:p>9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7.66666666666667">
            <text:p>7.6666666667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6">
            <text:p>6</text:p>
          </table:table-cell>
          <table:table-cell table:formula="of:=+[.AD31]/[.H31]" office:value-type="float" office:value="8.66666666666667">
            <text:p>8.6666666667</text:p>
          </table:table-cell>
          <table:table-cell/>
          <table:table-cell table:formula="of:=[.H31]" office:value-type="float" office:value="6">
            <text:p>6</text:p>
          </table:table-cell>
          <table:table-cell table:formula="of:=[.G31]" office:value-type="float" office:value="9">
            <text:p>9</text:p>
          </table:table-cell>
          <table:table-cell table:formula="of:=([.AH25]/([.AG25]*2))*100" office:value-type="float" office:value="75">
            <text:p>75</text:p>
          </table:table-cell>
          <table:table-cell table:formula="of:=[.AI25]" office:value-type="float" office:value="75">
            <text:p>75</text:p>
          </table:table-cell>
          <table:table-cell table:formula="of:=VLOOKUP(([.X25]); ([Sheet2.$B$2:.$U$15]); (4); (0))" office:value-type="float" office:value="12">
            <text:p>12</text:p>
          </table:table-cell>
          <table:table-cell table:formula="of:=[.X25]" office:value-type="string" office:string-value="Dirty Mike &amp; the Boys">
            <text:p>Dirty Mike &amp; the Boys</text:p>
          </table:table-cell>
          <table:table-cell table:formula="of:=IF(([.G25] = 2); [.L25]; 0)" office:value-type="float" office:value="0">
            <text:p>0</text:p>
          </table:table-cell>
          <table:table-cell table:formula="of:=[.AK25]*[.AM25]" office:value-type="float" office:value="0">
            <text:p>0</text:p>
          </table:table-cell>
          <table:table-cell table:formula="of:=IF(([.G25] = 1); ([.AK25]*0.5); 0)" office:value-type="float" office:value="0">
            <text:p>0</text:p>
          </table:table-cell>
          <table:table-cell table:formula="of:=[.AN25]+[.AO25]" office:value-type="float" office:value="0">
            <text:p>0</text:p>
          </table:table-cell>
          <table:table-cell table:formula="of:=SUM([.AP25:.AP30])/[.H31]" office:value-type="float" office:value="8.5">
            <text:p>8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6"/>
          <table:table-cell table:formula="of:=VLOOKUP(([.X26]); ([Sheet2.$B$2:.$U$15]); (4); (0))" office:value-type="float" office:value="10">
            <text:p>10</text:p>
          </table:table-cell>
          <table:table-cell table:formula="of:=[.X26]" office:value-type="string" office:string-value="Honey Nut Chelios">
            <text:p>Honey Nut Chelios</text:p>
          </table:table-cell>
          <table:table-cell table:formula="of:=IF(([.G26] = 2); [.L26]; 0)" office:value-type="float" office:value="0">
            <text:p>0</text:p>
          </table:table-cell>
          <table:table-cell table:formula="of:=[.AK26]*[.AM26]" office:value-type="float" office:value="0">
            <text:p>0</text:p>
          </table:table-cell>
          <table:table-cell table:formula="of:=IF(([.G26] = 1); ([.AK26]*0.5); 0)" office:value-type="float" office:value="5">
            <text:p>5</text:p>
          </table:table-cell>
          <table:table-cell table:formula="of:=[.AN26]+[.AO26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6"/>
          <table:table-cell table:formula="of:=VLOOKUP(([.X27]); ([Sheet2.$B$2:.$U$15]); (4); (0))" office:value-type="float" office:value="4">
            <text:p>4</text:p>
          </table:table-cell>
          <table:table-cell table:formula="of:=[.X27]" office:value-type="string" office:string-value="Puck Bunnies">
            <text:p>Puck Bunnies</text:p>
          </table:table-cell>
          <table:table-cell table:formula="of:=IF(([.G27] = 2); [.L27]; 0)" office:value-type="float" office:value="3">
            <text:p>3</text:p>
          </table:table-cell>
          <table:table-cell table:formula="of:=[.AK27]*[.AM27]" office:value-type="float" office:value="12">
            <text:p>12</text:p>
          </table:table-cell>
          <table:table-cell table:formula="of:=IF(([.G27] = 1); ([.AK27]*0.5); 0)" office:value-type="float" office:value="0">
            <text:p>0</text:p>
          </table:table-cell>
          <table:table-cell table:formula="of:=[.AN27]+[.AO27]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6"/>
          <table:table-cell table:formula="of:=VLOOKUP(([.X28]); ([Sheet2.$B$2:.$U$15]); (4); (0))" office:value-type="float" office:value="1">
            <text:p>1</text:p>
          </table:table-cell>
          <table:table-cell table:formula="of:=[.X28]" office:value-type="string" office:string-value="Specs Offenders">
            <text:p>Specs Offenders</text:p>
          </table:table-cell>
          <table:table-cell table:formula="of:=IF(([.G28] = 2); [.L28]; 0)" office:value-type="float" office:value="3">
            <text:p>3</text:p>
          </table:table-cell>
          <table:table-cell table:formula="of:=[.AK28]*[.AM28]" office:value-type="float" office:value="3">
            <text:p>3</text:p>
          </table:table-cell>
          <table:table-cell table:formula="of:=IF(([.G28] = 1); ([.AK28]*0.5); 0)" office:value-type="float" office:value="0">
            <text:p>0</text:p>
          </table:table-cell>
          <table:table-cell table:formula="of:=[.AN28]+[.AO28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9]-[.D29]" office:value-type="float" office:value="3">
            <text:p>3</text:p>
          </table:table-cell>
          <table:table-cell/>
          <table:table-cell table:formula="of:=IF(([.G29] = 2); [.C29]; 0)" office:value-type="float" office:value="6">
            <text:p>6</text:p>
          </table:table-cell>
          <table:table-cell/>
          <table:table-cell table:formula="of:=IF(([.G29] = 2); 1; 0)" office:value-type="float" office:value="1">
            <text:p>1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0">
            <text:p>0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29] = 2); [.L29]; 0)" office:value-type="float" office:value="3">
            <text:p>3</text:p>
          </table:table-cell>
          <table:table-cell table:formula="of:=[.Z29]*[.Y29]" office:value-type="float" office:value="15">
            <text:p>15</text:p>
          </table:table-cell>
          <table:table-cell/>
          <table:table-cell/>
          <table:table-cell table:formula="of:=[.AA29] + ([.AC29]*[.Y29]*[.AD$2])" office:value-type="float" office:value="15">
            <text:p>15</text:p>
          </table:table-cell>
          <table:table-cell table:number-columns-repeated="6"/>
          <table:table-cell table:formula="of:=VLOOKUP(([.X29]); ([Sheet2.$B$2:.$U$15]); (4); (0))" office:value-type="float" office:value="5">
            <text:p>5</text:p>
          </table:table-cell>
          <table:table-cell table:formula="of:=[.X29]" office:value-type="string" office:string-value="David R Ceriton School of Super Friends">
            <text:p>David R Ceriton School of Super Friends</text:p>
          </table:table-cell>
          <table:table-cell table:formula="of:=IF(([.G29] = 2); [.L29]; 0)" office:value-type="float" office:value="3">
            <text:p>3</text:p>
          </table:table-cell>
          <table:table-cell table:formula="of:=[.AK29]*[.AM29]" office:value-type="float" office:value="15">
            <text:p>15</text:p>
          </table:table-cell>
          <table:table-cell table:formula="of:=IF(([.G29] = 1); ([.AK29]*0.5); 0)" office:value-type="float" office:value="0">
            <text:p>0</text:p>
          </table:table-cell>
          <table:table-cell table:formula="of:=[.AN29]+[.AO2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0]-[.D30]" office:value-type="float" office:value="2">
            <text:p>2</text:p>
          </table:table-cell>
          <table:table-cell/>
          <table:table-cell table:formula="of:=IF(([.G30] = 2); [.C30]; 0)" office:value-type="float" office:value="6">
            <text:p>6</text:p>
          </table:table-cell>
          <table:table-cell/>
          <table:table-cell table:formula="of:=IF(([.G30] = 2); 1; 0)" office:value-type="float" office:value="1">
            <text:p>1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0">
            <text:p>0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30] = 2); [.L30]; 0)" office:value-type="float" office:value="2">
            <text:p>2</text:p>
          </table:table-cell>
          <table:table-cell table:formula="of:=[.Z30]*[.Y30]" office:value-type="float" office:value="16">
            <text:p>16</text:p>
          </table:table-cell>
          <table:table-cell/>
          <table:table-cell/>
          <table:table-cell table:formula="of:=[.AA30] + ([.AC30]*[.Y30]*[.AD$2])" office:value-type="float" office:value="16">
            <text:p>16</text:p>
          </table:table-cell>
          <table:table-cell table:number-columns-repeated="6"/>
          <table:table-cell table:formula="of:=VLOOKUP(([.X30]); ([Sheet2.$B$2:.$U$15]); (4); (0))" office:value-type="float" office:value="8">
            <text:p>8</text:p>
          </table:table-cell>
          <table:table-cell table:formula="of:=[.X30]" office:value-type="string" office:string-value="Teach Me How to Doughty">
            <text:p>Teach Me How to Doughty</text:p>
          </table:table-cell>
          <table:table-cell table:formula="of:=IF(([.G30] = 2); [.L30]; 0)" office:value-type="float" office:value="2">
            <text:p>2</text:p>
          </table:table-cell>
          <table:table-cell table:formula="of:=[.AK30]*[.AM30]" office:value-type="float" office:value="16">
            <text:p>16</text:p>
          </table:table-cell>
          <table:table-cell table:formula="of:=IF(([.G30] = 1); ([.AK30]*0.5); 0)" office:value-type="float" office:value="0">
            <text:p>0</text:p>
          </table:table-cell>
          <table:table-cell table:formula="of:=[.AN30]+[.AO30]"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26">
            <text:p>26</text:p>
          </table:table-cell>
          <table:table-cell table:formula="of:=SUM([.D25:.D30])" office:value-type="float" office:value="16">
            <text:p>16</text:p>
          </table:table-cell>
          <table:table-cell/>
          <table:table-cell table:formula="of:=SUM([.F25:.F30])" office:value-type="float" office:value="18">
            <text:p>18</text:p>
          </table:table-cell>
          <table:table-cell table:formula="of:=SUM([.G25:.G30])" office:value-type="float" office:value="9">
            <text:p>9</text:p>
          </table:table-cell>
          <table:table-cell table:formula="of:=SUM([.H25:.H30])" office:value-type="float" office:value="6">
            <text:p>6</text:p>
          </table:table-cell>
          <table:table-cell table:number-columns-repeated="3"/>
          <table:table-cell table:formula="of:=[.C31]-[.D31]" office:value-type="float" office:value="10">
            <text:p>10</text:p>
          </table:table-cell>
          <table:table-cell/>
          <table:table-cell table:formula="of:=SUM([.N25:.N30])" office:value-type="float" office:value="20">
            <text:p>20</text:p>
          </table:table-cell>
          <table:table-cell/>
          <table:table-cell table:formula="of:=SUM([.P25:.P30])" office:value-type="float" office:value="4">
            <text:p>4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1">
            <text:p>1</text:p>
          </table:table-cell>
          <table:table-cell table:number-columns-repeated="4"/>
          <table:table-cell table:formula="of:=SUM([.AA25:.AA30])" office:value-type="float" office:value="46">
            <text:p>46</text:p>
          </table:table-cell>
          <table:table-cell table:number-columns-repeated="2"/>
          <table:table-cell table:formula="of:=SUM([.AD25:.AD30])" office:value-type="float" office:value="52">
            <text:p>52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3.66666666666667">
            <text:p>3.6666666667</text:p>
          </table:table-cell>
          <table:table-cell table:formula="of:=[.D38]/[.H38]" office:value-type="float" office:value="2.83333333333333">
            <text:p>2.8333333333</text:p>
          </table:table-cell>
          <table:table-cell table:formula="of:=[.F38]/[.H38]" office:value-type="float" office:value="2.83333333333333">
            <text:p>2.8333333333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0.833333333333333">
            <text:p>0.8333333333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4.25">
            <text:p>4.2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2.5">
            <text:p>2.5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8">
            <text:p>8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6">
            <text:p>6</text:p>
          </table:table-cell>
          <table:table-cell table:formula="of:=[.AA38]/[.H38]" office:value-type="float" office:value="1">
            <text:p>1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6">
            <text:p>6</text:p>
          </table:table-cell>
          <table:table-cell table:formula="of:=+[.AD38]/[.H38]" office:value-type="float" office:value="1">
            <text:p>1</text:p>
          </table:table-cell>
          <table:table-cell/>
          <table:table-cell table:formula="of:=[.H38]" office:value-type="float" office:value="6">
            <text:p>6</text:p>
          </table:table-cell>
          <table:table-cell table:formula="of:=[.G38]" office:value-type="float" office:value="8">
            <text:p>8</text:p>
          </table:table-cell>
          <table:table-cell table:formula="of:=([.AH32]/([.AG32]*2))*100" office:value-type="float" office:value="66.6666666666667">
            <text:p>66.6666666667</text:p>
          </table:table-cell>
          <table:table-cell table:formula="of:=[.AI32]" office:value-type="float" office:value="66.6666666666667">
            <text:p>66.6666666667</text:p>
          </table:table-cell>
          <table:table-cell table:formula="of:=VLOOKUP(([.X32]); ([Sheet2.$B$2:.$U$15]); (4); (0))" office:value-type="float" office:value="6">
            <text:p>6</text:p>
          </table:table-cell>
          <table:table-cell table:formula="of:=[.X32]" office:value-type="string" office:string-value="Seekers">
            <text:p>Seekers</text:p>
          </table:table-cell>
          <table:table-cell table:formula="of:=IF(([.G32] = 2); [.L32]; 0)" office:value-type="float" office:value="1">
            <text:p>1</text:p>
          </table:table-cell>
          <table:table-cell table:formula="of:=[.AK32]*[.AM32]" office:value-type="float" office:value="6">
            <text:p>6</text:p>
          </table:table-cell>
          <table:table-cell table:formula="of:=IF(([.G32] = 1); ([.AK32]*0.5); 0)" office:value-type="float" office:value="0">
            <text:p>0</text:p>
          </table:table-cell>
          <table:table-cell table:formula="of:=[.AN32]+[.AO32]" office:value-type="float" office:value="6">
            <text:p>6</text:p>
          </table:table-cell>
          <table:table-cell table:formula="of:=SUM([.AP32:.AP37])/[.H38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6"/>
          <table:table-cell table:formula="of:=VLOOKUP(([.X33]); ([Sheet2.$B$2:.$U$15]); (4); (0))" office:value-type="float" office:value="12">
            <text:p>12</text:p>
          </table:table-cell>
          <table:table-cell table:formula="of:=[.X33]" office:value-type="string" office:string-value="Pucked Up">
            <text:p>Pucked Up</text:p>
          </table:table-cell>
          <table:table-cell table:formula="of:=IF(([.G33] = 2); [.L33]; 0)" office:value-type="float" office:value="0">
            <text:p>0</text:p>
          </table:table-cell>
          <table:table-cell table:formula="of:=[.AK33]*[.AM33]" office:value-type="float" office:value="0">
            <text:p>0</text:p>
          </table:table-cell>
          <table:table-cell table:formula="of:=IF(([.G33] = 1); ([.AK33]*0.5); 0)" office:value-type="float" office:value="0">
            <text:p>0</text:p>
          </table:table-cell>
          <table:table-cell table:formula="of:=[.AN33]+[.AO33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6"/>
          <table:table-cell table:formula="of:=VLOOKUP(([.X34]); ([Sheet2.$B$2:.$U$15]); (4); (0))" office:value-type="float" office:value="0">
            <text:p>0</text:p>
          </table:table-cell>
          <table:table-cell table:formula="of:=[.X34]" office:value-type="string" office:string-value="The Consistent Waterbottles">
            <text:p>The Consistent Waterbottles</text:p>
          </table:table-cell>
          <table:table-cell table:formula="of:=IF(([.G34] = 2); [.L34]; 0)" office:value-type="float" office:value="6">
            <text:p>6</text:p>
          </table:table-cell>
          <table:table-cell table:formula="of:=[.AK34]*[.AM34]" office:value-type="float" office:value="0">
            <text:p>0</text:p>
          </table:table-cell>
          <table:table-cell table:formula="of:=IF(([.G34] = 1); ([.AK34]*0.5); 0)" office:value-type="float" office:value="0">
            <text:p>0</text:p>
          </table:table-cell>
          <table:table-cell table:formula="of:=[.AN34]+[.AO3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6"/>
          <table:table-cell table:formula="of:=VLOOKUP(([.X35]); ([Sheet2.$B$2:.$U$15]); (4); (0))" office:value-type="float" office:value="0">
            <text:p>0</text:p>
          </table:table-cell>
          <table:table-cell table:formula="of:=[.X35]" office:value-type="string" office:string-value="The Big Mason Jars">
            <text:p>The Big Mason Jars</text:p>
          </table:table-cell>
          <table:table-cell table:formula="of:=IF(([.G35] = 2); [.L35]; 0)" office:value-type="float" office:value="4">
            <text:p>4</text:p>
          </table:table-cell>
          <table:table-cell table:formula="of:=[.AK35]*[.AM35]" office:value-type="float" office:value="0">
            <text:p>0</text:p>
          </table:table-cell>
          <table:table-cell table:formula="of:=IF(([.G35] = 1); ([.AK35]*0.5); 0)" office:value-type="float" office:value="0">
            <text:p>0</text:p>
          </table:table-cell>
          <table:table-cell table:formula="of:=[.AN35]+[.AO35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6]-[.D36]" office:value-type="float" office:value="2">
            <text:p>2</text:p>
          </table:table-cell>
          <table:table-cell/>
          <table:table-cell table:formula="of:=IF(([.G36] = 2); [.C36]; 0)" office:value-type="float" office:value="2">
            <text:p>2</text:p>
          </table:table-cell>
          <table:table-cell/>
          <table:table-cell table:formula="of:=IF(([.G36] = 2); 1; 0)" office:value-type="float" office:value="1">
            <text:p>1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0">
            <text:p>0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2">
            <text:p>2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6"/>
          <table:table-cell table:formula="of:=VLOOKUP(([.X36]); ([Sheet2.$B$2:.$U$15]); (4); (0))" office:value-type="float" office:value="0">
            <text:p>0</text:p>
          </table:table-cell>
          <table:table-cell table:formula="of:=[.X36]" office:value-type="string" office:string-value="The Consistent Waterbottles">
            <text:p>The Consistent Waterbottles</text:p>
          </table:table-cell>
          <table:table-cell table:formula="of:=IF(([.G36] = 2); [.L36]; 0)" office:value-type="float" office:value="2">
            <text:p>2</text:p>
          </table:table-cell>
          <table:table-cell table:formula="of:=[.AK36]*[.AM36]" office:value-type="float" office:value="0">
            <text:p>0</text:p>
          </table:table-cell>
          <table:table-cell table:formula="of:=IF(([.G36] = 1); ([.AK36]*0.5); 0)" office:value-type="float" office:value="0">
            <text:p>0</text:p>
          </table:table-cell>
          <table:table-cell table:formula="of:=[.AN36]+[.AO36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7]-[.D37]" office:value-type="float" office:value="-2">
            <text:p>-2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4">
            <text:p>4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6"/>
          <table:table-cell table:formula="of:=VLOOKUP(([.X37]); ([Sheet2.$B$2:.$U$15]); (4); (0))" office:value-type="float" office:value="9">
            <text:p>9</text:p>
          </table:table-cell>
          <table:table-cell table:formula="of:=[.X37]" office:value-type="string" office:string-value="Alaskan Oil Exchange 6.9">
            <text:p>Alaskan Oil Exchange 6.9</text:p>
          </table:table-cell>
          <table:table-cell table:formula="of:=IF(([.G37] = 2); [.L37]; 0)" office:value-type="float" office:value="0">
            <text:p>0</text:p>
          </table:table-cell>
          <table:table-cell table:formula="of:=[.AK37]*[.AM37]" office:value-type="float" office:value="0">
            <text:p>0</text:p>
          </table:table-cell>
          <table:table-cell table:formula="of:=IF(([.G37] = 1); ([.AK37]*0.5); 0)" office:value-type="float" office:value="0">
            <text:p>0</text:p>
          </table:table-cell>
          <table:table-cell table:formula="of:=[.AN37]+[.AO37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22">
            <text:p>22</text:p>
          </table:table-cell>
          <table:table-cell table:formula="of:=SUM([.D32:.D37])" office:value-type="float" office:value="17">
            <text:p>17</text:p>
          </table:table-cell>
          <table:table-cell/>
          <table:table-cell table:formula="of:=SUM([.F32:.F37])" office:value-type="float" office:value="17">
            <text:p>17</text:p>
          </table:table-cell>
          <table:table-cell table:formula="of:=SUM([.G32:.G37])" office:value-type="float" office:value="8">
            <text:p>8</text:p>
          </table:table-cell>
          <table:table-cell table:formula="of:=SUM([.H32:.H37])" office:value-type="float" office:value="6">
            <text:p>6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7">
            <text:p>17</text:p>
          </table:table-cell>
          <table:table-cell/>
          <table:table-cell table:formula="of:=SUM([.P32:.P37])" office:value-type="float" office:value="4">
            <text:p>4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5">
            <text:p>5</text:p>
          </table:table-cell>
          <table:table-cell/>
          <table:table-cell table:style-name="Default" table:formula="of:=SUM([.V32:.V37])" office:value-type="float" office:value="2">
            <text:p>2</text:p>
          </table:table-cell>
          <table:table-cell table:number-columns-repeated="4"/>
          <table:table-cell table:formula="of:=SUM([.AA32:.AA37])" office:value-type="float" office:value="6">
            <text:p>6</text:p>
          </table:table-cell>
          <table:table-cell table:number-columns-repeated="2"/>
          <table:table-cell table:formula="of:=SUM([.AD32:.AD37])"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">
            <text:p>2</text:p>
          </table:table-cell>
          <table:table-cell table:formula="of:=[.F45]/[.H45]" office:value-type="float" office:value="2.5">
            <text:p>2.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5">
            <text:p>2.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5.25">
            <text:p>5.25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3">
            <text:p>3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8">
            <text:p>8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33333333333333">
            <text:p>1.3333333333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33333333333333">
            <text:p>1.3333333333</text:p>
          </table:table-cell>
          <table:table-cell/>
          <table:table-cell table:formula="of:=[.H45]" office:value-type="float" office:value="6">
            <text:p>6</text:p>
          </table:table-cell>
          <table:table-cell table:formula="of:=[.G45]" office:value-type="float" office:value="8">
            <text:p>8</text:p>
          </table:table-cell>
          <table:table-cell table:formula="of:=([.AH39]/([.AG39]*2))*100" office:value-type="float" office:value="66.6666666666667">
            <text:p>66.6666666667</text:p>
          </table:table-cell>
          <table:table-cell table:formula="of:=[.AI39]" office:value-type="float" office:value="66.6666666666667">
            <text:p>66.6666666667</text:p>
          </table:table-cell>
          <table:table-cell table:formula="of:=VLOOKUP(([.X39]); ([Sheet2.$B$2:.$U$15]); (4); (0))" office:value-type="float" office:value="0">
            <text:p>0</text:p>
          </table:table-cell>
          <table:table-cell table:formula="of:=[.X39]" office:value-type="string" office:string-value="The Big Mason Jars">
            <text:p>The Big Mason Jars</text:p>
          </table:table-cell>
          <table:table-cell table:formula="of:=IF(([.G39] = 2); [.L39]; 0)" office:value-type="float" office:value="4">
            <text:p>4</text:p>
          </table:table-cell>
          <table:table-cell table:formula="of:=[.AK39]*[.AM39]" office:value-type="float" office:value="0">
            <text:p>0</text:p>
          </table:table-cell>
          <table:table-cell table:formula="of:=IF(([.G39] = 1); ([.AK39]*0.5); 0)" office:value-type="float" office:value="0">
            <text:p>0</text:p>
          </table:table-cell>
          <table:table-cell table:formula="of:=[.AN39]+[.AO39]" office:value-type="float" office:value="0">
            <text:p>0</text:p>
          </table:table-cell>
          <table:table-cell table:formula="of:=SUM([.AP39:.AP44])/[.H45]" office:value-type="float" office:value="1.33333333333333">
            <text:p>1.333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6"/>
          <table:table-cell table:formula="of:=VLOOKUP(([.X40]); ([Sheet2.$B$2:.$U$15]); (4); (0))" office:value-type="float" office:value="1">
            <text:p>1</text:p>
          </table:table-cell>
          <table:table-cell table:formula="of:=[.X40]" office:value-type="string" office:string-value="Specs Offenders">
            <text:p>Specs Offenders</text:p>
          </table:table-cell>
          <table:table-cell table:formula="of:=IF(([.G40] = 2); [.L40]; 0)" office:value-type="float" office:value="6">
            <text:p>6</text:p>
          </table:table-cell>
          <table:table-cell table:formula="of:=[.AK40]*[.AM40]" office:value-type="float" office:value="6">
            <text:p>6</text:p>
          </table:table-cell>
          <table:table-cell table:formula="of:=IF(([.G40] = 1); ([.AK40]*0.5); 0)" office:value-type="float" office:value="0">
            <text:p>0</text:p>
          </table:table-cell>
          <table:table-cell table:formula="of:=[.AN40]+[.AO40]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6"/>
          <table:table-cell table:formula="of:=VLOOKUP(([.X41]); ([Sheet2.$B$2:.$U$15]); (4); (0))" office:value-type="float" office:value="12">
            <text:p>12</text:p>
          </table:table-cell>
          <table:table-cell table:formula="of:=[.X41]" office:value-type="string" office:string-value="Dirty Mike &amp; the Boys">
            <text:p>Dirty Mike &amp; the Boys</text:p>
          </table:table-cell>
          <table:table-cell table:formula="of:=IF(([.G41] = 2); [.L41]; 0)" office:value-type="float" office:value="0">
            <text:p>0</text:p>
          </table:table-cell>
          <table:table-cell table:formula="of:=[.AK41]*[.AM41]" office:value-type="float" office:value="0">
            <text:p>0</text:p>
          </table:table-cell>
          <table:table-cell table:formula="of:=IF(([.G41] = 1); ([.AK41]*0.5); 0)" office:value-type="float" office:value="0">
            <text:p>0</text:p>
          </table:table-cell>
          <table:table-cell table:formula="of:=[.AN41]+[.AO4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6"/>
          <table:table-cell table:formula="of:=VLOOKUP(([.X42]); ([Sheet2.$B$2:.$U$15]); (4); (0))" office:value-type="float" office:value="6">
            <text:p>6</text:p>
          </table:table-cell>
          <table:table-cell table:formula="of:=[.X42]" office:value-type="string" office:string-value="Seekers">
            <text:p>Seekers</text:p>
          </table:table-cell>
          <table:table-cell table:formula="of:=IF(([.G42] = 2); [.L42]; 0)" office:value-type="float" office:value="0">
            <text:p>0</text:p>
          </table:table-cell>
          <table:table-cell table:formula="of:=[.AK42]*[.AM42]" office:value-type="float" office:value="0">
            <text:p>0</text:p>
          </table:table-cell>
          <table:table-cell table:formula="of:=IF(([.G42] = 1); ([.AK42]*0.5); 0)" office:value-type="float" office:value="0">
            <text:p>0</text:p>
          </table:table-cell>
          <table:table-cell table:formula="of:=[.AN42]+[.AO4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6"/>
          <table:table-cell table:formula="of:=VLOOKUP(([.X43]); ([Sheet2.$B$2:.$U$15]); (4); (0))" office:value-type="float" office:value="0">
            <text:p>0</text:p>
          </table:table-cell>
          <table:table-cell table:formula="of:=[.X43]" office:value-type="string" office:string-value="The Big Mason Jars">
            <text:p>The Big Mason Jars</text:p>
          </table:table-cell>
          <table:table-cell table:formula="of:=IF(([.G43] = 2); [.L43]; 0)" office:value-type="float" office:value="6">
            <text:p>6</text:p>
          </table:table-cell>
          <table:table-cell table:formula="of:=[.AK43]*[.AM43]" office:value-type="float" office:value="0">
            <text:p>0</text:p>
          </table:table-cell>
          <table:table-cell table:formula="of:=IF(([.G43] = 1); ([.AK43]*0.5); 0)" office:value-type="float" office:value="0">
            <text:p>0</text:p>
          </table:table-cell>
          <table:table-cell table:formula="of:=[.AN43]+[.AO43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4]-[.D44]" office:value-type="float" office:value="2">
            <text:p>2</text:p>
          </table:table-cell>
          <table:table-cell/>
          <table:table-cell table:formula="of:=IF(([.G44] = 2); [.C44]; 0)" office:value-type="float" office:value="3">
            <text:p>3</text:p>
          </table:table-cell>
          <table:table-cell/>
          <table:table-cell table:formula="of:=IF(([.G44] = 2); 1; 0)" office:value-type="float" office:value="1">
            <text:p>1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0">
            <text:p>0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2">
            <text:p>2</text:p>
          </table:table-cell>
          <table:table-cell table:formula="of:=[.Z44]*[.Y44]" office:value-type="float" office:value="2">
            <text:p>2</text:p>
          </table:table-cell>
          <table:table-cell/>
          <table:table-cell/>
          <table:table-cell table:formula="of:=[.AA44] + ([.AC44]*[.Y44]*[.AD$2])" office:value-type="float" office:value="2">
            <text:p>2</text:p>
          </table:table-cell>
          <table:table-cell table:number-columns-repeated="6"/>
          <table:table-cell table:formula="of:=VLOOKUP(([.X44]); ([Sheet2.$B$2:.$U$15]); (4); (0))" office:value-type="float" office:value="1">
            <text:p>1</text:p>
          </table:table-cell>
          <table:table-cell table:formula="of:=[.X44]" office:value-type="string" office:string-value="Specs Offenders">
            <text:p>Specs Offenders</text:p>
          </table:table-cell>
          <table:table-cell table:formula="of:=IF(([.G44] = 2); [.L44]; 0)" office:value-type="float" office:value="2">
            <text:p>2</text:p>
          </table:table-cell>
          <table:table-cell table:formula="of:=[.AK44]*[.AM44]" office:value-type="float" office:value="2">
            <text:p>2</text:p>
          </table:table-cell>
          <table:table-cell table:formula="of:=IF(([.G44] = 1); ([.AK44]*0.5); 0)" office:value-type="float" office:value="0">
            <text:p>0</text:p>
          </table:table-cell>
          <table:table-cell table:formula="of:=[.AN44]+[.AO44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7">
            <text:p>27</text:p>
          </table:table-cell>
          <table:table-cell table:formula="of:=SUM([.D39:.D44])" office:value-type="float" office:value="12">
            <text:p>12</text:p>
          </table:table-cell>
          <table:table-cell/>
          <table:table-cell table:formula="of:=SUM([.F39:.F44])" office:value-type="float" office:value="15">
            <text:p>15</text:p>
          </table:table-cell>
          <table:table-cell table:formula="of:=SUM([.G39:.G44])" office:value-type="float" office:value="8">
            <text:p>8</text:p>
          </table:table-cell>
          <table:table-cell table:formula="of:=SUM([.H39:.H44])" office:value-type="float" office:value="6">
            <text:p>6</text:p>
          </table:table-cell>
          <table:table-cell table:number-columns-repeated="3"/>
          <table:table-cell table:formula="of:=[.C45]-[.D45]" office:value-type="float" office:value="15">
            <text:p>15</text:p>
          </table:table-cell>
          <table:table-cell/>
          <table:table-cell table:formula="of:=SUM([.N39:.N44])" office:value-type="float" office:value="21">
            <text:p>21</text:p>
          </table:table-cell>
          <table:table-cell/>
          <table:table-cell table:formula="of:=SUM([.P39:.P44])" office:value-type="float" office:value="4">
            <text:p>4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2">
            <text:p>2</text:p>
          </table:table-cell>
          <table:table-cell table:number-columns-repeated="4"/>
          <table:table-cell table:formula="of:=SUM([.AA39:.AA44])" office:value-type="float" office:value="8">
            <text:p>8</text:p>
          </table:table-cell>
          <table:table-cell table:number-columns-repeated="2"/>
          <table:table-cell table:formula="of:=SUM([.AD39:.AD44])"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1.33333333333333">
            <text:p>1.3333333333</text:p>
          </table:table-cell>
          <table:table-cell table:formula="of:=[.D52]/[.H52]" office:value-type="float" office:value="3.66666666666667">
            <text:p>3.6666666667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2.33333333333333">
            <text:p>-2.3333333333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0833333333333333">
            <text:p>0.0833333333</text:p>
          </table:table-cell>
          <table:table-cell/>
          <table:table-cell table:formula="of:=[.H52]" office:value-type="float" office:value="6">
            <text:p>6</text:p>
          </table:table-cell>
          <table:table-cell table:formula="of:=[.G52]" office:value-type="float" office:value="3">
            <text:p>3</text:p>
          </table:table-cell>
          <table:table-cell table:formula="of:=([.AH46]/([.AG46]*2))*100" office:value-type="float" office:value="25">
            <text:p>25</text:p>
          </table:table-cell>
          <table:table-cell table:formula="of:=[.AI46]" office:value-type="float" office:value="25">
            <text:p>25</text:p>
          </table:table-cell>
          <table:table-cell table:formula="of:=VLOOKUP(([.X46]); ([Sheet2.$B$2:.$U$15]); (4); (0))" office:value-type="float" office:value="1">
            <text:p>1</text:p>
          </table:table-cell>
          <table:table-cell table:formula="of:=[.X46]" office:value-type="string" office:string-value="Specs Offenders">
            <text:p>Specs Offenders</text:p>
          </table:table-cell>
          <table:table-cell table:formula="of:=IF(([.G46] = 2); [.L46]; 0)" office:value-type="float" office:value="0">
            <text:p>0</text:p>
          </table:table-cell>
          <table:table-cell table:formula="of:=[.AK46]*[.AM46]" office:value-type="float" office:value="0">
            <text:p>0</text:p>
          </table:table-cell>
          <table:table-cell table:formula="of:=IF(([.G46] = 1); ([.AK46]*0.5); 0)" office:value-type="float" office:value="0.5">
            <text:p>0.5</text:p>
          </table:table-cell>
          <table:table-cell table:formula="of:=[.AN46]+[.AO46]" office:value-type="float" office:value="0.5">
            <text:p>0.5</text:p>
          </table:table-cell>
          <table:table-cell table:formula="of:=SUM([.AP46:.AP51])/[.H52]" office:value-type="float" office:value="0.0833333333333333">
            <text:p>0.083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6"/>
          <table:table-cell table:formula="of:=VLOOKUP(([.X47]); ([Sheet2.$B$2:.$U$15]); (4); (0))" office:value-type="float" office:value="0">
            <text:p>0</text:p>
          </table:table-cell>
          <table:table-cell table:formula="of:=[.X47]" office:value-type="string" office:string-value="The Big Mason Jars">
            <text:p>The Big Mason Jars</text:p>
          </table:table-cell>
          <table:table-cell table:formula="of:=IF(([.G47] = 2); [.L47]; 0)" office:value-type="float" office:value="2">
            <text:p>2</text:p>
          </table:table-cell>
          <table:table-cell table:formula="of:=[.AK47]*[.AM47]" office:value-type="float" office:value="0">
            <text:p>0</text:p>
          </table:table-cell>
          <table:table-cell table:formula="of:=IF(([.G47] = 1); ([.AK47]*0.5); 0)" office:value-type="float" office:value="0">
            <text:p>0</text:p>
          </table:table-cell>
          <table:table-cell table:formula="of:=[.AN47]+[.AO47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6"/>
          <table:table-cell table:formula="of:=VLOOKUP(([.X48]); ([Sheet2.$B$2:.$U$15]); (4); (0))" office:value-type="float" office:value="4">
            <text:p>4</text:p>
          </table:table-cell>
          <table:table-cell table:formula="of:=[.X48]" office:value-type="string" office:string-value="Puck Bunnies">
            <text:p>Puck Bunnies</text:p>
          </table:table-cell>
          <table:table-cell table:formula="of:=IF(([.G48] = 2); [.L48]; 0)" office:value-type="float" office:value="0">
            <text:p>0</text:p>
          </table:table-cell>
          <table:table-cell table:formula="of:=[.AK48]*[.AM48]" office:value-type="float" office:value="0">
            <text:p>0</text:p>
          </table:table-cell>
          <table:table-cell table:formula="of:=IF(([.G48] = 1); ([.AK48]*0.5); 0)" office:value-type="float" office:value="0">
            <text:p>0</text:p>
          </table:table-cell>
          <table:table-cell table:formula="of:=[.AN48]+[.AO48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6"/>
          <table:table-cell table:formula="of:=VLOOKUP(([.X49]); ([Sheet2.$B$2:.$U$15]); (4); (0))" office:value-type="float" office:value="6">
            <text:p>6</text:p>
          </table:table-cell>
          <table:table-cell table:formula="of:=[.X49]" office:value-type="string" office:string-value="Seekers">
            <text:p>Seekers</text:p>
          </table:table-cell>
          <table:table-cell table:formula="of:=IF(([.G49] = 2); [.L49]; 0)" office:value-type="float" office:value="0">
            <text:p>0</text:p>
          </table:table-cell>
          <table:table-cell table:formula="of:=[.AK49]*[.AM49]" office:value-type="float" office:value="0">
            <text:p>0</text:p>
          </table:table-cell>
          <table:table-cell table:formula="of:=IF(([.G49] = 1); ([.AK49]*0.5); 0)" office:value-type="float" office:value="0">
            <text:p>0</text:p>
          </table:table-cell>
          <table:table-cell table:formula="of:=[.AN49]+[.AO49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0]-[.D50]" office:value-type="float" office:value="-6">
            <text:p>-6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6"/>
          <table:table-cell table:formula="of:=VLOOKUP(([.X50]); ([Sheet2.$B$2:.$U$15]); (4); (0))" office:value-type="float" office:value="6">
            <text:p>6</text:p>
          </table:table-cell>
          <table:table-cell table:formula="of:=[.X50]" office:value-type="string" office:string-value="Seekers">
            <text:p>Seekers</text:p>
          </table:table-cell>
          <table:table-cell table:formula="of:=IF(([.G50] = 2); [.L50]; 0)" office:value-type="float" office:value="0">
            <text:p>0</text:p>
          </table:table-cell>
          <table:table-cell table:formula="of:=[.AK50]*[.AM50]" office:value-type="float" office:value="0">
            <text:p>0</text:p>
          </table:table-cell>
          <table:table-cell table:formula="of:=IF(([.G50] = 1); ([.AK50]*0.5); 0)" office:value-type="float" office:value="0">
            <text:p>0</text:p>
          </table:table-cell>
          <table:table-cell table:formula="of:=[.AN50]+[.AO50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1]-[.D51]" office:value-type="float" office:value="-6">
            <text:p>-6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6"/>
          <table:table-cell table:formula="of:=VLOOKUP(([.X51]); ([Sheet2.$B$2:.$U$15]); (4); (0))" office:value-type="float" office:value="12">
            <text:p>12</text:p>
          </table:table-cell>
          <table:table-cell table:formula="of:=[.X51]" office:value-type="string" office:string-value="Pucked Up">
            <text:p>Pucked Up</text:p>
          </table:table-cell>
          <table:table-cell table:formula="of:=IF(([.G51] = 2); [.L51]; 0)" office:value-type="float" office:value="0">
            <text:p>0</text:p>
          </table:table-cell>
          <table:table-cell table:formula="of:=[.AK51]*[.AM51]" office:value-type="float" office:value="0">
            <text:p>0</text:p>
          </table:table-cell>
          <table:table-cell table:formula="of:=IF(([.G51] = 1); ([.AK51]*0.5); 0)" office:value-type="float" office:value="0">
            <text:p>0</text:p>
          </table:table-cell>
          <table:table-cell table:formula="of:=[.AN51]+[.AO51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22">
            <text:p>22</text:p>
          </table:table-cell>
          <table:table-cell/>
          <table:table-cell table:formula="of:=SUM([.F46:.F51])" office:value-type="float" office:value="18">
            <text:p>18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6">
            <text:p>6</text:p>
          </table:table-cell>
          <table:table-cell table:number-columns-repeated="3"/>
          <table:table-cell table:formula="of:=[.C52]-[.D52]" office:value-type="float" office:value="-14">
            <text:p>-14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13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3.16666666666667">
            <text:p>3.1666666667</text:p>
          </table:table-cell>
          <table:table-cell table:formula="of:=[.D59]/[.H59]" office:value-type="float" office:value="2.83333333333333">
            <text:p>2.8333333333</text:p>
          </table:table-cell>
          <table:table-cell table:formula="of:=[.F59]/[.H59]" office:value-type="float" office:value="2.83333333333333">
            <text:p>2.8333333333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0.333333333333333">
            <text:p>0.3333333333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1.66666666666667">
            <text:p>1.6666666667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5">
            <text:p>5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5">
            <text:p>5</text:p>
          </table:table-cell>
          <table:table-cell table:formula="of:=+[.AD59]/[.H59]" office:value-type="float" office:value="0.833333333333333">
            <text:p>0.8333333333</text:p>
          </table:table-cell>
          <table:table-cell/>
          <table:table-cell table:formula="of:=[.H59]" office:value-type="float" office:value="6">
            <text:p>6</text:p>
          </table:table-cell>
          <table:table-cell table:formula="of:=[.G59]" office:value-type="float" office:value="5">
            <text:p>5</text:p>
          </table:table-cell>
          <table:table-cell table:formula="of:=([.AH53]/([.AG53]*2))*100" office:value-type="float" office:value="41.6666666666667">
            <text:p>41.6666666667</text:p>
          </table:table-cell>
          <table:table-cell table:formula="of:=[.AI53]" office:value-type="float" office:value="41.6666666666667">
            <text:p>41.6666666667</text:p>
          </table:table-cell>
          <table:table-cell table:formula="of:=VLOOKUP(([.X53]); ([Sheet2.$B$2:.$U$15]); (4); (0))" office:value-type="float" office:value="10">
            <text:p>10</text:p>
          </table:table-cell>
          <table:table-cell table:formula="of:=[.X53]" office:value-type="string" office:string-value="Honey Nut Chelios">
            <text:p>Honey Nut Chelios</text:p>
          </table:table-cell>
          <table:table-cell table:formula="of:=IF(([.G53] = 2); [.L53]; 0)" office:value-type="float" office:value="0">
            <text:p>0</text:p>
          </table:table-cell>
          <table:table-cell table:formula="of:=[.AK53]*[.AM53]" office:value-type="float" office:value="0">
            <text:p>0</text:p>
          </table:table-cell>
          <table:table-cell table:formula="of:=IF(([.G53] = 1); ([.AK53]*0.5); 0)" office:value-type="float" office:value="5">
            <text:p>5</text:p>
          </table:table-cell>
          <table:table-cell table:formula="of:=[.AN53]+[.AO53]" office:value-type="float" office:value="5">
            <text:p>5</text:p>
          </table:table-cell>
          <table:table-cell table:formula="of:=SUM([.AP53:.AP58])/[.H59]" office:value-type="float" office:value="0.833333333333333">
            <text:p>0.833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6"/>
          <table:table-cell table:formula="of:=VLOOKUP(([.X54]); ([Sheet2.$B$2:.$U$15]); (4); (0))" office:value-type="float" office:value="0">
            <text:p>0</text:p>
          </table:table-cell>
          <table:table-cell table:formula="of:=[.X54]" office:value-type="string" office:string-value="The Consistent Waterbottles">
            <text:p>The Consistent Waterbottles</text:p>
          </table:table-cell>
          <table:table-cell table:formula="of:=IF(([.G54] = 2); [.L54]; 0)" office:value-type="float" office:value="5">
            <text:p>5</text:p>
          </table:table-cell>
          <table:table-cell table:formula="of:=[.AK54]*[.AM54]" office:value-type="float" office:value="0">
            <text:p>0</text:p>
          </table:table-cell>
          <table:table-cell table:formula="of:=IF(([.G54] = 1); ([.AK54]*0.5); 0)" office:value-type="float" office:value="0">
            <text:p>0</text:p>
          </table:table-cell>
          <table:table-cell table:formula="of:=[.AN54]+[.AO5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6"/>
          <table:table-cell table:formula="of:=VLOOKUP(([.X55]); ([Sheet2.$B$2:.$U$15]); (4); (0))" office:value-type="float" office:value="10">
            <text:p>10</text:p>
          </table:table-cell>
          <table:table-cell table:formula="of:=[.X55]" office:value-type="string" office:string-value="Honey Nut Chelios">
            <text:p>Honey Nut Chelios</text:p>
          </table:table-cell>
          <table:table-cell table:formula="of:=IF(([.G55] = 2); [.L55]; 0)" office:value-type="float" office:value="0">
            <text:p>0</text:p>
          </table:table-cell>
          <table:table-cell table:formula="of:=[.AK55]*[.AM55]" office:value-type="float" office:value="0">
            <text:p>0</text:p>
          </table:table-cell>
          <table:table-cell table:formula="of:=IF(([.G55] = 1); ([.AK55]*0.5); 0)" office:value-type="float" office:value="0">
            <text:p>0</text:p>
          </table:table-cell>
          <table:table-cell table:formula="of:=[.AN55]+[.AO55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6"/>
          <table:table-cell table:formula="of:=VLOOKUP(([.X56]); ([Sheet2.$B$2:.$U$15]); (4); (0))" office:value-type="float" office:value="12">
            <text:p>12</text:p>
          </table:table-cell>
          <table:table-cell table:formula="of:=[.X56]" office:value-type="string" office:string-value="Pucked Up">
            <text:p>Pucked Up</text:p>
          </table:table-cell>
          <table:table-cell table:formula="of:=IF(([.G56] = 2); [.L56]; 0)" office:value-type="float" office:value="0">
            <text:p>0</text:p>
          </table:table-cell>
          <table:table-cell table:formula="of:=[.AK56]*[.AM56]" office:value-type="float" office:value="0">
            <text:p>0</text:p>
          </table:table-cell>
          <table:table-cell table:formula="of:=IF(([.G56] = 1); ([.AK56]*0.5); 0)" office:value-type="float" office:value="0">
            <text:p>0</text:p>
          </table:table-cell>
          <table:table-cell table:formula="of:=[.AN56]+[.AO56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7]-[.D57]" office:value-type="float" office:value="-3">
            <text:p>-3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3">
            <text:p>3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6"/>
          <table:table-cell table:formula="of:=VLOOKUP(([.X57]); ([Sheet2.$B$2:.$U$15]); (4); (0))" office:value-type="float" office:value="9">
            <text:p>9</text:p>
          </table:table-cell>
          <table:table-cell table:formula="of:=[.X57]" office:value-type="string" office:string-value="Alaskan Oil Exchange 6.9">
            <text:p>Alaskan Oil Exchange 6.9</text:p>
          </table:table-cell>
          <table:table-cell table:formula="of:=IF(([.G57] = 2); [.L57]; 0)" office:value-type="float" office:value="0">
            <text:p>0</text:p>
          </table:table-cell>
          <table:table-cell table:formula="of:=[.AK57]*[.AM57]" office:value-type="float" office:value="0">
            <text:p>0</text:p>
          </table:table-cell>
          <table:table-cell table:formula="of:=IF(([.G57] = 1); ([.AK57]*0.5); 0)" office:value-type="float" office:value="0">
            <text:p>0</text:p>
          </table:table-cell>
          <table:table-cell table:formula="of:=[.AN57]+[.AO57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8]-[.D58]" office:value-type="float" office:value="6">
            <text:p>6</text:p>
          </table:table-cell>
          <table:table-cell/>
          <table:table-cell table:formula="of:=IF(([.G58] = 2); [.C58]; 0)" office:value-type="float" office:value="6">
            <text:p>6</text:p>
          </table:table-cell>
          <table:table-cell/>
          <table:table-cell table:formula="of:=IF(([.G58] = 2); 1; 0)" office:value-type="float" office:value="1">
            <text:p>1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0">
            <text:p>0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6">
            <text:p>6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6"/>
          <table:table-cell table:formula="of:=VLOOKUP(([.X58]); ([Sheet2.$B$2:.$U$15]); (4); (0))" office:value-type="float" office:value="0">
            <text:p>0</text:p>
          </table:table-cell>
          <table:table-cell table:formula="of:=[.X58]" office:value-type="string" office:string-value="The Big Mason Jars">
            <text:p>The Big Mason Jars</text:p>
          </table:table-cell>
          <table:table-cell table:formula="of:=IF(([.G58] = 2); [.L58]; 0)" office:value-type="float" office:value="6">
            <text:p>6</text:p>
          </table:table-cell>
          <table:table-cell table:formula="of:=[.AK58]*[.AM58]" office:value-type="float" office:value="0">
            <text:p>0</text:p>
          </table:table-cell>
          <table:table-cell table:formula="of:=IF(([.G58] = 1); ([.AK58]*0.5); 0)" office:value-type="float" office:value="0">
            <text:p>0</text:p>
          </table:table-cell>
          <table:table-cell table:formula="of:=[.AN58]+[.AO58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9">
            <text:p>19</text:p>
          </table:table-cell>
          <table:table-cell table:formula="of:=SUM([.D53:.D58])" office:value-type="float" office:value="17">
            <text:p>17</text:p>
          </table:table-cell>
          <table:table-cell/>
          <table:table-cell table:formula="of:=SUM([.F53:.F58])" office:value-type="float" office:value="17">
            <text:p>17</text:p>
          </table:table-cell>
          <table:table-cell table:formula="of:=SUM([.G53:.G58])" office:value-type="float" office:value="5">
            <text:p>5</text:p>
          </table:table-cell>
          <table:table-cell table:formula="of:=SUM([.H53:.H58])" office:value-type="float" office:value="6">
            <text:p>6</text:p>
          </table:table-cell>
          <table:table-cell table:number-columns-repeated="3"/>
          <table:table-cell table:formula="of:=[.C59]-[.D59]" office:value-type="float" office:value="2">
            <text:p>2</text:p>
          </table:table-cell>
          <table:table-cell/>
          <table:table-cell table:formula="of:=SUM([.N53:.N58])" office:value-type="float" office:value="12">
            <text:p>12</text:p>
          </table:table-cell>
          <table:table-cell/>
          <table:table-cell table:formula="of:=SUM([.P53:.P58])" office:value-type="float" office:value="2">
            <text:p>2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5">
            <text:p>5</text:p>
          </table:table-cell>
          <table:table-cell/>
          <table:table-cell table:style-name="Default" table:formula="of:=SUM([.V53:.V58])" office:value-type="float" office:value="3">
            <text:p>3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1.83333333333333">
            <text:p>1.8333333333</text:p>
          </table:table-cell>
          <table:table-cell table:formula="of:=[.F66]/[.H66]" office:value-type="float" office:value="2.5">
            <text:p>2.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1.16666666666667">
            <text:p>1.1666666667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.66666666666667">
            <text:p>4.6666666667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.33333333333333">
            <text:p>1.3333333333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6">
            <text:p>6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6.66666666666667">
            <text:p>6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6.66666666666667">
            <text:p>6.6666666667</text:p>
          </table:table-cell>
          <table:table-cell/>
          <table:table-cell table:formula="of:=[.H66]" office:value-type="float" office:value="6">
            <text:p>6</text:p>
          </table:table-cell>
          <table:table-cell table:formula="of:=[.G66]" office:value-type="float" office:value="6">
            <text:p>6</text:p>
          </table:table-cell>
          <table:table-cell table:formula="of:=([.AH60]/([.AG60]*2))*100" office:value-type="float" office:value="50">
            <text:p>50</text:p>
          </table:table-cell>
          <table:table-cell table:formula="of:=[.AI60]" office:value-type="float" office:value="50">
            <text:p>50</text:p>
          </table:table-cell>
          <table:table-cell table:formula="of:=VLOOKUP(([.X60]); ([Sheet2.$B$2:.$U$15]); (4); (0))" office:value-type="float" office:value="8">
            <text:p>8</text:p>
          </table:table-cell>
          <table:table-cell table:formula="of:=[.X60]" office:value-type="string" office:string-value="Teach Me How to Doughty">
            <text:p>Teach Me How to Doughty</text:p>
          </table:table-cell>
          <table:table-cell table:formula="of:=IF(([.G60] = 2); [.L60]; 0)" office:value-type="float" office:value="0">
            <text:p>0</text:p>
          </table:table-cell>
          <table:table-cell table:formula="of:=[.AK60]*[.AM60]" office:value-type="float" office:value="0">
            <text:p>0</text:p>
          </table:table-cell>
          <table:table-cell table:formula="of:=IF(([.G60] = 1); ([.AK60]*0.5); 0)" office:value-type="float" office:value="0">
            <text:p>0</text:p>
          </table:table-cell>
          <table:table-cell table:formula="of:=[.AN60]+[.AO60]" office:value-type="float" office:value="0">
            <text:p>0</text:p>
          </table:table-cell>
          <table:table-cell table:formula="of:=SUM([.AP60:.AP65])/[.H66]" office:value-type="float" office:value="6.66666666666667">
            <text:p>6.6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6">
            <text:p>16</text:p>
          </table:table-cell>
          <table:table-cell/>
          <table:table-cell/>
          <table:table-cell table:formula="of:=[.AA61] + ([.AC61]*[.Y61]*[.AD$2])" office:value-type="float" office:value="16">
            <text:p>16</text:p>
          </table:table-cell>
          <table:table-cell table:number-columns-repeated="6"/>
          <table:table-cell table:formula="of:=VLOOKUP(([.X61]); ([Sheet2.$B$2:.$U$15]); (4); (0))" office:value-type="float" office:value="8">
            <text:p>8</text:p>
          </table:table-cell>
          <table:table-cell table:formula="of:=[.X61]" office:value-type="string" office:string-value="The Mighty Dads">
            <text:p>The Mighty Dads</text:p>
          </table:table-cell>
          <table:table-cell table:formula="of:=IF(([.G61] = 2); [.L61]; 0)" office:value-type="float" office:value="2">
            <text:p>2</text:p>
          </table:table-cell>
          <table:table-cell table:formula="of:=[.AK61]*[.AM61]" office:value-type="float" office:value="16">
            <text:p>16</text:p>
          </table:table-cell>
          <table:table-cell table:formula="of:=IF(([.G61] = 1); ([.AK61]*0.5); 0)" office:value-type="float" office:value="0">
            <text:p>0</text:p>
          </table:table-cell>
          <table:table-cell table:formula="of:=[.AN61]+[.AO61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6"/>
          <table:table-cell table:formula="of:=VLOOKUP(([.X62]); ([Sheet2.$B$2:.$U$15]); (4); (0))" office:value-type="float" office:value="10">
            <text:p>10</text:p>
          </table:table-cell>
          <table:table-cell table:formula="of:=[.X62]" office:value-type="string" office:string-value="Honey Nut Chelios">
            <text:p>Honey Nut Chelios</text:p>
          </table:table-cell>
          <table:table-cell table:formula="of:=IF(([.G62] = 2); [.L62]; 0)" office:value-type="float" office:value="0">
            <text:p>0</text:p>
          </table:table-cell>
          <table:table-cell table:formula="of:=[.AK62]*[.AM62]" office:value-type="float" office:value="0">
            <text:p>0</text:p>
          </table:table-cell>
          <table:table-cell table:formula="of:=IF(([.G62] = 1); ([.AK62]*0.5); 0)" office:value-type="float" office:value="0">
            <text:p>0</text:p>
          </table:table-cell>
          <table:table-cell table:formula="of:=[.AN62]+[.AO6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6"/>
          <table:table-cell table:formula="of:=VLOOKUP(([.X63]); ([Sheet2.$B$2:.$U$15]); (4); (0))" office:value-type="float" office:value="3">
            <text:p>3</text:p>
          </table:table-cell>
          <table:table-cell table:formula="of:=[.X63]" office:value-type="string" office:string-value="The Strong Forks">
            <text:p>The Strong Forks</text:p>
          </table:table-cell>
          <table:table-cell table:formula="of:=IF(([.G63] = 2); [.L63]; 0)" office:value-type="float" office:value="2">
            <text:p>2</text:p>
          </table:table-cell>
          <table:table-cell table:formula="of:=[.AK63]*[.AM63]" office:value-type="float" office:value="6">
            <text:p>6</text:p>
          </table:table-cell>
          <table:table-cell table:formula="of:=IF(([.G63] = 1); ([.AK63]*0.5); 0)" office:value-type="float" office:value="0">
            <text:p>0</text:p>
          </table:table-cell>
          <table:table-cell table:formula="of:=[.AN63]+[.AO63]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4]-[.D64]" office:value-type="float" office:value="-1">
            <text:p>-1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6"/>
          <table:table-cell table:formula="of:=VLOOKUP(([.X64]); ([Sheet2.$B$2:.$U$15]); (4); (0))" office:value-type="float" office:value="10">
            <text:p>10</text:p>
          </table:table-cell>
          <table:table-cell table:formula="of:=[.X64]" office:value-type="string" office:string-value="Honey Nut Chelios">
            <text:p>Honey Nut Chelios</text:p>
          </table:table-cell>
          <table:table-cell table:formula="of:=IF(([.G64] = 2); [.L64]; 0)" office:value-type="float" office:value="0">
            <text:p>0</text:p>
          </table:table-cell>
          <table:table-cell table:formula="of:=[.AK64]*[.AM64]" office:value-type="float" office:value="0">
            <text:p>0</text:p>
          </table:table-cell>
          <table:table-cell table:formula="of:=IF(([.G64] = 1); ([.AK64]*0.5); 0)" office:value-type="float" office:value="0">
            <text:p>0</text:p>
          </table:table-cell>
          <table:table-cell table:formula="of:=[.AN64]+[.AO6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5]-[.D65]" office:value-type="float" office:value="6">
            <text:p>6</text:p>
          </table:table-cell>
          <table:table-cell/>
          <table:table-cell table:formula="of:=IF(([.G65] = 2); [.C65]; 0)" office:value-type="float" office:value="6">
            <text:p>6</text:p>
          </table:table-cell>
          <table:table-cell/>
          <table:table-cell table:formula="of:=IF(([.G65] = 2); 1; 0)" office:value-type="float" office:value="1">
            <text:p>1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0">
            <text:p>0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6">
            <text:p>6</text:p>
          </table:table-cell>
          <table:table-cell table:formula="of:=[.Z65]*[.Y65]" office:value-type="float" office:value="18">
            <text:p>18</text:p>
          </table:table-cell>
          <table:table-cell/>
          <table:table-cell/>
          <table:table-cell table:formula="of:=[.AA65] + ([.AC65]*[.Y65]*[.AD$2])" office:value-type="float" office:value="18">
            <text:p>18</text:p>
          </table:table-cell>
          <table:table-cell table:number-columns-repeated="6"/>
          <table:table-cell table:formula="of:=VLOOKUP(([.X65]); ([Sheet2.$B$2:.$U$15]); (4); (0))" office:value-type="float" office:value="3">
            <text:p>3</text:p>
          </table:table-cell>
          <table:table-cell table:formula="of:=[.X65]" office:value-type="string" office:string-value="The Strong Forks">
            <text:p>The Strong Forks</text:p>
          </table:table-cell>
          <table:table-cell table:formula="of:=IF(([.G65] = 2); [.L65]; 0)" office:value-type="float" office:value="6">
            <text:p>6</text:p>
          </table:table-cell>
          <table:table-cell table:formula="of:=[.AK65]*[.AM65]" office:value-type="float" office:value="18">
            <text:p>18</text:p>
          </table:table-cell>
          <table:table-cell table:formula="of:=IF(([.G65] = 1); ([.AK65]*0.5); 0)" office:value-type="float" office:value="0">
            <text:p>0</text:p>
          </table:table-cell>
          <table:table-cell table:formula="of:=[.AN65]+[.AO65]"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8">
            <text:p>18</text:p>
          </table:table-cell>
          <table:table-cell table:formula="of:=SUM([.D60:.D65])" office:value-type="float" office:value="11">
            <text:p>11</text:p>
          </table:table-cell>
          <table:table-cell/>
          <table:table-cell table:formula="of:=SUM([.F60:.F65])" office:value-type="float" office:value="15">
            <text:p>15</text:p>
          </table:table-cell>
          <table:table-cell table:formula="of:=SUM([.G60:.G65])" office:value-type="float" office:value="6">
            <text:p>6</text:p>
          </table:table-cell>
          <table:table-cell table:formula="of:=SUM([.H60:.H65])" office:value-type="float" office:value="6">
            <text:p>6</text:p>
          </table:table-cell>
          <table:table-cell table:number-columns-repeated="3"/>
          <table:table-cell table:formula="of:=[.C66]-[.D66]" office:value-type="float" office:value="7">
            <text:p>7</text:p>
          </table:table-cell>
          <table:table-cell/>
          <table:table-cell table:formula="of:=SUM([.N60:.N65])" office:value-type="float" office:value="14">
            <text:p>14</text:p>
          </table:table-cell>
          <table:table-cell/>
          <table:table-cell table:formula="of:=SUM([.P60:.P65])" office:value-type="float" office:value="3">
            <text:p>3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3">
            <text:p>3</text:p>
          </table:table-cell>
          <table:table-cell table:number-columns-repeated="4"/>
          <table:table-cell table:formula="of:=SUM([.AA60:.AA65])" office:value-type="float" office:value="40">
            <text:p>40</text:p>
          </table:table-cell>
          <table:table-cell table:number-columns-repeated="2"/>
          <table:table-cell table:formula="of:=SUM([.AD60:.AD65])" office:value-type="float" office:value="40">
            <text:p>4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5">
            <text:p>1.5</text:p>
          </table:table-cell>
          <table:table-cell table:formula="of:=[.D73]/[.H73]" office:value-type="float" office:value="3.83333333333333">
            <text:p>3.8333333333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2.33333333333333">
            <text:p>-2.333333333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75">
            <text:p>0.7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">
            <text:p>1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">
            <text:p>1</text:p>
          </table:table-cell>
          <table:table-cell/>
          <table:table-cell table:formula="of:=[.H73]" office:value-type="float" office:value="6">
            <text:p>6</text:p>
          </table:table-cell>
          <table:table-cell table:formula="of:=[.G73]" office:value-type="float" office:value="4">
            <text:p>4</text:p>
          </table:table-cell>
          <table:table-cell table:formula="of:=([.AH67]/([.AG67]*2))*100" office:value-type="float" office:value="33.3333333333333">
            <text:p>33.3333333333</text:p>
          </table:table-cell>
          <table:table-cell table:formula="of:=[.AI67]" office:value-type="float" office:value="33.3333333333333">
            <text:p>33.3333333333</text:p>
          </table:table-cell>
          <table:table-cell table:formula="of:=VLOOKUP(([.X67]); ([Sheet2.$B$2:.$U$15]); (4); (0))" office:value-type="float" office:value="12">
            <text:p>12</text:p>
          </table:table-cell>
          <table:table-cell table:formula="of:=[.X67]" office:value-type="string" office:string-value="Pucked Up">
            <text:p>Pucked Up</text:p>
          </table:table-cell>
          <table:table-cell table:formula="of:=IF(([.G67] = 2); [.L67]; 0)" office:value-type="float" office:value="0">
            <text:p>0</text:p>
          </table:table-cell>
          <table:table-cell table:formula="of:=[.AK67]*[.AM67]" office:value-type="float" office:value="0">
            <text:p>0</text:p>
          </table:table-cell>
          <table:table-cell table:formula="of:=IF(([.G67] = 1); ([.AK67]*0.5); 0)" office:value-type="float" office:value="0">
            <text:p>0</text:p>
          </table:table-cell>
          <table:table-cell table:formula="of:=[.AN67]+[.AO67]" office:value-type="float" office:value="0">
            <text:p>0</text:p>
          </table:table-cell>
          <table:table-cell table:formula="of:=SUM([.AP67:.AP72])/[.H73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6"/>
          <table:table-cell table:formula="of:=VLOOKUP(([.X68]); ([Sheet2.$B$2:.$U$15]); (4); (0))" office:value-type="float" office:value="10">
            <text:p>10</text:p>
          </table:table-cell>
          <table:table-cell table:formula="of:=[.X68]" office:value-type="string" office:string-value="Honey Nut Chelios">
            <text:p>Honey Nut Chelios</text:p>
          </table:table-cell>
          <table:table-cell table:formula="of:=IF(([.G68] = 2); [.L68]; 0)" office:value-type="float" office:value="0">
            <text:p>0</text:p>
          </table:table-cell>
          <table:table-cell table:formula="of:=[.AK68]*[.AM68]" office:value-type="float" office:value="0">
            <text:p>0</text:p>
          </table:table-cell>
          <table:table-cell table:formula="of:=IF(([.G68] = 1); ([.AK68]*0.5); 0)" office:value-type="float" office:value="0">
            <text:p>0</text:p>
          </table:table-cell>
          <table:table-cell table:formula="of:=[.AN68]+[.AO68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6"/>
          <table:table-cell table:formula="of:=VLOOKUP(([.X69]); ([Sheet2.$B$2:.$U$15]); (4); (0))" office:value-type="float" office:value="3">
            <text:p>3</text:p>
          </table:table-cell>
          <table:table-cell table:formula="of:=[.X69]" office:value-type="string" office:string-value="The Strong Forks">
            <text:p>The Strong Forks</text:p>
          </table:table-cell>
          <table:table-cell table:formula="of:=IF(([.G69] = 2); [.L69]; 0)" office:value-type="float" office:value="2">
            <text:p>2</text:p>
          </table:table-cell>
          <table:table-cell table:formula="of:=[.AK69]*[.AM69]" office:value-type="float" office:value="6">
            <text:p>6</text:p>
          </table:table-cell>
          <table:table-cell table:formula="of:=IF(([.G69] = 1); ([.AK69]*0.5); 0)" office:value-type="float" office:value="0">
            <text:p>0</text:p>
          </table:table-cell>
          <table:table-cell table:formula="of:=[.AN69]+[.AO69]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6"/>
          <table:table-cell table:formula="of:=VLOOKUP(([.X70]); ([Sheet2.$B$2:.$U$15]); (4); (0))" office:value-type="float" office:value="9">
            <text:p>9</text:p>
          </table:table-cell>
          <table:table-cell table:formula="of:=[.X70]" office:value-type="string" office:string-value="Alaskan Oil Exchange 6.9">
            <text:p>Alaskan Oil Exchange 6.9</text:p>
          </table:table-cell>
          <table:table-cell table:formula="of:=IF(([.G70] = 2); [.L70]; 0)" office:value-type="float" office:value="0">
            <text:p>0</text:p>
          </table:table-cell>
          <table:table-cell table:formula="of:=[.AK70]*[.AM70]" office:value-type="float" office:value="0">
            <text:p>0</text:p>
          </table:table-cell>
          <table:table-cell table:formula="of:=IF(([.G70] = 1); ([.AK70]*0.5); 0)" office:value-type="float" office:value="0">
            <text:p>0</text:p>
          </table:table-cell>
          <table:table-cell table:formula="of:=[.AN70]+[.AO70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6"/>
          <table:table-cell table:formula="of:=VLOOKUP(([.X71]); ([Sheet2.$B$2:.$U$15]); (4); (0))" office:value-type="float" office:value="0">
            <text:p>0</text:p>
          </table:table-cell>
          <table:table-cell table:formula="of:=[.X71]" office:value-type="string" office:string-value="The Consistent Waterbottles">
            <text:p>The Consistent Waterbottles</text:p>
          </table:table-cell>
          <table:table-cell table:formula="of:=IF(([.G71] = 2); [.L71]; 0)" office:value-type="float" office:value="3">
            <text:p>3</text:p>
          </table:table-cell>
          <table:table-cell table:formula="of:=[.AK71]*[.AM71]" office:value-type="float" office:value="0">
            <text:p>0</text:p>
          </table:table-cell>
          <table:table-cell table:formula="of:=IF(([.G71] = 1); ([.AK71]*0.5); 0)" office:value-type="float" office:value="0">
            <text:p>0</text:p>
          </table:table-cell>
          <table:table-cell table:formula="of:=[.AN71]+[.AO7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2]-[.D72]" office:value-type="float" office:value="-5">
            <text:p>-5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2">
            <text:p>2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6"/>
          <table:table-cell table:formula="of:=VLOOKUP(([.X72]); ([Sheet2.$B$2:.$U$15]); (4); (0))" office:value-type="float" office:value="12">
            <text:p>12</text:p>
          </table:table-cell>
          <table:table-cell table:formula="of:=[.X72]" office:value-type="string" office:string-value="Dirty Mike &amp; the Boys">
            <text:p>Dirty Mike &amp; the Boys</text:p>
          </table:table-cell>
          <table:table-cell table:formula="of:=IF(([.G72] = 2); [.L72]; 0)" office:value-type="float" office:value="0">
            <text:p>0</text:p>
          </table:table-cell>
          <table:table-cell table:formula="of:=[.AK72]*[.AM72]" office:value-type="float" office:value="0">
            <text:p>0</text:p>
          </table:table-cell>
          <table:table-cell table:formula="of:=IF(([.G72] = 1); ([.AK72]*0.5); 0)" office:value-type="float" office:value="0">
            <text:p>0</text:p>
          </table:table-cell>
          <table:table-cell table:formula="of:=[.AN72]+[.AO72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9">
            <text:p>9</text:p>
          </table:table-cell>
          <table:table-cell table:formula="of:=SUM([.D67:.D72])" office:value-type="float" office:value="23">
            <text:p>23</text:p>
          </table:table-cell>
          <table:table-cell/>
          <table:table-cell table:formula="of:=SUM([.F67:.F72])" office:value-type="float" office:value="18">
            <text:p>18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6">
            <text:p>6</text:p>
          </table:table-cell>
          <table:table-cell table:number-columns-repeated="3"/>
          <table:table-cell table:formula="of:=[.C73]-[.D73]" office:value-type="float" office:value="-14">
            <text:p>-14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3">
            <text:p>3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33333333333333">
            <text:p>1.3333333333</text:p>
          </table:table-cell>
          <table:table-cell table:formula="of:=[.D80]/[.H80]" office:value-type="float" office:value="4.66666666666667">
            <text:p>4.6666666667</text:p>
          </table:table-cell>
          <table:table-cell table:formula="of:=[.F80]/[.H80]" office:value-type="float" office:value="2.83333333333333">
            <text:p>2.833333333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33333333333333">
            <text:p>-3.3333333333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1">
            <text:p>1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25">
            <text:p>0.25</text:p>
          </table:table-cell>
          <table:table-cell/>
          <table:table-cell table:formula="of:=[.H80]" office:value-type="float" office:value="6">
            <text:p>6</text:p>
          </table:table-cell>
          <table:table-cell table:formula="of:=[.G80]" office:value-type="float" office:value="1">
            <text:p>1</text:p>
          </table:table-cell>
          <table:table-cell table:formula="of:=([.AH74]/([.AG74]*2))*100" office:value-type="float" office:value="8.33333333333333">
            <text:p>8.3333333333</text:p>
          </table:table-cell>
          <table:table-cell table:formula="of:=[.AI74]" office:value-type="float" office:value="8.33333333333333">
            <text:p>8.3333333333</text:p>
          </table:table-cell>
          <table:table-cell table:formula="of:=VLOOKUP(([.X74]); ([Sheet2.$B$2:.$U$15]); (4); (0))" office:value-type="float" office:value="3">
            <text:p>3</text:p>
          </table:table-cell>
          <table:table-cell table:formula="of:=[.X74]" office:value-type="string" office:string-value="The Strong Forks">
            <text:p>The Strong Forks</text:p>
          </table:table-cell>
          <table:table-cell table:formula="of:=IF(([.G74] = 2); [.L74]; 0)" office:value-type="float" office:value="0">
            <text:p>0</text:p>
          </table:table-cell>
          <table:table-cell table:formula="of:=[.AK74]*[.AM74]" office:value-type="float" office:value="0">
            <text:p>0</text:p>
          </table:table-cell>
          <table:table-cell table:formula="of:=IF(([.G74] = 1); ([.AK74]*0.5); 0)" office:value-type="float" office:value="1.5">
            <text:p>1.5</text:p>
          </table:table-cell>
          <table:table-cell table:formula="of:=[.AN74]+[.AO74]" office:value-type="float" office:value="1.5">
            <text:p>1.5</text:p>
          </table:table-cell>
          <table:table-cell table:formula="of:=SUM([.AP74:.AP79])/[.H80]" office:value-type="float" office:value="0.25">
            <text:p>0.2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6"/>
          <table:table-cell table:formula="of:=VLOOKUP(([.X75]); ([Sheet2.$B$2:.$U$15]); (4); (0))" office:value-type="float" office:value="8">
            <text:p>8</text:p>
          </table:table-cell>
          <table:table-cell table:formula="of:=[.X75]" office:value-type="string" office:string-value="The Mighty Dads">
            <text:p>The Mighty Dads</text:p>
          </table:table-cell>
          <table:table-cell table:formula="of:=IF(([.G75] = 2); [.L75]; 0)" office:value-type="float" office:value="0">
            <text:p>0</text:p>
          </table:table-cell>
          <table:table-cell table:formula="of:=[.AK75]*[.AM75]" office:value-type="float" office:value="0">
            <text:p>0</text:p>
          </table:table-cell>
          <table:table-cell table:formula="of:=IF(([.G75] = 1); ([.AK75]*0.5); 0)" office:value-type="float" office:value="0">
            <text:p>0</text:p>
          </table:table-cell>
          <table:table-cell table:formula="of:=[.AN75]+[.AO75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6"/>
          <table:table-cell table:formula="of:=VLOOKUP(([.X76]); ([Sheet2.$B$2:.$U$15]); (4); (0))" office:value-type="float" office:value="12">
            <text:p>12</text:p>
          </table:table-cell>
          <table:table-cell table:formula="of:=[.X76]" office:value-type="string" office:string-value="Pucked Up">
            <text:p>Pucked Up</text:p>
          </table:table-cell>
          <table:table-cell table:formula="of:=IF(([.G76] = 2); [.L76]; 0)" office:value-type="float" office:value="0">
            <text:p>0</text:p>
          </table:table-cell>
          <table:table-cell table:formula="of:=[.AK76]*[.AM76]" office:value-type="float" office:value="0">
            <text:p>0</text:p>
          </table:table-cell>
          <table:table-cell table:formula="of:=IF(([.G76] = 1); ([.AK76]*0.5); 0)" office:value-type="float" office:value="0">
            <text:p>0</text:p>
          </table:table-cell>
          <table:table-cell table:formula="of:=[.AN76]+[.AO76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6"/>
          <table:table-cell table:formula="of:=VLOOKUP(([.X77]); ([Sheet2.$B$2:.$U$15]); (4); (0))" office:value-type="float" office:value="9">
            <text:p>9</text:p>
          </table:table-cell>
          <table:table-cell table:formula="of:=[.X77]" office:value-type="string" office:string-value="Alaskan Oil Exchange 6.9">
            <text:p>Alaskan Oil Exchange 6.9</text:p>
          </table:table-cell>
          <table:table-cell table:formula="of:=IF(([.G77] = 2); [.L77]; 0)" office:value-type="float" office:value="0">
            <text:p>0</text:p>
          </table:table-cell>
          <table:table-cell table:formula="of:=[.AK77]*[.AM77]" office:value-type="float" office:value="0">
            <text:p>0</text:p>
          </table:table-cell>
          <table:table-cell table:formula="of:=IF(([.G77] = 1); ([.AK77]*0.5); 0)" office:value-type="float" office:value="0">
            <text:p>0</text:p>
          </table:table-cell>
          <table:table-cell table:formula="of:=[.AN77]+[.AO77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6"/>
          <table:table-cell table:formula="of:=VLOOKUP(([.X78]); ([Sheet2.$B$2:.$U$15]); (4); (0))" office:value-type="float" office:value="12">
            <text:p>12</text:p>
          </table:table-cell>
          <table:table-cell table:formula="of:=[.X78]" office:value-type="string" office:string-value="Dirty Mike &amp; the Boys">
            <text:p>Dirty Mike &amp; the Boys</text:p>
          </table:table-cell>
          <table:table-cell table:formula="of:=IF(([.G78] = 2); [.L78]; 0)" office:value-type="float" office:value="0">
            <text:p>0</text:p>
          </table:table-cell>
          <table:table-cell table:formula="of:=[.AK78]*[.AM78]" office:value-type="float" office:value="0">
            <text:p>0</text:p>
          </table:table-cell>
          <table:table-cell table:formula="of:=IF(([.G78] = 1); ([.AK78]*0.5); 0)" office:value-type="float" office:value="0">
            <text:p>0</text:p>
          </table:table-cell>
          <table:table-cell table:formula="of:=[.AN78]+[.AO78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9]-[.D79]" office:value-type="float" office:value="-2">
            <text:p>-2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1">
            <text:p>1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6"/>
          <table:table-cell table:formula="of:=VLOOKUP(([.X79]); ([Sheet2.$B$2:.$U$15]); (4); (0))" office:value-type="float" office:value="8">
            <text:p>8</text:p>
          </table:table-cell>
          <table:table-cell table:formula="of:=[.X79]" office:value-type="string" office:string-value="The Mighty Dads">
            <text:p>The Mighty Dads</text:p>
          </table:table-cell>
          <table:table-cell table:formula="of:=IF(([.G79] = 2); [.L79]; 0)" office:value-type="float" office:value="0">
            <text:p>0</text:p>
          </table:table-cell>
          <table:table-cell table:formula="of:=[.AK79]*[.AM79]" office:value-type="float" office:value="0">
            <text:p>0</text:p>
          </table:table-cell>
          <table:table-cell table:formula="of:=IF(([.G79] = 1); ([.AK79]*0.5); 0)" office:value-type="float" office:value="0">
            <text:p>0</text:p>
          </table:table-cell>
          <table:table-cell table:formula="of:=[.AN79]+[.AO7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8">
            <text:p>8</text:p>
          </table:table-cell>
          <table:table-cell table:formula="of:=SUM([.D74:.D79])" office:value-type="float" office:value="28">
            <text:p>28</text:p>
          </table:table-cell>
          <table:table-cell/>
          <table:table-cell table:formula="of:=SUM([.F74:.F79])" office:value-type="float" office:value="17">
            <text:p>17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6">
            <text:p>6</text:p>
          </table:table-cell>
          <table:table-cell table:number-columns-repeated="3"/>
          <table:table-cell table:formula="of:=[.C80]-[.D80]" office:value-type="float" office:value="-20">
            <text:p>-20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5">
            <text:p>5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666666666666667">
            <text:p>0.6666666667</text:p>
          </table:table-cell>
          <table:table-cell table:formula="of:=[.D87]/[.H87]" office:value-type="float" office:value="5">
            <text:p>5</text:p>
          </table:table-cell>
          <table:table-cell table:formula="of:=[.F87]/[.H87]" office:value-type="float" office:value="3.33333333333333">
            <text:p>3.3333333333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.33333333333333">
            <text:p>-4.3333333333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6">
            <text:p>6</text:p>
          </table:table-cell>
          <table:table-cell table:formula="of:=[.G87]" office:value-type="float" office:value="0">
            <text:p>0</text:p>
          </table:table-cell>
          <table:table-cell table:formula="of:=([.AH81]/([.AG81]*2))*100" office:value-type="float" office:value="0">
            <text:p>0</text:p>
          </table:table-cell>
          <table:table-cell table:formula="of:=[.AI81]" office:value-type="float" office:value="0">
            <text:p>0</text:p>
          </table:table-cell>
          <table:table-cell table:formula="of:=VLOOKUP(([.X81]); ([Sheet2.$B$2:.$U$15]); (4); (0))" office:value-type="float" office:value="8">
            <text:p>8</text:p>
          </table:table-cell>
          <table:table-cell table:formula="of:=[.X81]" office:value-type="string" office:string-value="The Mighty Dads">
            <text:p>The Mighty Dads</text:p>
          </table:table-cell>
          <table:table-cell table:formula="of:=IF(([.G81] = 2); [.L81]; 0)" office:value-type="float" office:value="0">
            <text:p>0</text:p>
          </table:table-cell>
          <table:table-cell table:formula="of:=[.AK81]*[.AM81]" office:value-type="float" office:value="0">
            <text:p>0</text:p>
          </table:table-cell>
          <table:table-cell table:formula="of:=IF(([.G81] = 1); ([.AK81]*0.5); 0)" office:value-type="float" office:value="0">
            <text:p>0</text:p>
          </table:table-cell>
          <table:table-cell table:formula="of:=[.AN81]+[.AO81]" office:value-type="float" office:value="0">
            <text:p>0</text:p>
          </table:table-cell>
          <table:table-cell table:formula="of:=SUM([.AP81:.AP86])/[.H87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6"/>
          <table:table-cell table:formula="of:=VLOOKUP(([.X82]); ([Sheet2.$B$2:.$U$15]); (4); (0))" office:value-type="float" office:value="3">
            <text:p>3</text:p>
          </table:table-cell>
          <table:table-cell table:formula="of:=[.X82]" office:value-type="string" office:string-value="The Strong Forks">
            <text:p>The Strong Forks</text:p>
          </table:table-cell>
          <table:table-cell table:formula="of:=IF(([.G82] = 2); [.L82]; 0)" office:value-type="float" office:value="0">
            <text:p>0</text:p>
          </table:table-cell>
          <table:table-cell table:formula="of:=[.AK82]*[.AM82]" office:value-type="float" office:value="0">
            <text:p>0</text:p>
          </table:table-cell>
          <table:table-cell table:formula="of:=IF(([.G82] = 1); ([.AK82]*0.5); 0)" office:value-type="float" office:value="0">
            <text:p>0</text:p>
          </table:table-cell>
          <table:table-cell table:formula="of:=[.AN82]+[.AO8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6"/>
          <table:table-cell table:formula="of:=VLOOKUP(([.X83]); ([Sheet2.$B$2:.$U$15]); (4); (0))" office:value-type="float" office:value="12">
            <text:p>12</text:p>
          </table:table-cell>
          <table:table-cell table:formula="of:=[.X83]" office:value-type="string" office:string-value="Dirty Mike &amp; the Boys">
            <text:p>Dirty Mike &amp; the Boys</text:p>
          </table:table-cell>
          <table:table-cell table:formula="of:=IF(([.G83] = 2); [.L83]; 0)" office:value-type="float" office:value="0">
            <text:p>0</text:p>
          </table:table-cell>
          <table:table-cell table:formula="of:=[.AK83]*[.AM83]" office:value-type="float" office:value="0">
            <text:p>0</text:p>
          </table:table-cell>
          <table:table-cell table:formula="of:=IF(([.G83] = 1); ([.AK83]*0.5); 0)" office:value-type="float" office:value="0">
            <text:p>0</text:p>
          </table:table-cell>
          <table:table-cell table:formula="of:=[.AN83]+[.AO83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6"/>
          <table:table-cell table:formula="of:=VLOOKUP(([.X84]); ([Sheet2.$B$2:.$U$15]); (4); (0))" office:value-type="float" office:value="8">
            <text:p>8</text:p>
          </table:table-cell>
          <table:table-cell table:formula="of:=[.X84]" office:value-type="string" office:string-value="Teach Me How to Doughty">
            <text:p>Teach Me How to Doughty</text:p>
          </table:table-cell>
          <table:table-cell table:formula="of:=IF(([.G84] = 2); [.L84]; 0)" office:value-type="float" office:value="0">
            <text:p>0</text:p>
          </table:table-cell>
          <table:table-cell table:formula="of:=[.AK84]*[.AM84]" office:value-type="float" office:value="0">
            <text:p>0</text:p>
          </table:table-cell>
          <table:table-cell table:formula="of:=IF(([.G84] = 1); ([.AK84]*0.5); 0)" office:value-type="float" office:value="0">
            <text:p>0</text:p>
          </table:table-cell>
          <table:table-cell table:formula="of:=[.AN84]+[.AO8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6"/>
          <table:table-cell table:formula="of:=VLOOKUP(([.X85]); ([Sheet2.$B$2:.$U$15]); (4); (0))" office:value-type="float" office:value="8">
            <text:p>8</text:p>
          </table:table-cell>
          <table:table-cell table:formula="of:=[.X85]" office:value-type="string" office:string-value="The Mighty Dads">
            <text:p>The Mighty Dads</text:p>
          </table:table-cell>
          <table:table-cell table:formula="of:=IF(([.G85] = 2); [.L85]; 0)" office:value-type="float" office:value="0">
            <text:p>0</text:p>
          </table:table-cell>
          <table:table-cell table:formula="of:=[.AK85]*[.AM85]" office:value-type="float" office:value="0">
            <text:p>0</text:p>
          </table:table-cell>
          <table:table-cell table:formula="of:=IF(([.G85] = 1); ([.AK85]*0.5); 0)" office:value-type="float" office:value="0">
            <text:p>0</text:p>
          </table:table-cell>
          <table:table-cell table:formula="of:=[.AN85]+[.AO85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6]-[.D86]" office:value-type="float" office:value="-6">
            <text:p>-6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6"/>
          <table:table-cell table:formula="of:=VLOOKUP(([.X86]); ([Sheet2.$B$2:.$U$15]); (4); (0))" office:value-type="float" office:value="5">
            <text:p>5</text:p>
          </table:table-cell>
          <table:table-cell table:formula="of:=[.X86]" office:value-type="string" office:string-value="David R Ceriton School of Super Friends">
            <text:p>David R Ceriton School of Super Friends</text:p>
          </table:table-cell>
          <table:table-cell table:formula="of:=IF(([.G86] = 2); [.L86]; 0)" office:value-type="float" office:value="0">
            <text:p>0</text:p>
          </table:table-cell>
          <table:table-cell table:formula="of:=[.AK86]*[.AM86]" office:value-type="float" office:value="0">
            <text:p>0</text:p>
          </table:table-cell>
          <table:table-cell table:formula="of:=IF(([.G86] = 1); ([.AK86]*0.5); 0)" office:value-type="float" office:value="0">
            <text:p>0</text:p>
          </table:table-cell>
          <table:table-cell table:formula="of:=[.AN86]+[.AO8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30">
            <text:p>30</text:p>
          </table:table-cell>
          <table:table-cell/>
          <table:table-cell table:formula="of:=SUM([.F81:.F86])" office:value-type="float" office:value="20">
            <text:p>20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6">
            <text:p>6</text:p>
          </table:table-cell>
          <table:table-cell table:number-columns-repeated="3"/>
          <table:table-cell table:formula="of:=[.C87]-[.D87]" office:value-type="float" office:value="-26">
            <text:p>-26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166666666666667">
            <text:p>0.1666666667</text:p>
          </table:table-cell>
          <table:table-cell table:formula="of:=[.D94]/[.H94]" office:value-type="float" office:value="4.83333333333333">
            <text:p>4.8333333333</text:p>
          </table:table-cell>
          <table:table-cell table:formula="of:=[.F94]/[.H94]" office:value-type="float" office:value="2.66666666666667">
            <text:p>2.6666666667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4.66666666666667">
            <text:p>-4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6">
            <text:p>6</text:p>
          </table:table-cell>
          <table:table-cell table:formula="of:=[.G94]" office:value-type="float" office:value="0">
            <text:p>0</text:p>
          </table:table-cell>
          <table:table-cell table:formula="of:=([.AH88]/([.AG88]*2))*100" office:value-type="float" office:value="0">
            <text:p>0</text:p>
          </table:table-cell>
          <table:table-cell table:formula="of:=[.AI88]" office:value-type="float" office:value="0">
            <text:p>0</text:p>
          </table:table-cell>
          <table:table-cell table:formula="of:=VLOOKUP(([.X88]); ([Sheet2.$B$2:.$U$15]); (4); (0))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8">
            <text:p>8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2]-[.D92]" office:value-type="float" office:value="-2">
            <text:p>-2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Teach Me How to Doughty">
            <text:p>Teach Me How to Doughty</text:p>
          </table:table-cell>
          <table:table-cell table:formula="of:=[.W$18]" office:value-type="float" office:value="12">
            <text:p>12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3]-[.D93]" office:value-type="float" office:value="-6">
            <text:p>-6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Dirty Mike &amp; the Boys">
            <text:p>Dirty Mike &amp; the Boy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9">
            <text:p>29</text:p>
          </table:table-cell>
          <table:table-cell/>
          <table:table-cell table:formula="of:=SUM([.F88:.F93])" office:value-type="float" office:value="16">
            <text:p>16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6">
            <text:p>6</text:p>
          </table:table-cell>
          <table:table-cell table:number-columns-repeated="3"/>
          <table:table-cell table:formula="of:=[.C94]-[.D94]" office:value-type="float" office:value="-28">
            <text:p>-28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13"/>
        </table:table-row>
      </table:table>
      <table:table table:name="Sheet2" table:style-name="ta1">
        <table:shapes>
          <draw:frame draw:z-index="0" draw:style-name="gr1" svg:width="29.886cm" svg:height="14.907cm" svg:x="2.551cm" svg:y="11.691cm">
            <draw:object draw:notify-on-update-of-ranges="Sheet2.B3:Sheet2.B15 Sheet2.L2:Sheet2.L2 Sheet2.L3:Sheet2.L15"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  <draw:frame draw:z-index="1" draw:style-name="gr1" svg:width="25.589cm" svg:height="15.005cm" svg:x="63.718cm" svg:y="5.621cm">
            <draw:object draw:notify-on-update-of-ranges="Sheet2.B3:Sheet2.B15 Sheet2.N3:Sheet2.N15" xlink:href="./Object 13" xlink:type="simple" xlink:show="embed" xlink:actuate="onLoad">
              <text:p/>
            </draw:object>
            <draw:image xlink:href="./ObjectReplacements/Object 13" xlink:type="simple" xlink:show="embed" xlink:actuate="onLoad"/>
          </draw:frame>
          <draw:frame draw:z-index="2" draw:style-name="gr1" svg:width="28.004cm" svg:height="16.681cm" svg:x="32.009cm" svg:y="26.401cm">
            <draw:object draw:notify-on-update-of-ranges="Sheet2.B3:Sheet2.B15 Sheet2.R1:Sheet2.R1 Sheet2.R3:Sheet2.R15 Sheet2.S1:Sheet2.S1 Sheet2.S3:Sheet2.S15 Sheet2.T1:Sheet2.T1 Sheet2.T3:Sheet2.T15" xlink:href="./Object 14" xlink:type="simple" xlink:show="embed" xlink:actuate="onLoad">
              <t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37" table:default-cell-style-name="Default"/>
        <table:table-column table:style-name="co1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5" table:default-cell-style-name="Default"/>
        <table:table-column table:style-name="co50" table:default-cell-style-name="Default"/>
        <table:table-column table:style-name="co36" table:number-columns-repeated="5" table:default-cell-style-name="Default"/>
        <table:table-row table:style-name="ro1">
          <table:table-cell table:number-columns-repeated="17"/>
          <table:table-cell office:value-type="string">
            <text:p>Wins</text:p>
          </table:table-cell>
          <table:table-cell office:value-type="string">
            <text:p>Losses</text:p>
          </table:table-cell>
          <table:table-cell office:value-type="string">
            <text:p>Ties</text:p>
          </table:table-cell>
          <table:table-cell table:number-columns-repeated="5"/>
        </table:table-row>
        <table:table-row table:style-name="ro1">
          <table:table-cell office:value-type="string">
            <text:p>Rank</text:p>
          </table:table-cell>
          <table:table-cell office:value-type="string">
            <text:p>Team</text:p>
          </table:table-cell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office:value-type="string">
            <text:p>Points</text:p>
          </table:table-cell>
          <table:table-cell office:value-type="string">
            <text:p>Games Played</text:p>
          </table:table-cell>
          <table:table-cell office:value-type="string">
            <text:p>Goal Differential</text:p>
          </table:table-cell>
          <table:table-cell office:value-type="string">
            <text:p>Score In Wins</text:p>
          </table:table-cell>
          <table:table-cell office:value-type="string">
            <text:p>Score in Ties</text:p>
          </table:table-cell>
          <table:table-cell office:value-type="string">
            <text:p>Score in Losses</text:p>
          </table:table-cell>
          <table:table-cell office:value-type="string">
            <text:p>WQI</text:p>
          </table:table-cell>
          <table:table-cell office:value-type="string">
            <text:p>AWQI</text:p>
          </table:table-cell>
          <table:table-cell office:value-type="string">
            <text:p>Points Percentage</text:p>
          </table:table-cell>
          <table:table-cell office:value-type="string">
            <text:p>Average Goal Differential</text:p>
          </table:table-cell>
          <table:table-cell office:value-type="string">
            <text:p>Number of Wins</text:p>
          </table:table-cell>
          <table:table-cell office:value-type="string">
            <text:p>Number of Losses</text:p>
          </table:table-cell>
          <table:table-cell office:value-type="string">
            <text:p>Number of Ties</text:p>
          </table:table-cell>
          <table:table-cell office:value-type="string">
            <text:p>Average Score in Wins</text:p>
          </table:table-cell>
          <table:table-cell office:value-type="string">
            <text:p>Average Score in Losses</text:p>
          </table:table-cell>
          <table:table-cell office:value-type="string">
            <text:p>Average Score in Ties</text:p>
          </table:table-cell>
          <table:table-cell office:value-type="string">
            <text:p>Playoff Wins</text:p>
          </table:table-cell>
          <table:table-cell table:number-columns-repeated="4"/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string">
            <text:p>Pucked Up</text:p>
          </table:table-cell>
          <table:table-cell table:formula="of:=[Sheet1.C10]" office:value-type="float" office:value="35">
            <text:p>35</text:p>
          </table:table-cell>
          <table:table-cell table:formula="of:=[Sheet1.D10]" office:value-type="float" office:value="3">
            <text:p>3</text:p>
          </table:table-cell>
          <table:table-cell table:formula="of:=[Sheet1.G10]" office:value-type="float" office:value="12">
            <text:p>12</text:p>
          </table:table-cell>
          <table:table-cell table:formula="of:=[Sheet1.H10]" office:value-type="float" office:value="6">
            <text:p>6</text:p>
          </table:table-cell>
          <table:table-cell table:formula="of:=[Sheet1.L10]" office:value-type="float" office:value="32">
            <text:p>32</text:p>
          </table:table-cell>
          <table:table-cell table:formula="of:=[Sheet1.N10]" office:value-type="float" office:value="35">
            <text:p>35</text:p>
          </table:table-cell>
          <table:table-cell table:formula="of:=[Sheet1.Q10]" office:value-type="float" office:value="0">
            <text:p>0</text:p>
          </table:table-cell>
          <table:table-cell table:formula="of:=[Sheet1.T10]" office:value-type="float" office:value="0">
            <text:p>0</text:p>
          </table:table-cell>
          <table:table-cell table:formula="of:=[Sheet1.AA10]" office:value-type="float" office:value="106">
            <text:p>106</text:p>
          </table:table-cell>
          <table:table-cell table:formula="of:=[.K3]/[.F3]" office:value-type="float" office:value="17.6666666666667">
            <text:p>17.6666666667</text:p>
          </table:table-cell>
          <table:table-cell table:formula="of:=([.E3]/([.F3]*2))*100" office:value-type="float" office:value="100">
            <text:p>100</text:p>
          </table:table-cell>
          <table:table-cell table:formula="of:=[.G3]/[.F3]" office:value-type="float" office:value="5.33333333333333">
            <text:p>5.3333333333</text:p>
          </table:table-cell>
          <table:table-cell table:formula="of:=[Sheet1.P10]" office:value-type="float" office:value="6">
            <text:p>6</text:p>
          </table:table-cell>
          <table:table-cell table:formula="of:=[Sheet1.V10]" office:value-type="float" office:value="0">
            <text:p>0</text:p>
          </table:table-cell>
          <table:table-cell table:formula="of:=[Sheet1.S10]" office:value-type="float" office:value="0">
            <text:p>0</text:p>
          </table:table-cell>
          <table:table-cell table:formula="of:=IF(([.O3] &gt; 0); ([.H3]/[.O3]); 0)" office:value-type="float" office:value="5.83333333333333">
            <text:p>5.8333333333</text:p>
          </table:table-cell>
          <table:table-cell table:formula="of:=IF(([.P3] &gt; 0); ([.J3]/[.P3]); 0)" office:value-type="float" office:value="0">
            <text:p>0</text:p>
          </table:table-cell>
          <table:table-cell table:formula="of:=IF(([.Q3] &gt; 0); ([.I3]/[.Q3]); 0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4">
          <table:table-cell table:style-name="ce2" table:formula="of:=[.A3]+1" office:value-type="float" office:value="2">
            <text:p>2</text:p>
          </table:table-cell>
          <table:table-cell office:value-type="string">
            <text:p>Dirty Mike &amp; the Boys</text:p>
          </table:table-cell>
          <table:table-cell table:formula="of:=[Sheet1.C24]" office:value-type="float" office:value="32">
            <text:p>32</text:p>
          </table:table-cell>
          <table:table-cell table:formula="of:=[Sheet1.D24]" office:value-type="float" office:value="12">
            <text:p>12</text:p>
          </table:table-cell>
          <table:table-cell table:formula="of:=[Sheet1.G24]" office:value-type="float" office:value="12">
            <text:p>12</text:p>
          </table:table-cell>
          <table:table-cell table:formula="of:=[Sheet1.H24]" office:value-type="float" office:value="6">
            <text:p>6</text:p>
          </table:table-cell>
          <table:table-cell table:formula="of:=[Sheet1.L24]" office:value-type="float" office:value="20">
            <text:p>20</text:p>
          </table:table-cell>
          <table:table-cell table:formula="of:=[Sheet1.N24]" office:value-type="float" office:value="32">
            <text:p>32</text:p>
          </table:table-cell>
          <table:table-cell table:formula="of:=[Sheet1.Q24]" office:value-type="float" office:value="0">
            <text:p>0</text:p>
          </table:table-cell>
          <table:table-cell table:formula="of:=[Sheet1.T24]" office:value-type="float" office:value="0">
            <text:p>0</text:p>
          </table:table-cell>
          <table:table-cell table:formula="of:=[Sheet1.AA24]" office:value-type="float" office:value="40">
            <text:p>40</text:p>
          </table:table-cell>
          <table:table-cell table:formula="of:=[.K4]/[.F4]" office:value-type="float" office:value="6.66666666666667">
            <text:p>6.6666666667</text:p>
          </table:table-cell>
          <table:table-cell table:formula="of:=([.E4]/([.F4]*2))*100" office:value-type="float" office:value="100">
            <text:p>100</text:p>
          </table:table-cell>
          <table:table-cell table:formula="of:=[.G4]/[.F4]" office:value-type="float" office:value="3.33333333333333">
            <text:p>3.3333333333</text:p>
          </table:table-cell>
          <table:table-cell table:formula="of:=[Sheet1.P24]" office:value-type="float" office:value="6">
            <text:p>6</text:p>
          </table:table-cell>
          <table:table-cell table:formula="of:=[Sheet1.V24]" office:value-type="float" office:value="0">
            <text:p>0</text:p>
          </table:table-cell>
          <table:table-cell table:formula="of:=[Sheet1.S24]" office:value-type="float" office:value="0">
            <text:p>0</text:p>
          </table:table-cell>
          <table:table-cell table:formula="of:=IF(([.O4] &gt; 0); ([.H4]/[.O4]); 0)" office:value-type="float" office:value="5.33333333333333">
            <text:p>5.3333333333</text:p>
          </table:table-cell>
          <table:table-cell table:formula="of:=IF(([.P4] &gt; 0); ([.J4]/[.P4]); 0)" office:value-type="float" office:value="0">
            <text:p>0</text:p>
          </table:table-cell>
          <table:table-cell table:formula="of:=IF(([.Q4] &gt; 0); ([.I4]/[.Q4]); 0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4">
          <table:table-cell table:style-name="ce2" table:formula="of:=[.A4]+1" office:value-type="float" office:value="3">
            <text:p>3</text:p>
          </table:table-cell>
          <table:table-cell office:value-type="string">
            <text:p>Honey Nut Chelios</text:p>
          </table:table-cell>
          <table:table-cell table:formula="of:=[Sheet1.C17]" office:value-type="float" office:value="18">
            <text:p>18</text:p>
          </table:table-cell>
          <table:table-cell table:formula="of:=[Sheet1.D17]" office:value-type="float" office:value="7">
            <text:p>7</text:p>
          </table:table-cell>
          <table:table-cell table:formula="of:=[Sheet1.G17]" office:value-type="float" office:value="10">
            <text:p>10</text:p>
          </table:table-cell>
          <table:table-cell table:formula="of:=[Sheet1.H17]" office:value-type="float" office:value="6">
            <text:p>6</text:p>
          </table:table-cell>
          <table:table-cell table:formula="of:=[Sheet1.L17]" office:value-type="float" office:value="11">
            <text:p>11</text:p>
          </table:table-cell>
          <table:table-cell table:formula="of:=[Sheet1.N17]" office:value-type="float" office:value="14">
            <text:p>14</text:p>
          </table:table-cell>
          <table:table-cell table:formula="of:=[Sheet1.Q17]" office:value-type="float" office:value="4">
            <text:p>4</text:p>
          </table:table-cell>
          <table:table-cell table:formula="of:=[Sheet1.T17]" office:value-type="float" office:value="0">
            <text:p>0</text:p>
          </table:table-cell>
          <table:table-cell table:formula="of:=[Sheet1.AA17]" office:value-type="float" office:value="52">
            <text:p>52</text:p>
          </table:table-cell>
          <table:table-cell table:formula="of:=[.K5]/[.F5]" office:value-type="float" office:value="8.66666666666667">
            <text:p>8.6666666667</text:p>
          </table:table-cell>
          <table:table-cell table:formula="of:=([.E5]/([.F5]*2))*100" office:value-type="float" office:value="83.3333333333333">
            <text:p>83.3333333333</text:p>
          </table:table-cell>
          <table:table-cell table:formula="of:=[.G5]/[.F5]" office:value-type="float" office:value="1.83333333333333">
            <text:p>1.8333333333</text:p>
          </table:table-cell>
          <table:table-cell table:formula="of:=[Sheet1.P17]" office:value-type="float" office:value="4">
            <text:p>4</text:p>
          </table:table-cell>
          <table:table-cell table:formula="of:=[Sheet1.V17]" office:value-type="float" office:value="0">
            <text:p>0</text:p>
          </table:table-cell>
          <table:table-cell table:formula="of:=[Sheet1.S17]" office:value-type="float" office:value="2">
            <text:p>2</text:p>
          </table:table-cell>
          <table:table-cell table:formula="of:=IF(([.O5] &gt; 0); ([.H5]/[.O5]); 0)" office:value-type="float" office:value="3.5">
            <text:p>3.5</text:p>
          </table:table-cell>
          <table:table-cell table:formula="of:=IF(([.P5] &gt; 0); ([.J5]/[.P5]); 0)" office:value-type="float" office:value="0">
            <text:p>0</text:p>
          </table:table-cell>
          <table:table-cell table:formula="of:=IF(([.Q5] &gt; 0); ([.I5]/[.Q5]); 0)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4">
          <table:table-cell table:style-name="ce2" table:formula="of:=[.A5]+1" office:value-type="float" office:value="4">
            <text:p>4</text:p>
          </table:table-cell>
          <table:table-cell office:value-type="string">
            <text:p>Alaskan Oil Exchange 6.9</text:p>
          </table:table-cell>
          <table:table-cell table:formula="of:=[Sheet1.C31]" office:value-type="float" office:value="26">
            <text:p>26</text:p>
          </table:table-cell>
          <table:table-cell table:formula="of:=[Sheet1.D31]" office:value-type="float" office:value="16">
            <text:p>16</text:p>
          </table:table-cell>
          <table:table-cell table:formula="of:=[Sheet1.G31]" office:value-type="float" office:value="9">
            <text:p>9</text:p>
          </table:table-cell>
          <table:table-cell table:formula="of:=[Sheet1.H31]" office:value-type="float" office:value="6">
            <text:p>6</text:p>
          </table:table-cell>
          <table:table-cell table:formula="of:=[Sheet1.L31]" office:value-type="float" office:value="10">
            <text:p>10</text:p>
          </table:table-cell>
          <table:table-cell table:formula="of:=[Sheet1.N31]" office:value-type="float" office:value="20">
            <text:p>20</text:p>
          </table:table-cell>
          <table:table-cell table:formula="of:=[Sheet1.Q31]" office:value-type="float" office:value="2">
            <text:p>2</text:p>
          </table:table-cell>
          <table:table-cell table:formula="of:=[Sheet1.T31]" office:value-type="float" office:value="4">
            <text:p>4</text:p>
          </table:table-cell>
          <table:table-cell table:formula="of:=[Sheet1.AA31]" office:value-type="float" office:value="46">
            <text:p>46</text:p>
          </table:table-cell>
          <table:table-cell table:formula="of:=[.K6]/[.F6]" office:value-type="float" office:value="7.66666666666667">
            <text:p>7.6666666667</text:p>
          </table:table-cell>
          <table:table-cell table:formula="of:=([.E6]/([.F6]*2))*100" office:value-type="float" office:value="75">
            <text:p>75</text:p>
          </table:table-cell>
          <table:table-cell table:formula="of:=[.G6]/[.F6]" office:value-type="float" office:value="1.66666666666667">
            <text:p>1.6666666667</text:p>
          </table:table-cell>
          <table:table-cell table:formula="of:=[Sheet1.P31]" office:value-type="float" office:value="4">
            <text:p>4</text:p>
          </table:table-cell>
          <table:table-cell table:formula="of:=[Sheet1.V31]" office:value-type="float" office:value="1">
            <text:p>1</text:p>
          </table:table-cell>
          <table:table-cell table:formula="of:=[Sheet1.S31]" office:value-type="float" office:value="1">
            <text:p>1</text:p>
          </table:table-cell>
          <table:table-cell table:formula="of:=IF(([.O6] &gt; 0); ([.H6]/[.O6]); 0)" office:value-type="float" office:value="5">
            <text:p>5</text:p>
          </table:table-cell>
          <table:table-cell table:formula="of:=IF(([.P6] &gt; 0); ([.J6]/[.P6]); 0)" office:value-type="float" office:value="4">
            <text:p>4</text:p>
          </table:table-cell>
          <table:table-cell table:formula="of:=IF(([.Q6] &gt; 0); ([.I6]/[.Q6]); 0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4">
          <table:table-cell table:style-name="ce2" table:formula="of:=[.A6]+1" office:value-type="float" office:value="5">
            <text:p>5</text:p>
          </table:table-cell>
          <table:table-cell office:value-type="string">
            <text:p>The Mighty Dads</text:p>
          </table:table-cell>
          <table:table-cell table:formula="of:=[Sheet1.C45]" office:value-type="float" office:value="27">
            <text:p>27</text:p>
          </table:table-cell>
          <table:table-cell table:formula="of:=[Sheet1.D45]" office:value-type="float" office:value="12">
            <text:p>12</text:p>
          </table:table-cell>
          <table:table-cell table:formula="of:=[Sheet1.G45]" office:value-type="float" office:value="8">
            <text:p>8</text:p>
          </table:table-cell>
          <table:table-cell table:formula="of:=[Sheet1.H45]" office:value-type="float" office:value="6">
            <text:p>6</text:p>
          </table:table-cell>
          <table:table-cell table:formula="of:=[Sheet1.L45]" office:value-type="float" office:value="15">
            <text:p>15</text:p>
          </table:table-cell>
          <table:table-cell table:formula="of:=[Sheet1.N45]" office:value-type="float" office:value="21">
            <text:p>21</text:p>
          </table:table-cell>
          <table:table-cell table:formula="of:=[Sheet1.Q45]" office:value-type="float" office:value="0">
            <text:p>0</text:p>
          </table:table-cell>
          <table:table-cell table:formula="of:=[Sheet1.T45]" office:value-type="float" office:value="6">
            <text:p>6</text:p>
          </table:table-cell>
          <table:table-cell table:formula="of:=[Sheet1.AA45]" office:value-type="float" office:value="8">
            <text:p>8</text:p>
          </table:table-cell>
          <table:table-cell table:formula="of:=[.K7]/[.F7]" office:value-type="float" office:value="1.33333333333333">
            <text:p>1.3333333333</text:p>
          </table:table-cell>
          <table:table-cell table:formula="of:=([.E7]/([.F7]*2))*100" office:value-type="float" office:value="66.6666666666667">
            <text:p>66.6666666667</text:p>
          </table:table-cell>
          <table:table-cell table:formula="of:=[.G7]/[.F7]" office:value-type="float" office:value="2.5">
            <text:p>2.5</text:p>
          </table:table-cell>
          <table:table-cell table:formula="of:=[Sheet1.P45]" office:value-type="float" office:value="4">
            <text:p>4</text:p>
          </table:table-cell>
          <table:table-cell table:formula="of:=[Sheet1.V45]" office:value-type="float" office:value="2">
            <text:p>2</text:p>
          </table:table-cell>
          <table:table-cell table:formula="of:=[Sheet1.S45]" office:value-type="float" office:value="0">
            <text:p>0</text:p>
          </table:table-cell>
          <table:table-cell table:formula="of:=IF(([.O7] &gt; 0); ([.H7]/[.O7]); 0)" office:value-type="float" office:value="5.25">
            <text:p>5.25</text:p>
          </table:table-cell>
          <table:table-cell table:formula="of:=IF(([.P7] &gt; 0); ([.J7]/[.P7]); 0)" office:value-type="float" office:value="3">
            <text:p>3</text:p>
          </table:table-cell>
          <table:table-cell table:formula="of:=IF(([.Q7] &gt; 0); ([.I7]/[.Q7])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style-name="ce2" table:formula="of:=[.A7]+1" office:value-type="float" office:value="6">
            <text:p>6</text:p>
          </table:table-cell>
          <table:table-cell office:value-type="string">
            <text:p>Teach Me How to Doughty</text:p>
          </table:table-cell>
          <table:table-cell table:formula="of:=[Sheet1.C38]" office:value-type="float" office:value="22">
            <text:p>22</text:p>
          </table:table-cell>
          <table:table-cell table:formula="of:=[Sheet1.D38]" office:value-type="float" office:value="17">
            <text:p>17</text:p>
          </table:table-cell>
          <table:table-cell table:formula="of:=[Sheet1.G38]" office:value-type="float" office:value="8">
            <text:p>8</text:p>
          </table:table-cell>
          <table:table-cell table:formula="of:=[Sheet1.H38]" office:value-type="float" office:value="6">
            <text:p>6</text:p>
          </table:table-cell>
          <table:table-cell table:formula="of:=[Sheet1.L38]" office:value-type="float" office:value="5">
            <text:p>5</text:p>
          </table:table-cell>
          <table:table-cell table:formula="of:=[Sheet1.N38]" office:value-type="float" office:value="17">
            <text:p>17</text:p>
          </table:table-cell>
          <table:table-cell table:formula="of:=[Sheet1.Q38]" office:value-type="float" office:value="0">
            <text:p>0</text:p>
          </table:table-cell>
          <table:table-cell table:formula="of:=[Sheet1.T38]" office:value-type="float" office:value="5">
            <text:p>5</text:p>
          </table:table-cell>
          <table:table-cell table:formula="of:=[Sheet1.AA38]" office:value-type="float" office:value="6">
            <text:p>6</text:p>
          </table:table-cell>
          <table:table-cell table:formula="of:=[.K8]/[.F8]" office:value-type="float" office:value="1">
            <text:p>1</text:p>
          </table:table-cell>
          <table:table-cell table:formula="of:=([.E8]/([.F8]*2))*100" office:value-type="float" office:value="66.6666666666667">
            <text:p>66.6666666667</text:p>
          </table:table-cell>
          <table:table-cell table:formula="of:=[.G8]/[.F8]" office:value-type="float" office:value="0.833333333333333">
            <text:p>0.8333333333</text:p>
          </table:table-cell>
          <table:table-cell table:formula="of:=[Sheet1.P38]" office:value-type="float" office:value="4">
            <text:p>4</text:p>
          </table:table-cell>
          <table:table-cell table:formula="of:=[Sheet1.V38]" office:value-type="float" office:value="2">
            <text:p>2</text:p>
          </table:table-cell>
          <table:table-cell table:formula="of:=[Sheet1.S38]" office:value-type="float" office:value="0">
            <text:p>0</text:p>
          </table:table-cell>
          <table:table-cell table:formula="of:=IF(([.O8] &gt; 0); ([.H8]/[.O8]); 0)" office:value-type="float" office:value="4.25">
            <text:p>4.25</text:p>
          </table:table-cell>
          <table:table-cell table:formula="of:=IF(([.P8] &gt; 0); ([.J8]/[.P8]); 0)" office:value-type="float" office:value="2.5">
            <text:p>2.5</text:p>
          </table:table-cell>
          <table:table-cell table:formula="of:=IF(([.Q8] &gt; 0); ([.I8]/[.Q8])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style-name="ce2" table:formula="of:=[.A8]+1" office:value-type="float" office:value="7">
            <text:p>7</text:p>
          </table:table-cell>
          <table:table-cell office:value-type="string">
            <text:p>Seekers</text:p>
          </table:table-cell>
          <table:table-cell table:style-name="ce1" table:formula="of:=[Sheet1.C66]" office:value-type="float" office:value="18">
            <text:p>18</text:p>
          </table:table-cell>
          <table:table-cell table:style-name="ce1" table:formula="of:=[Sheet1.D66]" office:value-type="float" office:value="11">
            <text:p>11</text:p>
          </table:table-cell>
          <table:table-cell table:style-name="ce1" table:formula="of:=[Sheet1.G66]" office:value-type="float" office:value="6">
            <text:p>6</text:p>
          </table:table-cell>
          <table:table-cell table:style-name="ce1" table:formula="of:=[Sheet1.H66]" office:value-type="float" office:value="6">
            <text:p>6</text:p>
          </table:table-cell>
          <table:table-cell table:style-name="ce1" table:formula="of:=[Sheet1.L66]" office:value-type="float" office:value="7">
            <text:p>7</text:p>
          </table:table-cell>
          <table:table-cell table:style-name="ce1" table:formula="of:=[Sheet1.N66]" office:value-type="float" office:value="14">
            <text:p>14</text:p>
          </table:table-cell>
          <table:table-cell table:style-name="ce1" table:formula="of:=[Sheet1.Q66]" office:value-type="float" office:value="0">
            <text:p>0</text:p>
          </table:table-cell>
          <table:table-cell table:style-name="ce1" table:formula="of:=[Sheet1.T66]" office:value-type="float" office:value="4">
            <text:p>4</text:p>
          </table:table-cell>
          <table:table-cell table:style-name="ce1" table:formula="of:=[Sheet1.AA66]" office:value-type="float" office:value="40">
            <text:p>40</text:p>
          </table:table-cell>
          <table:table-cell table:formula="of:=[.K9]/[.F9]" office:value-type="float" office:value="6.66666666666667">
            <text:p>6.6666666667</text:p>
          </table:table-cell>
          <table:table-cell table:formula="of:=([.E9]/([.F9]*2))*100" office:value-type="float" office:value="50">
            <text:p>50</text:p>
          </table:table-cell>
          <table:table-cell table:formula="of:=[.G9]/[.F9]" office:value-type="float" office:value="1.16666666666667">
            <text:p>1.1666666667</text:p>
          </table:table-cell>
          <table:table-cell table:style-name="ce1" table:formula="of:=[Sheet1.P66]" office:value-type="float" office:value="3">
            <text:p>3</text:p>
          </table:table-cell>
          <table:table-cell table:style-name="ce1" table:formula="of:=[Sheet1.V66]" office:value-type="float" office:value="3">
            <text:p>3</text:p>
          </table:table-cell>
          <table:table-cell table:style-name="ce1" table:formula="of:=[Sheet1.S66]" office:value-type="float" office:value="0">
            <text:p>0</text:p>
          </table:table-cell>
          <table:table-cell table:formula="of:=IF(([.O9] &gt; 0); ([.H9]/[.O9]); 0)" office:value-type="float" office:value="4.66666666666667">
            <text:p>4.6666666667</text:p>
          </table:table-cell>
          <table:table-cell table:formula="of:=IF(([.P9] &gt; 0); ([.J9]/[.P9]); 0)" office:value-type="float" office:value="1.33333333333333">
            <text:p>1.3333333333</text:p>
          </table:table-cell>
          <table:table-cell table:formula="of:=IF(([.Q9] &gt; 0); ([.I9]/[.Q9]); 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style-name="ce2" table:formula="of:=[.A9]+1" office:value-type="float" office:value="8">
            <text:p>8</text:p>
          </table:table-cell>
          <table:table-cell office:value-type="string">
            <text:p>David R Ceriton School of Super Friends</text:p>
          </table:table-cell>
          <table:table-cell table:style-name="ce1" table:formula="of:=[Sheet1.C59]" office:value-type="float" office:value="19">
            <text:p>19</text:p>
          </table:table-cell>
          <table:table-cell table:style-name="ce1" table:formula="of:=[Sheet1.D59]" office:value-type="float" office:value="17">
            <text:p>17</text:p>
          </table:table-cell>
          <table:table-cell table:style-name="ce1" table:formula="of:=[Sheet1.G59]" office:value-type="float" office:value="5">
            <text:p>5</text:p>
          </table:table-cell>
          <table:table-cell table:style-name="ce1" table:formula="of:=[Sheet1.H59]" office:value-type="float" office:value="6">
            <text:p>6</text:p>
          </table:table-cell>
          <table:table-cell table:style-name="ce1" table:formula="of:=[Sheet1.L59]" office:value-type="float" office:value="2">
            <text:p>2</text:p>
          </table:table-cell>
          <table:table-cell table:style-name="ce1" table:formula="of:=[Sheet1.N59]" office:value-type="float" office:value="12">
            <text:p>12</text:p>
          </table:table-cell>
          <table:table-cell table:style-name="ce1" table:formula="of:=[Sheet1.Q59]" office:value-type="float" office:value="2">
            <text:p>2</text:p>
          </table:table-cell>
          <table:table-cell table:style-name="ce1" table:formula="of:=[Sheet1.T59]" office:value-type="float" office:value="5">
            <text:p>5</text:p>
          </table:table-cell>
          <table:table-cell table:style-name="ce1" table:formula="of:=[Sheet1.AA59]" office:value-type="float" office:value="0">
            <text:p>0</text:p>
          </table:table-cell>
          <table:table-cell table:formula="of:=[.K10]/[.F10]" office:value-type="float" office:value="0">
            <text:p>0</text:p>
          </table:table-cell>
          <table:table-cell table:formula="of:=([.E10]/([.F10]*2))*100" office:value-type="float" office:value="41.6666666666667">
            <text:p>41.6666666667</text:p>
          </table:table-cell>
          <table:table-cell table:formula="of:=[.G10]/[.F10]" office:value-type="float" office:value="0.333333333333333">
            <text:p>0.3333333333</text:p>
          </table:table-cell>
          <table:table-cell table:style-name="ce1" table:formula="of:=[Sheet1.P59]" office:value-type="float" office:value="2">
            <text:p>2</text:p>
          </table:table-cell>
          <table:table-cell table:style-name="ce1" table:formula="of:=[Sheet1.V59]" office:value-type="float" office:value="3">
            <text:p>3</text:p>
          </table:table-cell>
          <table:table-cell table:style-name="ce1" table:formula="of:=[Sheet1.S59]" office:value-type="float" office:value="1">
            <text:p>1</text:p>
          </table:table-cell>
          <table:table-cell table:formula="of:=IF(([.O10] &gt; 0); ([.H10]/[.O10]); 0)" office:value-type="float" office:value="6">
            <text:p>6</text:p>
          </table:table-cell>
          <table:table-cell table:formula="of:=IF(([.P10] &gt; 0); ([.J10]/[.P10]); 0)" office:value-type="float" office:value="1.66666666666667">
            <text:p>1.6666666667</text:p>
          </table:table-cell>
          <table:table-cell table:formula="of:=IF(([.Q10] &gt; 0); ([.I10]/[.Q10]); 0)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style-name="ce2" table:formula="of:=[.A10]+1" office:value-type="float" office:value="9">
            <text:p>9</text:p>
          </table:table-cell>
          <table:table-cell office:value-type="string">
            <text:p>Puck Bunnies</text:p>
          </table:table-cell>
          <table:table-cell table:style-name="ce1" table:formula="of:=[Sheet1.C73]" office:value-type="float" office:value="9">
            <text:p>9</text:p>
          </table:table-cell>
          <table:table-cell table:style-name="ce1" table:formula="of:=[Sheet1.D73]" office:value-type="float" office:value="23">
            <text:p>23</text:p>
          </table:table-cell>
          <table:table-cell table:style-name="ce1" table:formula="of:=[Sheet1.G73]" office:value-type="float" office:value="4">
            <text:p>4</text:p>
          </table:table-cell>
          <table:table-cell table:style-name="ce1" table:formula="of:=[Sheet1.H73]" office:value-type="float" office:value="6">
            <text:p>6</text:p>
          </table:table-cell>
          <table:table-cell table:style-name="ce1" table:formula="of:=[Sheet1.L73]" office:value-type="float" office:value="-14">
            <text:p>-14</text:p>
          </table:table-cell>
          <table:table-cell table:style-name="ce1" table:formula="of:=[Sheet1.N73]" office:value-type="float" office:value="6">
            <text:p>6</text:p>
          </table:table-cell>
          <table:table-cell table:style-name="ce1" table:formula="of:=[Sheet1.Q73]" office:value-type="float" office:value="0">
            <text:p>0</text:p>
          </table:table-cell>
          <table:table-cell table:style-name="ce1" table:formula="of:=[Sheet1.T73]" office:value-type="float" office:value="3">
            <text:p>3</text:p>
          </table:table-cell>
          <table:table-cell table:style-name="ce1" table:formula="of:=[Sheet1.AA73]" office:value-type="float" office:value="6">
            <text:p>6</text:p>
          </table:table-cell>
          <table:table-cell table:formula="of:=[.K11]/[.F11]" office:value-type="float" office:value="1">
            <text:p>1</text:p>
          </table:table-cell>
          <table:table-cell table:formula="of:=([.E11]/([.F11]*2))*100" office:value-type="float" office:value="33.3333333333333">
            <text:p>33.3333333333</text:p>
          </table:table-cell>
          <table:table-cell table:formula="of:=[.G11]/[.F11]" office:value-type="float" office:value="-2.33333333333333">
            <text:p>-2.3333333333</text:p>
          </table:table-cell>
          <table:table-cell table:style-name="ce1" table:formula="of:=[Sheet1.P73]" office:value-type="float" office:value="2">
            <text:p>2</text:p>
          </table:table-cell>
          <table:table-cell table:style-name="ce1" table:formula="of:=[Sheet1.V73]" office:value-type="float" office:value="4">
            <text:p>4</text:p>
          </table:table-cell>
          <table:table-cell table:style-name="ce1" table:formula="of:=[Sheet1.S73]" office:value-type="float" office:value="0">
            <text:p>0</text:p>
          </table:table-cell>
          <table:table-cell table:formula="of:=IF(([.O11] &gt; 0); ([.H11]/[.O11]); 0)" office:value-type="float" office:value="3">
            <text:p>3</text:p>
          </table:table-cell>
          <table:table-cell table:formula="of:=IF(([.P11] &gt; 0); ([.J11]/[.P11]); 0)" office:value-type="float" office:value="0.75">
            <text:p>0.75</text:p>
          </table:table-cell>
          <table:table-cell table:formula="of:=IF(([.Q11] &gt; 0); ([.I11]/[.Q11]); 0)" office:value-type="float" office:value="0">
            <text:p>0</text:p>
          </table:table-cell>
          <table:table-cell office:value-type="string">
            <text:p>bahaha</text:p>
          </table:table-cell>
          <table:table-cell table:number-columns-repeated="4"/>
        </table:table-row>
        <table:table-row table:style-name="ro4">
          <table:table-cell table:style-name="ce2" table:formula="of:=[.A11]+1" office:value-type="float" office:value="10">
            <text:p>10</text:p>
          </table:table-cell>
          <table:table-cell office:value-type="string">
            <text:p>The Strong Forks</text:p>
          </table:table-cell>
          <table:table-cell table:style-name="ce1" table:formula="of:=[Sheet1.C52]" office:value-type="float" office:value="8">
            <text:p>8</text:p>
          </table:table-cell>
          <table:table-cell table:style-name="ce1" table:formula="of:=[Sheet1.D52]" office:value-type="float" office:value="22">
            <text:p>22</text:p>
          </table:table-cell>
          <table:table-cell table:style-name="ce1" table:formula="of:=[Sheet1.G52]" office:value-type="float" office:value="3">
            <text:p>3</text:p>
          </table:table-cell>
          <table:table-cell table:style-name="ce1" table:formula="of:=[Sheet1.H52]" office:value-type="float" office:value="6">
            <text:p>6</text:p>
          </table:table-cell>
          <table:table-cell table:style-name="ce1" table:formula="of:=[Sheet1.L52]" office:value-type="float" office:value="-14">
            <text:p>-14</text:p>
          </table:table-cell>
          <table:table-cell table:style-name="ce1" table:formula="of:=[Sheet1.N52]" office:value-type="float" office:value="2">
            <text:p>2</text:p>
          </table:table-cell>
          <table:table-cell table:style-name="ce1" table:formula="of:=[Sheet1.Q52]" office:value-type="float" office:value="3">
            <text:p>3</text:p>
          </table:table-cell>
          <table:table-cell table:style-name="ce1" table:formula="of:=[Sheet1.T52]" office:value-type="float" office:value="3">
            <text:p>3</text:p>
          </table:table-cell>
          <table:table-cell table:style-name="ce1" table:formula="of:=[Sheet1.AA52]" office:value-type="float" office:value="0">
            <text:p>0</text:p>
          </table:table-cell>
          <table:table-cell table:formula="of:=[.K12]/[.F12]" office:value-type="float" office:value="0">
            <text:p>0</text:p>
          </table:table-cell>
          <table:table-cell table:formula="of:=([.E12]/([.F12]*2))*100" office:value-type="float" office:value="25">
            <text:p>25</text:p>
          </table:table-cell>
          <table:table-cell table:formula="of:=[.G12]/[.F12]" office:value-type="float" office:value="-2.33333333333333">
            <text:p>-2.3333333333</text:p>
          </table:table-cell>
          <table:table-cell table:style-name="ce1" table:formula="of:=[Sheet1.P52]" office:value-type="float" office:value="1">
            <text:p>1</text:p>
          </table:table-cell>
          <table:table-cell table:style-name="ce1" table:formula="of:=[Sheet1.V52]" office:value-type="float" office:value="4">
            <text:p>4</text:p>
          </table:table-cell>
          <table:table-cell table:style-name="ce1" table:formula="of:=[Sheet1.S52]" office:value-type="float" office:value="1">
            <text:p>1</text:p>
          </table:table-cell>
          <table:table-cell table:formula="of:=IF(([.O12] &gt; 0); ([.H12]/[.O12]); 0)" office:value-type="float" office:value="2">
            <text:p>2</text:p>
          </table:table-cell>
          <table:table-cell table:formula="of:=IF(([.P12] &gt; 0); ([.J12]/[.P12]); 0)" office:value-type="float" office:value="0.75">
            <text:p>0.75</text:p>
          </table:table-cell>
          <table:table-cell table:formula="of:=IF(([.Q12] &gt; 0); ([.I12]/[.Q12]); 0)" office:value-type="float" office:value="3">
            <text:p>3</text:p>
          </table:table-cell>
          <table:table-cell office:value-type="string">
            <text:p>lets see how</text:p>
          </table:table-cell>
          <table:table-cell table:number-columns-repeated="4"/>
        </table:table-row>
        <table:table-row table:style-name="ro4">
          <table:table-cell table:style-name="ce2" table:formula="of:=[.A12]+1" office:value-type="float" office:value="11">
            <text:p>11</text:p>
          </table:table-cell>
          <table:table-cell office:value-type="string">
            <text:p>Specs Offenders</text:p>
          </table:table-cell>
          <table:table-cell table:style-name="ce1" table:formula="of:=[Sheet1.C80]" office:value-type="float" office:value="8">
            <text:p>8</text:p>
          </table:table-cell>
          <table:table-cell table:style-name="ce1" table:formula="of:=[Sheet1.D80]" office:value-type="float" office:value="28">
            <text:p>28</text:p>
          </table:table-cell>
          <table:table-cell table:style-name="ce1" table:formula="of:=[Sheet1.G80]" office:value-type="float" office:value="1">
            <text:p>1</text:p>
          </table:table-cell>
          <table:table-cell table:style-name="ce1" table:formula="of:=[Sheet1.H80]" office:value-type="float" office:value="6">
            <text:p>6</text:p>
          </table:table-cell>
          <table:table-cell table:style-name="ce1" table:formula="of:=[Sheet1.L80]" office:value-type="float" office:value="-20">
            <text:p>-20</text:p>
          </table:table-cell>
          <table:table-cell table:style-name="ce1" table:formula="of:=[Sheet1.N80]" office:value-type="float" office:value="0">
            <text:p>0</text:p>
          </table:table-cell>
          <table:table-cell table:style-name="ce1" table:formula="of:=[Sheet1.Q80]" office:value-type="float" office:value="3">
            <text:p>3</text:p>
          </table:table-cell>
          <table:table-cell table:style-name="ce1" table:formula="of:=[Sheet1.T80]" office:value-type="float" office:value="5">
            <text:p>5</text:p>
          </table:table-cell>
          <table:table-cell table:style-name="ce1" table:formula="of:=[Sheet1.AA80]" office:value-type="float" office:value="0">
            <text:p>0</text:p>
          </table:table-cell>
          <table:table-cell table:formula="of:=[.K13]/[.F13]" office:value-type="float" office:value="0">
            <text:p>0</text:p>
          </table:table-cell>
          <table:table-cell table:formula="of:=([.E13]/([.F13]*2))*100" office:value-type="float" office:value="8.33333333333333">
            <text:p>8.3333333333</text:p>
          </table:table-cell>
          <table:table-cell table:formula="of:=[.G13]/[.F13]" office:value-type="float" office:value="-3.33333333333333">
            <text:p>-3.3333333333</text:p>
          </table:table-cell>
          <table:table-cell table:style-name="ce1" table:formula="of:=[Sheet1.P80]" office:value-type="float" office:value="0">
            <text:p>0</text:p>
          </table:table-cell>
          <table:table-cell table:style-name="ce1" table:formula="of:=[Sheet1.V80]" office:value-type="float" office:value="5">
            <text:p>5</text:p>
          </table:table-cell>
          <table:table-cell table:style-name="ce1" table:formula="of:=[Sheet1.S80]" office:value-type="float" office:value="1">
            <text:p>1</text:p>
          </table:table-cell>
          <table:table-cell table:formula="of:=IF(([.O13] &gt; 0); ([.H13]/[.O13]); 0)" office:value-type="float" office:value="0">
            <text:p>0</text:p>
          </table:table-cell>
          <table:table-cell table:formula="of:=IF(([.P13] &gt; 0); ([.J13]/[.P13]); 0)" office:value-type="float" office:value="1">
            <text:p>1</text:p>
          </table:table-cell>
          <table:table-cell table:formula="of:=IF(([.Q13] &gt; 0); ([.I13]/[.Q13]); 0)" office:value-type="float" office:value="3">
            <text:p>3</text:p>
          </table:table-cell>
          <table:table-cell office:value-type="string">
            <text:p>u liek thiis</text:p>
          </table:table-cell>
          <table:table-cell table:number-columns-repeated="4"/>
        </table:table-row>
        <table:table-row table:style-name="ro4">
          <table:table-cell table:style-name="ce2" table:formula="of:=[.A13]+1" office:value-type="float" office:value="12">
            <text:p>12</text:p>
          </table:table-cell>
          <table:table-cell office:value-type="string">
            <text:p>The Big Mason Jars</text:p>
          </table:table-cell>
          <table:table-cell table:style-name="ce1" table:formula="of:=[Sheet1.C87]" office:value-type="float" office:value="4">
            <text:p>4</text:p>
          </table:table-cell>
          <table:table-cell table:style-name="ce1" table:formula="of:=[Sheet1.D87]" office:value-type="float" office:value="30">
            <text:p>30</text:p>
          </table:table-cell>
          <table:table-cell table:style-name="ce1" table:formula="of:=[Sheet1.G87]" office:value-type="float" office:value="0">
            <text:p>0</text:p>
          </table:table-cell>
          <table:table-cell table:style-name="ce1" table:formula="of:=[Sheet1.H87]" office:value-type="float" office:value="6">
            <text:p>6</text:p>
          </table:table-cell>
          <table:table-cell table:style-name="ce1" table:formula="of:=[Sheet1.L87]" office:value-type="float" office:value="-26">
            <text:p>-26</text:p>
          </table:table-cell>
          <table:table-cell table:style-name="ce1" table:formula="of:=[Sheet1.N87]" office:value-type="float" office:value="0">
            <text:p>0</text:p>
          </table:table-cell>
          <table:table-cell table:style-name="ce1" table:formula="of:=[Sheet1.Q87]" office:value-type="float" office:value="0">
            <text:p>0</text:p>
          </table:table-cell>
          <table:table-cell table:style-name="ce1" table:formula="of:=[Sheet1.T87]" office:value-type="float" office:value="4">
            <text:p>4</text:p>
          </table:table-cell>
          <table:table-cell table:style-name="ce1" table:formula="of:=[Sheet1.AA87]" office:value-type="float" office:value="0">
            <text:p>0</text:p>
          </table:table-cell>
          <table:table-cell table:formula="of:=[.K14]/[.F14]" office:value-type="float" office:value="0">
            <text:p>0</text:p>
          </table:table-cell>
          <table:table-cell table:formula="of:=([.E14]/([.F14]*2))*100" office:value-type="float" office:value="0">
            <text:p>0</text:p>
          </table:table-cell>
          <table:table-cell table:formula="of:=[.G14]/[.F14]" office:value-type="float" office:value="-4.33333333333333">
            <text:p>-4.3333333333</text:p>
          </table:table-cell>
          <table:table-cell table:style-name="ce1" table:formula="of:=[Sheet1.P87]" office:value-type="float" office:value="0">
            <text:p>0</text:p>
          </table:table-cell>
          <table:table-cell table:style-name="ce1" table:formula="of:=[Sheet1.V87]" office:value-type="float" office:value="6">
            <text:p>6</text:p>
          </table:table-cell>
          <table:table-cell table:style-name="ce1" table:formula="of:=[Sheet1.S87]" office:value-type="float" office:value="0">
            <text:p>0</text:p>
          </table:table-cell>
          <table:table-cell table:formula="of:=IF(([.O14] &gt; 0); ([.H14]/[.O14]); 0)" office:value-type="float" office:value="0">
            <text:p>0</text:p>
          </table:table-cell>
          <table:table-cell table:formula="of:=IF(([.P14] &gt; 0); ([.J14]/[.P14]); 0)" office:value-type="float" office:value="0.666666666666667">
            <text:p>0.6666666667</text:p>
          </table:table-cell>
          <table:table-cell table:formula="of:=IF(([.Q14] &gt; 0); ([.I14]/[.Q14]); 0)"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style-name="ce2" table:formula="of:=[.A14]+1" office:value-type="float" office:value="13">
            <text:p>13</text:p>
          </table:table-cell>
          <table:table-cell office:value-type="string">
            <text:p>The Consistent Waterbottles</text:p>
          </table:table-cell>
          <table:table-cell table:style-name="ce1" table:formula="of:=[Sheet1.C94]" office:value-type="float" office:value="1">
            <text:p>1</text:p>
          </table:table-cell>
          <table:table-cell table:style-name="ce1" table:formula="of:=[Sheet1.D94]" office:value-type="float" office:value="29">
            <text:p>29</text:p>
          </table:table-cell>
          <table:table-cell table:style-name="ce1" table:formula="of:=[Sheet1.G94]" office:value-type="float" office:value="0">
            <text:p>0</text:p>
          </table:table-cell>
          <table:table-cell table:style-name="ce1" table:formula="of:=[Sheet1.H94]" office:value-type="float" office:value="6">
            <text:p>6</text:p>
          </table:table-cell>
          <table:table-cell table:style-name="ce1" table:formula="of:=[Sheet1.L94]" office:value-type="float" office:value="-28">
            <text:p>-28</text:p>
          </table:table-cell>
          <table:table-cell table:style-name="ce1" table:formula="of:=[Sheet1.N94]" office:value-type="float" office:value="0">
            <text:p>0</text:p>
          </table:table-cell>
          <table:table-cell table:style-name="ce1" table:formula="of:=[Sheet1.Q94]" office:value-type="float" office:value="0">
            <text:p>0</text:p>
          </table:table-cell>
          <table:table-cell table:style-name="ce1" table:formula="of:=[Sheet1.T94]" office:value-type="float" office:value="1">
            <text:p>1</text:p>
          </table:table-cell>
          <table:table-cell table:style-name="ce1" table:formula="of:=[Sheet1.AA94]" office:value-type="float" office:value="0">
            <text:p>0</text:p>
          </table:table-cell>
          <table:table-cell table:formula="of:=[.K15]/[.F15]" office:value-type="float" office:value="0">
            <text:p>0</text:p>
          </table:table-cell>
          <table:table-cell table:formula="of:=([.E15]/([.F15]*2))*100" office:value-type="float" office:value="0">
            <text:p>0</text:p>
          </table:table-cell>
          <table:table-cell table:formula="of:=[.G15]/[.F15]" office:value-type="float" office:value="-4.66666666666667">
            <text:p>-4.6666666667</text:p>
          </table:table-cell>
          <table:table-cell table:style-name="ce1" table:formula="of:=[Sheet1.P94]" office:value-type="float" office:value="0">
            <text:p>0</text:p>
          </table:table-cell>
          <table:table-cell table:style-name="ce1" table:formula="of:=[Sheet1.V94]" office:value-type="float" office:value="6">
            <text:p>6</text:p>
          </table:table-cell>
          <table:table-cell table:style-name="ce1" table:formula="of:=[Sheet1.S94]" office:value-type="float" office:value="0">
            <text:p>0</text:p>
          </table:table-cell>
          <table:table-cell table:formula="of:=IF(([.O15] &gt; 0); ([.H15]/[.O15]); 0)" office:value-type="float" office:value="0">
            <text:p>0</text:p>
          </table:table-cell>
          <table:table-cell table:formula="of:=IF(([.P15] &gt; 0); ([.J15]/[.P15]); 0)" office:value-type="float" office:value="0.166666666666667">
            <text:p>0.1666666667</text:p>
          </table:table-cell>
          <table:table-cell table:formula="of:=IF(([.Q15] &gt; 0); ([.I15]/[.Q15]); 0)" office:value-type="float" office:value="0">
            <text:p>0</text:p>
          </table:table-cell>
          <table:table-cell office:value-type="string">
            <text:p>Pucked Up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>
            <text:p>Totals</text:p>
          </table:table-cell>
          <table:table-cell table:formula="of:=SUM([.C3:.C15])" office:value-type="float" office:value="227">
            <text:p>227</text:p>
          </table:table-cell>
          <table:table-cell table:formula="of:=SUM([.D3:.D15])" office:value-type="float" office:value="227">
            <text:p>227</text:p>
          </table:table-cell>
          <table:table-cell/>
          <table:table-cell table:formula="of:=SUM([.F3:.F15])/2" office:value-type="float" office:value="39">
            <text:p>39</text:p>
          </table:table-cell>
          <table:table-cell table:formula="of:=SUM([.G3:.G15])" office:value-type="float" office:value="0">
            <text:p>0</text:p>
          </table:table-cell>
          <table:table-cell table:formula="of:=SUM([.H3:.H15])" office:value-type="float" office:value="173">
            <text:p>173</text:p>
          </table:table-cell>
          <table:table-cell table:formula="of:=SUM([.I3:.I15])" office:value-type="float" office:value="14">
            <text:p>14</text:p>
          </table:table-cell>
          <table:table-cell table:formula="of:=SUM([.J3:.J15])" office:value-type="float" office:value="40">
            <text:p>40</text:p>
          </table:table-cell>
          <table:table-cell table:formula="of:=SUM([.K3:.K15])" office:value-type="float" office:value="304">
            <text:p>304</text:p>
          </table:table-cell>
          <table:table-cell table:formula="of:=SUM([.L3:.L15])" office:value-type="float" office:value="50.6666666666667">
            <text:p>50.6666666667</text:p>
          </table:table-cell>
          <table:table-cell table:formula="of:=SUM([.M3:.M15])" office:value-type="float" office:value="650">
            <text:p>650</text:p>
          </table:table-cell>
          <table:table-cell table:formula="of:=SUM([.N3:.N15])" office:value-type="float" office:value="0">
            <text:p>0</text:p>
          </table:table-cell>
          <table:table-cell table:formula="of:=SUM([.O3:.O15])" office:value-type="float" office:value="36">
            <text:p>36</text:p>
          </table:table-cell>
          <table:table-cell table:formula="of:=SUM([.P3:.P15])" office:value-type="float" office:value="36">
            <text:p>36</text:p>
          </table:table-cell>
          <table:table-cell table:formula="of:=SUM([.Q3:.Q15])" office:value-type="float" office:value="6">
            <text:p>6</text:p>
          </table:table-cell>
          <table:table-cell table:formula="of:=SUM([.R3:.R15])" office:value-type="float" office:value="44.8333333333333">
            <text:p>44.8333333333</text:p>
          </table:table-cell>
          <table:table-cell table:formula="of:=SUM([.S3:.S15])" office:value-type="float" office:value="15.8333333333333">
            <text:p>15.8333333333</text:p>
          </table:table-cell>
          <table:table-cell table:formula="of:=SUM([.T3:.T15])" office:value-type="float" office:value="12">
            <text:p>12</text:p>
          </table:table-cell>
          <table:table-cell table:formula="of:=SUM([.U3:.U15])"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verages</text:p>
          </table:table-cell>
          <table:table-cell table:formula="of:=[.C$17]/[.$F$17]" office:value-type="float" office:value="5.82051282051282">
            <text:p>5.8205128205</text:p>
          </table:table-cell>
          <table:table-cell table:formula="of:=[.D$17]/[.$F$17]" office:value-type="float" office:value="5.82051282051282">
            <text:p>5.8205128205</text:p>
          </table:table-cell>
          <table:table-cell table:formula="of:=[.E$17]/[.$F$17]" office:value-type="float" office:value="0">
            <text:p>0</text:p>
          </table:table-cell>
          <table:table-cell table:formula="of:=[.F$17]/[.$F$17]" office:value-type="float" office:value="1">
            <text:p>1</text:p>
          </table:table-cell>
          <table:table-cell table:formula="of:=[.G$17]/[.$F$17]" office:value-type="float" office:value="0">
            <text:p>0</text:p>
          </table:table-cell>
          <table:table-cell table:formula="of:=[.H$17]/[.$F$17]" office:value-type="float" office:value="4.43589743589744">
            <text:p>4.4358974359</text:p>
          </table:table-cell>
          <table:table-cell table:formula="of:=[.I$17]/[.$F$17]" office:value-type="float" office:value="0.358974358974359">
            <text:p>0.358974359</text:p>
          </table:table-cell>
          <table:table-cell table:formula="of:=[.J$17]/[.$F$17]" office:value-type="float" office:value="1.02564102564103">
            <text:p>1.0256410256</text:p>
          </table:table-cell>
          <table:table-cell table:formula="of:=[.K$17]/[.$F$17]" office:value-type="float" office:value="7.7948717948718">
            <text:p>7.7948717949</text:p>
          </table:table-cell>
          <table:table-cell table:formula="of:=[.L$17]/[.$F$17]" office:value-type="float" office:value="1.2991452991453">
            <text:p>1.2991452991</text:p>
          </table:table-cell>
          <table:table-cell table:formula="of:=[.M$17]/[.$F$17]" office:value-type="float" office:value="16.6666666666667">
            <text:p>16.6666666667</text:p>
          </table:table-cell>
          <table:table-cell table:formula="of:=[.N$17]/[.$F$17]" office:value-type="float" office:value="0">
            <text:p>0</text:p>
          </table:table-cell>
          <table:table-cell table:formula="of:=[.O$17]/[.$F$17]" office:value-type="float" office:value="0.923076923076923">
            <text:p>0.9230769231</text:p>
          </table:table-cell>
          <table:table-cell table:formula="of:=[.P$17]/[.$F$17]" office:value-type="float" office:value="0.923076923076923">
            <text:p>0.9230769231</text:p>
          </table:table-cell>
          <table:table-cell table:formula="of:=[.Q$17]/[.$F$17]" office:value-type="float" office:value="0.153846153846154">
            <text:p>0.1538461538</text:p>
          </table:table-cell>
          <table:table-cell table:formula="of:=[.R$17]/[.$F$17]" office:value-type="float" office:value="1.14957264957265">
            <text:p>1.1495726496</text:p>
          </table:table-cell>
          <table:table-cell table:formula="of:=[.S$17]/[.$F$17]" office:value-type="float" office:value="0.405982905982906">
            <text:p>0.405982906</text:p>
          </table:table-cell>
          <table:table-cell table:formula="of:=[.T$17]/[.$F$17]" office:value-type="float" office:value="0.307692307692308">
            <text:p>0.3076923077</text:p>
          </table:table-cell>
          <table:table-cell table:formula="of:=[.U$17]/[.$F$17]" office:value-type="float" office:value="0.179487179487179">
            <text:p>0.179487179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Umm yeah, so overall, 1 game was played every game</text:p>
          </table:table-cell>
          <table:table-cell table:number-columns-repeated="19"/>
        </table:table-row>
        <table:table-row table:style-name="ro1" table:number-rows-repeated="35">
          <table:table-cell table:number-columns-repeated="25"/>
        </table:table-row>
        <table:table-row table:style-name="ro1">
          <table:table-cell>
            <draw:frame table:end-cell-address="Sheet2.F76" table:end-x="2.282cm" table:end-y="0.261cm" draw:z-index="3" draw:style-name="gr2" draw:text-style-name="P1" svg:width="15.999cm" svg:height="8.999cm" svg:x="2.045cm" svg:y="0.304cm">
              <draw:object draw:notify-on-update-of-ranges="Sheet2.B3:Sheet2.B15 Sheet2.E3:Sheet2.E15 Sheet2.C2:Sheet2.C2 Sheet2.C3:Sheet2.C15 Sheet2.E3:Sheet2.E15 Sheet2.D2:Sheet2.D2 Sheet2.D3:Sheet2.D15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/>
          <table:table-cell>
            <draw:frame table:end-cell-address="Sheet2.F97" table:end-x="2.591cm" table:end-y="0.387cm" draw:z-index="4" draw:style-name="gr2" draw:text-style-name="P1" svg:width="15.999cm" svg:height="8.999cm" svg:x="0.105cm" svg:y="-0.001cm">
              <draw:object draw:notify-on-update-of-ranges="Sheet2.B3:Sheet2.B15 Sheet2.E3:Sheet2.E15 Sheet2.L2:Sheet2.L2 Sheet2.L3:Sheet2.L15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3"/>
        </table:table-row>
        <table:table-row table:style-name="ro1" table:number-rows-repeated="24">
          <table:table-cell table:number-columns-repeated="25"/>
        </table:table-row>
        <table:table-row table:style-name="ro1">
          <table:table-cell>
            <draw:frame table:end-cell-address="Sheet2.R249" table:end-x="1.425cm" table:end-y="0.429cm" draw:z-index="5" draw:style-name="gr2" draw:text-style-name="P1" svg:width="49.73cm" svg:height="63.305cm" svg:x="1.377cm" svg:y="0.413cm">
              <draw:object draw:notify-on-update-of-ranges="Sheet2.B3:Sheet2.B10 Sheet2.U3:Sheet2.U10 Sheet2.C2:Sheet2.C2 Sheet2.C3:Sheet2.C10 Sheet2.U3:Sheet2.U10 Sheet2.D2:Sheet2.D2 Sheet2.D3:Sheet2.D10 Sheet2.U3:Sheet2.U10 Sheet2.E2:Sheet2.E2 Sheet2.E3:Sheet2.E10 Sheet2.U3:Sheet2.U10 Sheet2.H2:Sheet2.H2 Sheet2.H3:Sheet2.H10 Sheet2.U3:Sheet2.U10 Sheet2.I2:Sheet2.I2 Sheet2.I3:Sheet2.I10 Sheet2.U3:Sheet2.U10 Sheet2.J2:Sheet2.J2 Sheet2.J3:Sheet2.J10 Sheet2.U3:Sheet2.U10 Sheet2.L2:Sheet2.L2 Sheet2.L3:Sheet2.L10 Sheet2.U3:Sheet2.U10 Sheet2.N2:Sheet2.N2 Sheet2.N3:Sheet2.N10 Sheet2.U3:Sheet2.U10 Sheet2.O2:Sheet2.O2 Sheet2.O3:Sheet2.O10 Sheet2.U3:Sheet2.U10 Sheet2.P2:Sheet2.P2 Sheet2.P3:Sheet2.P10 Sheet2.U3:Sheet2.U10 Sheet2.Q2:Sheet2.Q2 Sheet2.Q3:Sheet2.Q10 Sheet2.U3:Sheet2.U10 Sheet2.R2:Sheet2.R2 Sheet2.R3:Sheet2.R10 Sheet2.U3:Sheet2.U10 Sheet2.S2:Sheet2.S2 Sheet2.S3:Sheet2.S10 Sheet2.U3:Sheet2.U10 Sheet2.T2:Sheet2.T2 Sheet2.T3:Sheet2.T10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33">
          <table:table-cell table:number-columns-repeated="25"/>
        </table:table-row>
        <table:table-row table:style-name="ro1">
          <table:table-cell table:number-columns-repeated="24"/>
          <table:table-cell>
            <draw:frame table:end-cell-address="Sheet2.AH175" table:end-x="0.087cm" table:end-y="0.234cm" draw:z-index="8" draw:style-name="gr2" draw:text-style-name="P1" svg:width="19.833cm" svg:height="16.662cm" svg:x="0.578cm" svg:y="0.363cm">
              <draw:object draw:notify-on-update-of-ranges="Sheet2.S162:Sheet2.S175 Sheet2.V161:Sheet2.V161 Sheet2.V162:Sheet2.V175 Sheet2.W161:Sheet2.W161 Sheet2.W162:Sheet2.W175 Sheet2.X161:Sheet2.X161 Sheet2.X162:Sheet2.X175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20"/>
          <table:table-cell office:value-type="string">
            <text:p>Various indexes, named after the power of R^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>
            <text:p>ie higher R indexes are based more on R^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>
            <text:p>values than their trend slopes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>
            <text:p>more accurate, less predictive</text:p>
          </table:table-cell>
          <table:table-cell table:number-columns-repeated="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8"/>
          <table:table-cell office:value-type="string">
            <text:p>Metric</text:p>
          </table:table-cell>
          <table:table-cell office:value-type="string">
            <text:p>R^2</text:p>
          </table:table-cell>
          <table:table-cell office:value-type="string">
            <text:p>Trend slope</text:p>
          </table:table-cell>
          <table:table-cell office:value-type="string">
            <text:p>Metric Index</text:p>
          </table:table-cell>
          <table:table-cell office:value-type="string">
            <text:p>R2' Index</text:p>
          </table:table-cell>
          <table:table-cell office:value-type="string">
            <text:p>R3' Index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Score in Losses</text:p>
          </table:table-cell>
          <table:table-cell office:value-type="float" office:value="0.7078">
            <text:p>0.7078</text:p>
          </table:table-cell>
          <table:table-cell office:value-type="float" office:value="-1.91">
            <text:p>-1.91</text:p>
          </table:table-cell>
          <table:table-cell table:formula="of:=(ABS([.U162]))*[.T162]" office:value-type="float" office:value="1.351898">
            <text:p>1.351898</text:p>
          </table:table-cell>
          <table:table-cell table:formula="of:=(ABS([.U162]))*[.T162]*[.T162]" office:value-type="float" office:value="0.9568734044">
            <text:p>0.9568734044</text:p>
          </table:table-cell>
          <table:table-cell table:formula="of:=(ABS([.U162]))*[.T162]*[.T162]*[.T162]" office:value-type="float" office:value="0.67727499563432">
            <text:p>0.6772749956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Number of Losses</text:p>
          </table:table-cell>
          <table:table-cell office:value-type="float" office:value="0.7058">
            <text:p>0.7058</text:p>
          </table:table-cell>
          <table:table-cell office:value-type="float" office:value="-0.97">
            <text:p>-0.97</text:p>
          </table:table-cell>
          <table:table-cell table:formula="of:=(ABS([.U163]))*[.T163]" office:value-type="float" office:value="0.684626">
            <text:p>0.684626</text:p>
          </table:table-cell>
          <table:table-cell table:formula="of:=(ABS([.U163]))*[.T163]*[.T163]" office:value-type="float" office:value="0.4832090308">
            <text:p>0.4832090308</text:p>
          </table:table-cell>
          <table:table-cell table:formula="of:=(ABS([.U163]))*[.T163]*[.T163]*[.T163]" office:value-type="float" office:value="0.34104893393864">
            <text:p>0.3410489339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Goals Against</text:p>
          </table:table-cell>
          <table:table-cell office:value-type="float" office:value="0.5155">
            <text:p>0.5155</text:p>
          </table:table-cell>
          <table:table-cell office:value-type="float" office:value="-3.16">
            <text:p>-3.16</text:p>
          </table:table-cell>
          <table:table-cell table:formula="of:=(ABS([.U164]))*[.T164]" office:value-type="float" office:value="1.62898">
            <text:p>1.62898</text:p>
          </table:table-cell>
          <table:table-cell table:formula="of:=(ABS([.U164]))*[.T164]*[.T164]" office:value-type="float" office:value="0.83973919">
            <text:p>0.83973919</text:p>
          </table:table-cell>
          <table:table-cell table:formula="of:=(ABS([.U164]))*[.T164]*[.T164]*[.T164]" office:value-type="float" office:value="0.432885552445">
            <text:p>0.4328855524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WQI</text:p>
          </table:table-cell>
          <table:table-cell office:value-type="float" office:value="0.5097">
            <text:p>0.5097</text:p>
          </table:table-cell>
          <table:table-cell office:value-type="float" office:value="3.62">
            <text:p>3.62</text:p>
          </table:table-cell>
          <table:table-cell table:formula="of:=(ABS([.U165]))*[.T165]" office:value-type="float" office:value="1.845114">
            <text:p>1.845114</text:p>
          </table:table-cell>
          <table:table-cell table:formula="of:=(ABS([.U165]))*[.T165]*[.T165]" office:value-type="float" office:value="0.9404546058">
            <text:p>0.9404546058</text:p>
          </table:table-cell>
          <table:table-cell table:formula="of:=(ABS([.U165]))*[.T165]*[.T165]*[.T165]" office:value-type="float" office:value="0.47934971257626">
            <text:p>0.4793497126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Points</text:p>
          </table:table-cell>
          <table:table-cell office:value-type="float" office:value="0.4681">
            <text:p>0.4681</text:p>
          </table:table-cell>
          <table:table-cell office:value-type="float" office:value="1.55">
            <text:p>1.55</text:p>
          </table:table-cell>
          <table:table-cell table:formula="of:=(ABS([.U166]))*[.T166]" office:value-type="float" office:value="0.725555">
            <text:p>0.725555</text:p>
          </table:table-cell>
          <table:table-cell table:formula="of:=(ABS([.U166]))*[.T166]*[.T166]" office:value-type="float" office:value="0.3396322955">
            <text:p>0.3396322955</text:p>
          </table:table-cell>
          <table:table-cell table:formula="of:=(ABS([.U166]))*[.T166]*[.T166]*[.T166]" office:value-type="float" office:value="0.15898187752355">
            <text:p>0.1589818775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Score in Ties</text:p>
          </table:table-cell>
          <table:table-cell office:value-type="float" office:value="0.345">
            <text:p>0.345</text:p>
          </table:table-cell>
          <table:table-cell office:value-type="float" office:value="0.78">
            <text:p>0.78</text:p>
          </table:table-cell>
          <table:table-cell table:formula="of:=(ABS([.U167]))*[.T167]" office:value-type="float" office:value="0.2691">
            <text:p>0.2691</text:p>
          </table:table-cell>
          <table:table-cell table:formula="of:=(ABS([.U167]))*[.T167]*[.T167]" office:value-type="float" office:value="0.0928395">
            <text:p>0.0928395</text:p>
          </table:table-cell>
          <table:table-cell table:formula="of:=(ABS([.U167]))*[.T167]*[.T167]*[.T167]" office:value-type="float" office:value="0.0320296275">
            <text:p>0.0320296275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Number of Ties</text:p>
          </table:table-cell>
          <table:table-cell office:value-type="float" office:value="0.345">
            <text:p>0.345</text:p>
          </table:table-cell>
          <table:table-cell office:value-type="float" office:value="0.39">
            <text:p>0.39</text:p>
          </table:table-cell>
          <table:table-cell table:formula="of:=(ABS([.U168]))*[.T168]" office:value-type="float" office:value="0.13455">
            <text:p>0.13455</text:p>
          </table:table-cell>
          <table:table-cell table:formula="of:=(ABS([.U168]))*[.T168]*[.T168]" office:value-type="float" office:value="0.04641975">
            <text:p>0.04641975</text:p>
          </table:table-cell>
          <table:table-cell table:formula="of:=(ABS([.U168]))*[.T168]*[.T168]*[.T168]" office:value-type="float" office:value="0.01601481375">
            <text:p>0.0160148138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verage Score in Losses</text:p>
          </table:table-cell>
          <table:table-cell office:value-type="float" office:value="0.3332">
            <text:p>0.3332</text:p>
          </table:table-cell>
          <table:table-cell office:value-type="float" office:value="-0.78">
            <text:p>-0.78</text:p>
          </table:table-cell>
          <table:table-cell table:formula="of:=(ABS([.U169]))*[.T169]" office:value-type="float" office:value="0.259896">
            <text:p>0.259896</text:p>
          </table:table-cell>
          <table:table-cell table:formula="of:=(ABS([.U169]))*[.T169]*[.T169]" office:value-type="float" office:value="0.0865973472">
            <text:p>0.0865973472</text:p>
          </table:table-cell>
          <table:table-cell table:formula="of:=(ABS([.U169]))*[.T169]*[.T169]*[.T169]" office:value-type="float" office:value="0.02885423608704">
            <text:p>0.0288542361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verage Goal Differential</text:p>
          </table:table-cell>
          <table:table-cell office:value-type="float" office:value="0.2479">
            <text:p>0.2479</text:p>
          </table:table-cell>
          <table:table-cell office:value-type="float" office:value="0.71">
            <text:p>0.71</text:p>
          </table:table-cell>
          <table:table-cell table:formula="of:=(ABS([.U170]))*[.T170]" office:value-type="float" office:value="0.176009">
            <text:p>0.176009</text:p>
          </table:table-cell>
          <table:table-cell table:formula="of:=(ABS([.U170]))*[.T170]*[.T170]" office:value-type="float" office:value="0.0436326311">
            <text:p>0.0436326311</text:p>
          </table:table-cell>
          <table:table-cell table:formula="of:=(ABS([.U170]))*[.T170]*[.T170]*[.T170]" office:value-type="float" office:value="0.01081652924969">
            <text:p>0.0108165292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Number of Wins</text:p>
          </table:table-cell>
          <table:table-cell office:value-type="float" office:value="0.2298">
            <text:p>0.2298</text:p>
          </table:table-cell>
          <table:table-cell office:value-type="float" office:value="0.58">
            <text:p>0.58</text:p>
          </table:table-cell>
          <table:table-cell table:formula="of:=(ABS([.U171]))*[.T171]" office:value-type="float" office:value="0.133284">
            <text:p>0.133284</text:p>
          </table:table-cell>
          <table:table-cell table:formula="of:=(ABS([.U171]))*[.T171]*[.T171]" office:value-type="float" office:value="0.0306286632">
            <text:p>0.0306286632</text:p>
          </table:table-cell>
          <table:table-cell table:formula="of:=(ABS([.U171]))*[.T171]*[.T171]*[.T171]" office:value-type="float" office:value="0.00703846680336">
            <text:p>0.0070384668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verage Score in Wins</text:p>
          </table:table-cell>
          <table:table-cell office:value-type="float" office:value="0.1304">
            <text:p>0.1304</text:p>
          </table:table-cell>
          <table:table-cell office:value-type="float" office:value="-0.26">
            <text:p>-0.26</text:p>
          </table:table-cell>
          <table:table-cell table:formula="of:=(ABS([.U172]))*[.T172]" office:value-type="float" office:value="0.033904">
            <text:p>0.033904</text:p>
          </table:table-cell>
          <table:table-cell table:formula="of:=(ABS([.U172]))*[.T172]*[.T172]" office:value-type="float" office:value="0.0044210816">
            <text:p>0.0044210816</text:p>
          </table:table-cell>
          <table:table-cell table:formula="of:=(ABS([.U172]))*[.T172]*[.T172]*[.T172]" office:value-type="float" office:value="0.00057650904064">
            <text:p>0.000576509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Average Score in Ties</text:p>
          </table:table-cell>
          <table:table-cell office:value-type="float" office:value="0.1136">
            <text:p>0.1136</text:p>
          </table:table-cell>
          <table:table-cell office:value-type="float" office:value="0.3098">
            <text:p>0.3098</text:p>
          </table:table-cell>
          <table:table-cell table:formula="of:=(ABS([.U173]))*[.T173]" office:value-type="float" office:value="0.03519328">
            <text:p>0.03519328</text:p>
          </table:table-cell>
          <table:table-cell table:formula="of:=(ABS([.U173]))*[.T173]*[.T173]" office:value-type="float" office:value="0.003997956608">
            <text:p>0.0039979566</text:p>
          </table:table-cell>
          <table:table-cell table:formula="of:=(ABS([.U173]))*[.T173]*[.T173]*[.T173]" office:value-type="float" office:value="0.0004541678706688">
            <text:p>0.0004541679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Score in Wins</text:p>
          </table:table-cell>
          <table:table-cell office:value-type="float" office:value="0.08477">
            <text:p>0.08477</text:p>
          </table:table-cell>
          <table:table-cell office:value-type="float" office:value="2.21">
            <text:p>2.21</text:p>
          </table:table-cell>
          <table:table-cell table:formula="of:=(ABS([.U174]))*[.T174]" office:value-type="float" office:value="0.1873417">
            <text:p>0.1873417</text:p>
          </table:table-cell>
          <table:table-cell table:formula="of:=(ABS([.U174]))*[.T174]*[.T174]" office:value-type="float" office:value="0.015880955909">
            <text:p>0.0158809559</text:p>
          </table:table-cell>
          <table:table-cell table:formula="of:=(ABS([.U174]))*[.T174]*[.T174]*[.T174]" office:value-type="float" office:value="0.00134622863240593">
            <text:p>0.0013462286</text:p>
          </table:table-cell>
          <table:table-cell/>
        </table:table-row>
        <table:table-row table:style-name="ro1">
          <table:table-cell table:number-columns-repeated="18"/>
          <table:table-cell office:value-type="string">
            <text:p>Goals For</text:p>
          </table:table-cell>
          <table:table-cell office:value-type="float" office:value="0.03527">
            <text:p>0.03527</text:p>
          </table:table-cell>
          <table:table-cell office:value-type="float" office:value="1.08">
            <text:p>1.08</text:p>
          </table:table-cell>
          <table:table-cell table:formula="of:=(ABS([.U175]))*[.T175]" office:value-type="float" office:value="0.0380916">
            <text:p>0.0380916</text:p>
          </table:table-cell>
          <table:table-cell table:formula="of:=(ABS([.U175]))*[.T175]*[.T175]" office:value-type="float" office:value="0.001343490732">
            <text:p>0.0013434907</text:p>
          </table:table-cell>
          <table:table-cell table:formula="of:=(ABS([.U175]))*[.T175]*[.T175]*[.T175]" office:value-type="float" office:value="0.00004738491811764">
            <text:p>4.738491811764E-005</text:p>
          </table:table-cell>
          <table:table-cell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8"/>
          <table:table-cell>
            <draw:frame table:end-cell-address="Sheet2.AD209" table:end-x="0.186cm" table:end-y="0.41cm" draw:z-index="6" draw:style-name="gr2" draw:text-style-name="P1" svg:width="28.153cm" svg:height="13.486cm" svg:x="0.194cm" svg:y="0.27cm">
              <draw:object draw:notify-on-update-of-ranges="Sheet2.S162:Sheet2.S175 Sheet2.T161:Sheet2.T161 Sheet2.T162:Sheet2.T175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31">
          <table:table-cell table:number-columns-repeated="25"/>
        </table:table-row>
        <table:table-row table:style-name="ro1">
          <table:table-cell table:number-columns-repeated="18"/>
          <table:table-cell>
            <draw:frame table:end-cell-address="Sheet2.AC243" table:end-x="2.15cm" table:end-y="0.037cm" draw:z-index="7" draw:style-name="gr2" draw:text-style-name="P1" svg:width="27.715cm" svg:height="13.948cm" svg:x="0.338cm" svg:y="0.297cm">
              <draw:object draw:notify-on-update-of-ranges="Sheet2.S162:Sheet2.S175 Sheet2.U161:Sheet2.U161 Sheet2.U162:Sheet2.U175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Default"/>
        <table:table-column table:style-name="co40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42" table:default-cell-style-name="Default"/>
        <table:table-column table:style-name="co1" table:number-columns-repeated="5" table:default-cell-style-name="Default"/>
        <table:table-column table:style-name="co4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Playoff Wins</text:p>
          </table:table-cell>
          <table:table-cell office:value-type="string">
            <text:p>Round 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Round 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Round I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Champion</text:p>
          </table:table-cell>
        </table:table-row>
        <table:table-row table:style-name="ro4">
          <table:table-cell table:formula="of:=[.E3]+[.K3]+[.Q3]" office:value-type="float" office:value="2">
            <text:p>2</text:p>
          </table:table-cell>
          <table:table-cell office:value-type="string">
            <text:p>Pucked Up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E3] = 1); [.B$3]; IF(([.E4] = 1); [.B$4]; &quot;-&quot;))" office:value-type="string" office:string-value="Pucked Up">
            <text:p>Pucked Up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K3] = 1); [.H$3]; IF(([.K5] = 1); [.H$5]; &quot;-&quot;))" office:value-type="string" office:string-value="Pucked Up">
            <text:p>Pucked U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Q3] = 1); [.N$3]; IF(([.Q7] = 1); [.N$7]; &quot;-&quot;))" office:value-type="string" office:string-value="Honey Nut Chelios">
            <text:p>Honey Nut Chelios</text:p>
          </table:table-cell>
        </table:table-row>
        <table:table-row table:style-name="ro4">
          <table:table-cell table:formula="of:=[.E4]" office:value-type="float" office:value="0">
            <text:p>0</text:p>
          </table:table-cell>
          <table:table-cell office:value-type="string">
            <text:p>David R. Ceriton School of Super Frien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1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formula="of:=[.E5]+[.K5]"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6]" office:value-type="float" office:value="7.66666666666667">
            <text:p>7.6666666667</text:p>
          </table:table-cell>
          <table:table-cell/>
          <table:table-cell table:formula="of:=IF(([.E5] = 1); [.B$5]; IF(([.E6] = 1); [.B$6]; &quot;-&quot;))" office:value-type="string" office:string-value="Alaskan Oil Exchange 6.9">
            <text:p>Alaskan Oil Exchange 6.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Sheet2.L$6]" office:value-type="float" office:value="7.66666666666667">
            <text:p>7.66666666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.E6]" office:value-type="float" office:value="0">
            <text:p>0</text:p>
          </table:table-cell>
          <table:table-cell office:value-type="string">
            <text:p>Teach Me how to Dough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8]" office:value-type="float" office:value="1">
            <text:p>1</text:p>
          </table:table-cell>
          <table:table-cell table:number-columns-repeated="14"/>
        </table:table-row>
        <table:table-row table:style-name="ro1">
          <table:table-cell table:formula="of:=[.E7]+[.K7]" office:value-type="float" office:value="1">
            <text:p>1</text:p>
          </table:table-cell>
          <table:table-cell office:value-type="string">
            <text:p>Dirty Mike and the Boy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4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formula="of:=IF(([.E7] = 1); [.B$7]; IF(([.E8] = 1); [.B$8]; &quot;-&quot;))" office:value-type="string" office:string-value="Dirty Mike and the Boys">
            <text:p>Dirty Mike and the Boy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4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formula="of:=IF(([.K7] = 1); [.H$7]; IF(([.K9] = 1); [.H$9]; &quot;-&quot;))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formula="of:=[.E8]" office:value-type="float" office:value="0">
            <text:p>0</text:p>
          </table:table-cell>
          <table:table-cell office:value-type="string">
            <text:p>Seekers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9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table:formula="of:=[.E9]+[.K9]+[.Q7]" office:value-type="float" office:value="3">
            <text:p>3</text:p>
          </table:table-cell>
          <table:table-cell office:value-type="string">
            <text:p>Honey Nut Chelios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 table:formula="of:=IF(([.E9] = 1); [.B$9]; IF(([.E10] = 1); [.B$10]; &quot;-&quot;))" office:value-type="string" office:string-value="Honey Nut Chelios">
            <text:p>Honey Nut Chelio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.E10]" office:value-type="float" office:value="0">
            <text:p>0</text:p>
          </table:table-cell>
          <table:table-cell office:value-type="string">
            <text:p>The Mighty Dad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Sheet2.L$7]" office:value-type="float" office:value="1.33333333333333">
            <text:p>1.3333333333</text:p>
          </table:table-cell>
          <table:table-cell office:value-type="float" office:value="1">
            <text:p>1</text:p>
          </table:table-cell>
          <table:table-cell table:number-columns-repeated="13"/>
        </table:table-row>
      </table:table>
      <table:table table:name="Sheet4" table:style-name="ta1">
        <table:table-column table:style-name="co1" table:default-cell-style-name="Default"/>
        <table:table-column table:style-name="co44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he Mighty Dads Winter 2015</text:p>
          </table:table-cell>
        </table:table-row>
        <table:table-row table:style-name="ro3">
          <table:table-cell/>
          <table:table-cell office:value-type="string">
            <text:p>Erik Wagenaar (C)</text:p>
          </table:table-cell>
        </table:table-row>
        <table:table-row table:style-name="ro3">
          <table:table-cell/>
          <table:table-cell office:value-type="string">
            <text:p>Colin Aldis</text:p>
          </table:table-cell>
        </table:table-row>
        <table:table-row table:style-name="ro3">
          <table:table-cell/>
          <table:table-cell office:value-type="string">
            <text:p>John Baechler</text:p>
          </table:table-cell>
        </table:table-row>
        <table:table-row table:style-name="ro1">
          <table:table-cell/>
          <table:table-cell office:value-type="string">
            <text:p>Jim Brooks</text:p>
          </table:table-cell>
        </table:table-row>
        <table:table-row table:style-name="ro1">
          <table:table-cell/>
          <table:table-cell office:value-type="string">
            <text:p>Matthew Cowley</text:p>
          </table:table-cell>
        </table:table-row>
        <table:table-row table:style-name="ro3">
          <table:table-cell/>
          <table:table-cell office:value-type="string">
            <text:p>Emily Damianoff</text:p>
          </table:table-cell>
        </table:table-row>
        <table:table-row table:style-name="ro1">
          <table:table-cell/>
          <table:table-cell office:value-type="string">
            <text:p>Jennifer Ho</text:p>
          </table:table-cell>
        </table:table-row>
        <table:table-row table:style-name="ro3">
          <table:table-cell/>
          <table:table-cell office:value-type="string">
            <text:p>Dylan Hrach</text:p>
          </table:table-cell>
        </table:table-row>
        <table:table-row table:style-name="ro1">
          <table:table-cell/>
          <table:table-cell office:value-type="string">
            <text:p>John Lawson</text:p>
          </table:table-cell>
        </table:table-row>
        <table:table-row table:style-name="ro3">
          <table:table-cell/>
          <table:table-cell office:value-type="string">
            <text:p>Emma Pilkington</text:p>
          </table:table-cell>
        </table:table-row>
        <table:table-row table:style-name="ro1">
          <table:table-cell/>
          <table:table-cell office:value-type="string">
            <text:p>Andrew Riley</text:p>
          </table:table-cell>
        </table:table-row>
        <table:table-row table:style-name="ro3">
          <table:table-cell/>
          <table:table-cell office:value-type="string">
            <text:p>Jean-Christophe Robertson</text:p>
          </table:table-cell>
        </table:table-row>
        <table:table-row table:style-name="ro3">
          <table:table-cell/>
          <table:table-cell office:value-type="string">
            <text:p>Adam Russolo</text:p>
          </table:table-cell>
        </table:table-row>
        <table:table-row table:style-name="ro1">
          <table:table-cell/>
          <table:table-cell office:value-type="string">
            <text:p>Sarah Ryan</text:p>
          </table:table-cell>
        </table:table-row>
        <table:table-row table:style-name="ro3">
          <table:table-cell/>
          <table:table-cell office:value-type="string">
            <text:p>Emily Scrimes</text:p>
          </table:table-cell>
        </table:table-row>
        <table:table-row table:style-name="ro3">
          <table:table-cell/>
          <table:table-cell office:value-type="string">
            <text:p>Corbin Sweet</text:p>
          </table:table-cell>
        </table:table-row>
        <table:table-row table:style-name="ro3">
          <table:table-cell/>
          <table:table-cell office:value-type="string">
            <text:p>William Valliant</text:p>
          </table:table-cell>
        </table:table-row>
        <table:table-row table:style-name="ro3">
          <table:table-cell/>
          <table:table-cell office:value-type="string">
            <text:p>Andrew Woodall</text:p>
          </table:table-cell>
        </table:table-row>
      </table:table>
      <table:database-ranges>
        <table:database-range table:name="__Anonymous_Sheet_DB__0" table:target-range-address="Sheet1.AG3:Sheet1.AI4">
          <table:sort>
            <table:sort-by table:field-number="2" table:data-type="automatic"/>
          </table:sort>
        </table:database-range>
        <table:database-range table:name="__Anonymous_Sheet_DB__1" table:target-range-address="Sheet2.B2:Sheet2.T15">
          <table:sort>
            <table:sort-by table:field-number="11" table:order="descending" table:data-type="automatic"/>
            <table:sort-by table:field-number="1" table:order="descending" table:data-type="automatic"/>
          </table:sort>
        </table:database-range>
        <table:database-range table:target-range-address="Sheet2.S161:Sheet2.U17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2015-04-08</text:date>, <text:time>17:0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4-08T17:09:10.92</dc:date>
    <meta:editing-duration>PT23H19M25S</meta:editing-duration>
    <meta:editing-cycles>458</meta:editing-cycles>
    <meta:generator>OpenOffice/4.1.1$Win32 OpenOffice.org_project/411m6$Build-9775</meta:generator>
    <dc:creator>Bruce Jenner</dc:creator>
    <meta:document-statistic meta:table-count="4" meta:cell-count="3010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439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07cm" svg:y="2.009cm" svg:width="18.097cm" svg:height="10.117cm">
          <chartooo:coordinate-region svg:x="2.883cm" svg:y="2.211cm" svg:width="16.614cm" svg:height="5.758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63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559cm" svg:y="0.491cm" chart:style-name="ch2">
          <text:p>Average scores in varying game situations</text:p>
        </chart:title>
        <chart:legend chart:legend-position="end" svg:x="35.249cm" svg:y="8.093cm" style:legend-expansion="high" chart:style-name="ch3"/>
        <chart:plot-area chart:style-name="ch4" table:cell-range-address="Sheet1.B4:Sheet1.B88 Sheet1.O3:Sheet1.O88 Sheet1.R3:Sheet1.R88 Sheet1.U3:Sheet1.U88" chart:data-source-has-labels="both" svg:x="1.798cm" svg:y="2.361cm" svg:width="31.857cm" svg:height="14.111cm">
          <chartooo:coordinate-region svg:x="2.639cm" svg:y="2.563cm" svg:width="31.016cm" svg:height="7.995cm"/>
          <chart:axis chart:dimension="x" chart:name="primary-x" chart:style-name="ch5" chartooo:axis-type="auto">
            <chartooo:date-scale/>
            <chart:title svg:x="17.267cm" svg:y="16.82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764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88cm" svg:y="0.415cm" chart:style-name="ch2">
          <text:p>AWQI by Team</text:p>
        </chart:title>
        <chart:legend chart:legend-position="end" svg:x="36.823cm" svg:y="6.424cm" style:legend-expansion="high" chart:style-name="ch3"/>
        <chart:plot-area chart:style-name="ch4" table:cell-range-address="Sheet1.B4:Sheet1.B88 Sheet1.AB3:Sheet1.AB88 Sheet1.AE3:Sheet1.AE88" chart:data-source-has-labels="both" svg:x="1.863cm" svg:y="2.057cm" svg:width="33.236cm" svg:height="10.649cm">
          <chartooo:coordinate-region svg:x="2.696cm" svg:y="2.259cm" svg:width="32.403cm" svg:height="4.533cm"/>
          <chart:axis chart:dimension="x" chart:name="primary-x" chart:style-name="ch5" chartooo:axis-type="auto">
            <chartooo:date-scale/>
            <chart:title svg:x="18.022cm" svg:y="12.98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237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7.6666666666667">
                <text:p>17.6666666666667</text:p>
                <draw:g>
                  <svg:desc>Sheet1.AB4:Sheet1.AB88</svg:desc>
                </draw:g>
              </table:table-cell>
              <table:table-cell office:value-type="float" office:value="17.6666666666667">
                <text:p>17.6666666666667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7cm" svg:height="14.908cm" xlink:href=".." xlink:type="simple" chart:class="chart:bar" chart:style-name="ch1">
        <chart:title svg:x="13.272cm" svg:y="0.434cm" chart:style-name="ch2">
          <text:p>AWQI by Team</text:p>
        </chart:title>
        <chart:plot-area chart:style-name="ch3" table:cell-range-address="Sheet2.B3:Sheet2.B15 Sheet2.L2:Sheet2.L15" chart:data-source-has-labels="both" svg:x="1.598cm" svg:y="2.133cm" svg:width="27.095cm" svg:height="11.506cm">
          <chartooo:coordinate-region svg:x="2.23cm" svg:y="2.335cm" svg:width="26.463cm" svg:height="5.39cm"/>
          <chart:axis chart:dimension="x" chart:name="primary-x" chart:style-name="ch4" chartooo:axis-type="auto">
            <chartooo:date-scale/>
            <chart:title svg:x="14.686cm" svg:y="13.937cm" chart:style-name="ch5">
              <text:p>Team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7">
            <chart:title svg:x="0.451cm" svg:y="8.356cm" chart:style-name="ch8">
              <text:p>AWQI</text:p>
            </chart:title>
            <chart:grid chart:style-name="ch6" chart:class="major"/>
          </chart:axis>
          <chart:series chart:style-name="ch9" chart:values-cell-range-address="Sheet2.L3:Sheet2.L15" chart:label-cell-address="Sheet2.L2:Sheet2.L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9cm" svg:height="15.006cm" xlink:href=".." xlink:type="simple" chart:class="chart:bar" chart:style-name="ch1">
        <chart:title svg:x="9.177cm" svg:y="0.436cm" chart:style-name="ch2">
          <text:p>Average Goal Differential by Team</text:p>
        </chart:title>
        <chart:subtitle svg:x="10.375cm" svg:y="1.542cm" chart:style-name="ch3">
          <text:p>sorted by points percentage</text:p>
        </chart:subtitle>
        <chart:plot-area chart:style-name="ch4" table:cell-range-address="Sheet2.B3:Sheet2.B15 Sheet2.N3:Sheet2.N15" chart:data-source-has-labels="column" svg:x="1.512cm" svg:y="2.819cm" svg:width="23.056cm" svg:height="10.916cm">
          <chartooo:coordinate-region svg:x="2.081cm" svg:y="3.021cm" svg:width="22.487cm" svg:height="8.11cm"/>
          <chart:axis chart:dimension="x" chart:name="primary-x" chart:style-name="ch5" chartooo:axis-type="auto">
            <chartooo:date-scale/>
            <chart:title svg:x="12.581cm" svg:y="14.035cm" chart:style-name="ch6">
              <text:p>Team</text:p>
            </chart:title>
            <chart:categories table:cell-range-address="Sheet2.B3:Sheet2.B15"/>
          </chart:axis>
          <chart:axis chart:dimension="y" chart:name="primary-y" chart:style-name="ch7">
            <chart:title svg:x="0.451cm" svg:y="10.028cm" chart:style-name="ch8">
              <text:p>Average Goal Differential</text:p>
            </chart:title>
            <chart:grid chart:style-name="ch9" chart:class="major"/>
          </chart:axis>
          <chart:series chart:style-name="ch10" chart:values-cell-range-address="Sheet2.N3:Sheet2.N1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2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5cm" svg:height="16.682cm" xlink:href=".." xlink:type="simple" chart:class="chart:bar" chart:column-mapping="0 1" chart:style-name="ch1">
        <chart:title svg:x="9.558cm" svg:y="0.469cm" chart:style-name="ch2">
          <text:p>Average Score in Varying Game Situations</text:p>
        </chart:title>
        <chart:legend chart:legend-position="end" svg:x="26.17cm" svg:y="7.535cm" style:legend-expansion="high" chart:style-name="ch3"/>
        <chart:plot-area chart:style-name="ch4" table:cell-range-address="Sheet2.B3:Sheet2.B15 Sheet2.R1:Sheet2.T1 Sheet2.R3:Sheet2.T15" chart:data-source-has-labels="both" svg:x="1.561cm" svg:y="2.273cm" svg:width="23.489cm" svg:height="13.105cm">
          <chartooo:coordinate-region svg:x="2.41cm" svg:y="2.476cm" svg:width="22.64cm" svg:height="10.115cm"/>
          <chart:axis chart:dimension="x" chart:name="primary-x" chart:style-name="ch5" chartooo:axis-type="auto">
            <chartooo:date-scale/>
            <chart:title svg:x="12.846cm" svg:y="15.711cm" chart:style-name="ch6">
              <text:p>Team</text:p>
            </chart:title>
            <chart:categories table:cell-range-address="Sheet2.B3:Sheet2.B15"/>
            <chart:grid chart:style-name="ch7" chart:class="major"/>
          </chart:axis>
          <chart:axis chart:dimension="y" chart:name="primary-y" chart:style-name="ch8">
            <chart:title svg:x="0.451cm" svg:y="9.93cm" chart:style-name="ch9">
              <text:p>Average SCore</text:p>
            </chart:title>
            <chart:grid chart:style-name="ch7" chart:class="major"/>
          </chart:axis>
          <chart:series chart:style-name="ch10" chart:values-cell-range-address="Sheet2.R3:Sheet2.R15" chart:label-cell-address="Sheet2.R1:Sheet2.R1" chart:class="chart:bar">
            <chart:data-point chart:repeated="13"/>
          </chart:series>
          <chart:series chart:style-name="ch11" chart:values-cell-range-address="Sheet2.S3:Sheet2.S15" chart:label-cell-address="Sheet2.S1:Sheet2.S1" chart:class="chart:bar">
            <chart:data-point chart:repeated="13"/>
          </chart:series>
          <chart:series chart:style-name="ch12" chart:values-cell-range-address="Sheet2.T3:Sheet2.T15" chart:label-cell-address="Sheet2.T1:Sheet2.T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s</text:p>
                <draw:g>
                  <svg:desc>Sheet2.R1:Sheet2.R1</svg:desc>
                </draw:g>
              </table:table-cell>
              <table:table-cell office:value-type="string">
                <text:p>Losses</text:p>
                <draw:g>
                  <svg:desc>Sheet2.S1:Sheet2.S1</svg:desc>
                </draw:g>
              </table:table-cell>
              <table:table-cell office:value-type="string">
                <text:p>Ties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83333333333333">
                <text:p>5.83333333333333</text:p>
                <draw:g>
                  <svg:desc>Sheet2.R3:Sheet2.R15</svg:desc>
                </draw:g>
              </table:table-cell>
              <table:table-cell office:value-type="float" office:value="0">
                <text:p>0</text:p>
                <draw:g>
                  <svg:desc>Sheet2.S3:Sheet2.S15</svg:desc>
                </draw:g>
              </table:table-cell>
              <table:table-cell office:value-type="float" office:value="0">
                <text:p>0</text:p>
                <draw:g>
                  <svg:desc>Sheet2.T3:Sheet2.T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4.625cm" svg:y="0.316cm" chart:style-name="ch2">
          <text:p>Goals For and Against by Points</text:p>
        </chart:title>
        <chart:legend chart:legend-position="end" svg:x="11.206cm" svg:y="3.442cm" style:legend-expansion="high" chart:style-name="ch3"/>
        <chart:plot-area chart:style-name="ch4" table:cell-range-address="Sheet2.B2:Sheet2.D15 Sheet2.E3:Sheet2.E15" chart:data-source-has-labels="both" svg:x="1.321cm" svg:y="1.661cm" svg:width="9.245cm" svg:height="6.188cm">
          <chartooo:coordinate-region svg:x="1.953cm" svg:y="1.863cm" svg:width="8.421cm" svg:height="5.333cm"/>
          <chart:axis chart:dimension="x" chart:name="primary-x" chart:style-name="ch5" chartooo:axis-type="auto">
            <chart:title svg:x="5.452cm" svg:y="8.029cm" chart:style-name="ch6">
              <text:p>Points</text:p>
            </chart:title>
            <chart:categories table:cell-range-address="Sheet2.B3:Sheet2.B15"/>
            <chart:grid chart:style-name="ch7" chart:class="major"/>
          </chart:axis>
          <chart:axis chart:dimension="y" chart:name="primary-y" chart:style-name="ch5">
            <chart:title svg:x="0.451cm" svg:y="5.214cm" chart:style-name="ch8">
              <text:p>Goals</text:p>
            </chart:title>
            <chart:grid chart:style-name="ch7" chart:class="major"/>
          </chart:axis>
          <chart:series chart:style-name="ch9" chart:values-cell-range-address="Sheet2.C3:Sheet2.C15" chart:label-cell-address="Sheet2.C2:Sheet2.C2" chart:class="chart:scatter">
            <chart:domain table:cell-range-address="Sheet2.E3:Sheet2.E15"/>
            <chart:regression-curve chart:style-name="ch10">
              <chart:equation chart:display-r-square="true" svg:x="7.398cm" svg:y="1.546cm"/>
            </chart:regression-curve>
            <chart:data-point chart:repeated="13"/>
          </chart:series>
          <chart:series chart:style-name="ch11" chart:values-cell-range-address="Sheet2.D3:Sheet2.D15" chart:label-cell-address="Sheet2.D2:Sheet2.D2" chart:class="chart:scatter">
            <chart:regression-curve chart:style-name="ch12">
              <chart:equation chart:display-r-square="true" svg:x="8.328cm" svg:y="6.297cm"/>
            </chart:regression-curve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oals For</text:p>
                <draw:g>
                  <svg:desc>Sheet2.C2:Sheet2.C2</svg:desc>
                </draw:g>
              </table:table-cell>
              <table:table-cell office:value-type="string">
                <text:p>Goals Against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2">
                <text:p>12</text:p>
                <draw:g>
                  <svg:desc>Sheet2.E3:Sheet2.E15</svg:desc>
                </draw:g>
              </table:table-cell>
              <table:table-cell office:value-type="float" office:value="35">
                <text:p>35</text:p>
                <draw:g>
                  <svg:desc>Sheet2.C3:Sheet2.C15</svg:desc>
                </draw:g>
              </table:table-cell>
              <table:table-cell office:value-type="float" office:value="3">
                <text:p>3</text:p>
                <draw:g>
                  <svg:desc>Sheet2.D3:Sheet2.D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76cm" svg:y="0.316cm" chart:style-name="ch2">
          <text:p>AWQI by Points</text:p>
        </chart:title>
        <chart:plot-area chart:style-name="ch3" table:cell-range-address="Sheet2.B3:Sheet2.B15 Sheet2.E3:Sheet2.E15 Sheet2.L2:Sheet2.L15" chart:data-source-has-labels="both" svg:x="1.321cm" svg:y="1.661cm" svg:width="14.039cm" svg:height="6.188cm">
          <chartooo:coordinate-region svg:x="1.953cm" svg:y="1.863cm" svg:width="13.215cm" svg:height="5.333cm"/>
          <chart:axis chart:dimension="x" chart:name="primary-x" chart:style-name="ch4" chartooo:axis-type="auto">
            <chart:title svg:x="7.849cm" svg:y="8.029cm" chart:style-name="ch5">
              <text:p>Points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4">
            <chart:title svg:x="0.451cm" svg:y="5.225cm" chart:style-name="ch7">
              <text:p>AWQI</text:p>
            </chart:title>
            <chart:grid chart:style-name="ch6" chart:class="major"/>
          </chart:axis>
          <chart:series chart:style-name="ch8" chart:values-cell-range-address="Sheet2.L3:Sheet2.L15" chart:label-cell-address="Sheet2.L2:Sheet2.L2" chart:class="chart:scatter">
            <chart:domain table:cell-range-address="Sheet2.E3:Sheet2.E15"/>
            <chart:regression-curve chart:style-name="ch9">
              <chart:equation chart:display-r-square="true"/>
            </chart:regression-curve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2">
                <text:p>12</text:p>
                <draw:g>
                  <svg:desc>Sheet2.E3:Sheet2.E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12">
                <text:p>12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9">
                <text:p>9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8">
                <text:p>8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">
                <text:p>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3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svg:stroke-color="#579d1c"/>
    </style:style>
    <style:style style:name="ch19" style:family="chart" style:data-style-name="N0">
      <style:chart-properties chart:symbol-type="named-symbol" chart:symbol-name="arrow-right" chart:symbol-width="0.25cm" chart:symbol-height="0.25cm" chart:regression-type="linea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graphic-properties svg:stroke-color="#7e0021"/>
    </style:style>
    <style:style style:name="ch21" style:family="chart" style:data-style-name="N0">
      <style:chart-properties chart:symbol-type="named-symbol" chart:symbol-name="arrow-left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graphic-properties svg:stroke-color="#83caff"/>
    </style:style>
    <style:style style:name="ch23" style:family="chart" style:data-style-name="N0">
      <style:chart-properties chart:symbol-type="named-symbol" chart:symbol-name="bow-tie" chart:symbol-width="0.25cm" chart:symbol-height="0.25cm" chart:regression-type="linear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24" style:family="chart">
      <style:graphic-properties svg:stroke-color="#314004"/>
    </style:style>
    <style:style style:name="ch25" style:family="chart" style:data-style-name="N0">
      <style:chart-properties chart:symbol-type="named-symbol" chart:symbol-name="hourglass" chart:symbol-width="0.25cm" chart:symbol-height="0.25cm" chart:regression-type="linear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26" style:family="chart">
      <style:graphic-properties svg:stroke-color="#aecf00"/>
    </style:style>
    <style:style style:name="ch27" style:family="chart" style:data-style-name="N0">
      <style:chart-properties chart:symbol-type="named-symbol" chart:symbol-name="circle" chart:symbol-width="0.25cm" chart:symbol-height="0.25cm" chart:regression-type="linear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8" style:family="chart">
      <style:graphic-properties svg:stroke-color="#4b1f6f"/>
    </style:style>
    <style:style style:name="ch29" style:family="chart" style:data-style-name="N0">
      <style:chart-properties chart:symbol-type="named-symbol" chart:symbol-name="star" chart:symbol-width="0.25cm" chart:symbol-height="0.25cm" chart:regression-type="linear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30" style:family="chart">
      <style:graphic-properties svg:stroke-color="#ff950e"/>
    </style:style>
    <style:style style:name="ch31" style:family="chart" style:data-style-name="N0">
      <style:chart-properties chart:symbol-type="named-symbol" chart:symbol-name="x" chart:symbol-width="0.25cm" chart:symbol-height="0.25cm" chart:regression-type="linear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32" style:family="chart">
      <style:graphic-properties svg:stroke-color="#c5000b"/>
    </style:style>
    <style:style style:name="ch33" style:family="chart" style:data-style-name="N0">
      <style:chart-properties chart:symbol-type="named-symbol" chart:symbol-name="plus" chart:symbol-width="0.25cm" chart:symbol-height="0.25cm" chart:regression-type="linear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34" style:family="chart">
      <style:graphic-properties svg:stroke-color="#0084d1"/>
    </style:style>
    <style:style style:name="ch35" style:family="chart" style:data-style-name="N0">
      <style:chart-properties chart:symbol-type="named-symbol" chart:symbol-name="asterisk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horizontal-bar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37" style:family="chart">
      <style:graphic-properties draw:stroke="solid" svg:stroke-color="#b3b3b3" draw:fill="none" draw:fill-color="#e6e6e6"/>
    </style:style>
    <style:style style:name="ch38" style:family="chart">
      <style:graphic-properties svg:stroke-color="#b3b3b3" draw:fill-color="#cccccc"/>
    </style:style>
  </office:automatic-styles>
  <office:body>
    <office:chart>
      <chart:chart svg:width="49.731cm" svg:height="63.355cm" xlink:href=".." xlink:type="simple" chart:class="chart:scatter" chart:style-name="ch1">
        <chart:title svg:x="19.935cm" svg:y="1.403cm" chart:style-name="ch2">
          <text:p>Correlation of various Datasets by Playoff Wins</text:p>
        </chart:title>
        <chart:subtitle svg:x="21.588cm" svg:y="3.476cm" chart:style-name="ch3">
          <text:p>ITS ALL ABOUT THOSE PLAYOFFS!</text:p>
        </chart:subtitle>
        <chart:legend chart:legend-position="end" svg:x="43.18cm" svg:y="24.823cm" style:legend-expansion="high" chart:style-name="ch4"/>
        <chart:plot-area chart:style-name="ch5" table:cell-range-address="Sheet2.B3:Sheet2.E10 Sheet2.T3:Sheet2.U10 Sheet2.B2:Sheet2.E2 Sheet2.H2:Sheet2.J10 Sheet2.L2:Sheet2.L10 Sheet2.N2:Sheet2.S10 Sheet2.T2:Sheet2.T2" chart:data-source-has-labels="both" svg:x="1.995cm" svg:y="6.687cm" svg:width="39.197cm" svg:height="54.43cm">
          <chartooo:coordinate-region svg:x="2.627cm" svg:y="6.889cm" svg:width="38.468cm" svg:height="53.575cm"/>
          <chart:axis chart:dimension="x" chart:name="primary-x" chart:style-name="ch6" chartooo:axis-type="auto">
            <chart:title svg:x="20.668cm" svg:y="62.384cm" chart:style-name="ch7">
              <text:p>Playoff Wins</text:p>
            </chart:title>
            <chart:categories table:cell-range-address="Sheet2.B3:Sheet2.B10"/>
            <chart:grid chart:style-name="ch8" chart:class="major"/>
          </chart:axis>
          <chart:axis chart:dimension="y" chart:name="primary-y" chart:style-name="ch9">
            <chart:title svg:x="0.451cm" svg:y="34.34cm" chart:style-name="ch10">
              <text:p>Value</text:p>
            </chart:title>
            <chart:grid chart:style-name="ch8" chart:class="major"/>
          </chart:axis>
          <chart:series chart:style-name="ch11" chart:values-cell-range-address="Sheet2.C3:Sheet2.C10" chart:label-cell-address="Sheet2.C2:Sheet2.C2" chart:class="chart:scatter">
            <chart:domain table:cell-range-address="Sheet2.U3:Sheet2.U10"/>
            <chart:regression-curve chart:style-name="ch12">
              <chart:equation chart:display-r-square="true" svg:x="2.923cm" svg:y="23.069cm"/>
            </chart:regression-curve>
            <chart:data-point chart:repeated="8"/>
          </chart:series>
          <chart:series chart:style-name="ch13" chart:values-cell-range-address="Sheet2.D3:Sheet2.D10" chart:label-cell-address="Sheet2.D2:Sheet2.D2" chart:class="chart:scatter">
            <chart:regression-curve chart:style-name="ch14">
              <chart:equation chart:display-r-square="true" svg:x="5.246cm" svg:y="38.286cm"/>
            </chart:regression-curve>
            <chart:data-point chart:repeated="8"/>
          </chart:series>
          <chart:series chart:style-name="ch15" chart:values-cell-range-address="Sheet2.E3:Sheet2.E10" chart:label-cell-address="Sheet2.E2:Sheet2.E2" chart:class="chart:scatter">
            <chart:regression-curve chart:style-name="ch16">
              <chart:equation chart:display-r-square="true" svg:x="3.359cm" svg:y="46.617cm"/>
            </chart:regression-curve>
            <chart:data-point chart:repeated="8"/>
          </chart:series>
          <chart:series chart:style-name="ch17" chart:values-cell-range-address="Sheet2.H3:Sheet2.H10" chart:label-cell-address="Sheet2.H2:Sheet2.H2" chart:class="chart:scatter">
            <chart:regression-curve chart:style-name="ch18">
              <chart:equation chart:display-r-square="true" svg:x="4.04cm" svg:y="29.652cm"/>
            </chart:regression-curve>
            <chart:data-point chart:repeated="8"/>
          </chart:series>
          <chart:series chart:style-name="ch19" chart:values-cell-range-address="Sheet2.I3:Sheet2.I10" chart:label-cell-address="Sheet2.I2:Sheet2.I2" chart:class="chart:scatter">
            <chart:regression-curve chart:style-name="ch20">
              <chart:equation chart:display-r-square="true" svg:x="31.125cm" svg:y="56.185cm"/>
            </chart:regression-curve>
            <chart:data-point chart:repeated="8"/>
          </chart:series>
          <chart:series chart:style-name="ch21" chart:values-cell-range-address="Sheet2.J3:Sheet2.J10" chart:label-cell-address="Sheet2.J2:Sheet2.J2" chart:class="chart:scatter">
            <chart:regression-curve chart:style-name="ch22">
              <chart:equation chart:display-r-square="true" svg:x="11.179cm" svg:y="54.752cm"/>
            </chart:regression-curve>
            <chart:data-point chart:repeated="8"/>
          </chart:series>
          <chart:series chart:style-name="ch23" chart:values-cell-range-address="Sheet2.L3:Sheet2.L10" chart:label-cell-address="Sheet2.L2:Sheet2.L2" chart:class="chart:scatter">
            <chart:regression-curve chart:style-name="ch24">
              <chart:equation chart:display-r-square="true" svg:x="28.626cm" svg:y="40.673cm"/>
            </chart:regression-curve>
            <chart:data-point chart:repeated="8"/>
          </chart:series>
          <chart:series chart:style-name="ch25" chart:values-cell-range-address="Sheet2.N3:Sheet2.N10" chart:label-cell-address="Sheet2.N2:Sheet2.N2" chart:class="chart:scatter">
            <chart:regression-curve chart:style-name="ch26">
              <chart:equation chart:display-r-square="true" svg:x="17.359cm" svg:y="55.273cm"/>
            </chart:regression-curve>
            <chart:data-point chart:repeated="8"/>
          </chart:series>
          <chart:series chart:style-name="ch27" chart:values-cell-range-address="Sheet2.O3:Sheet2.O10" chart:label-cell-address="Sheet2.O2:Sheet2.O2" chart:class="chart:scatter">
            <chart:regression-curve chart:style-name="ch28">
              <chart:equation chart:display-r-square="true" svg:x="9.246cm" svg:y="53.162cm"/>
            </chart:regression-curve>
            <chart:data-point chart:repeated="8"/>
          </chart:series>
          <chart:series chart:style-name="ch29" chart:values-cell-range-address="Sheet2.P3:Sheet2.P10" chart:label-cell-address="Sheet2.P2:Sheet2.P2" chart:class="chart:scatter">
            <chart:regression-curve chart:style-name="ch30">
              <chart:equation chart:display-r-square="true" svg:x="21.429cm" svg:y="59.434cm"/>
            </chart:regression-curve>
            <chart:data-point chart:repeated="8"/>
          </chart:series>
          <chart:series chart:style-name="ch31" chart:values-cell-range-address="Sheet2.Q3:Sheet2.Q10" chart:label-cell-address="Sheet2.Q2:Sheet2.Q2" chart:class="chart:scatter">
            <chart:regression-curve chart:style-name="ch32">
              <chart:equation chart:display-r-square="true" svg:x="32.795cm" svg:y="57.602cm"/>
            </chart:regression-curve>
            <chart:data-point chart:repeated="8"/>
          </chart:series>
          <chart:series chart:style-name="ch33" chart:values-cell-range-address="Sheet2.R3:Sheet2.R10" chart:label-cell-address="Sheet2.R2:Sheet2.R2" chart:class="chart:scatter">
            <chart:regression-curve chart:style-name="ch34">
              <chart:equation chart:display-r-square="true" svg:x="19.002cm" svg:y="51.843cm"/>
            </chart:regression-curve>
            <chart:data-point chart:repeated="8"/>
          </chart:series>
          <chart:series chart:style-name="ch35" chart:values-cell-range-address="Sheet2.S3:Sheet2.S10" chart:label-cell-address="Sheet2.S2:Sheet2.S2" chart:class="chart:scatter">
            <chart:regression-curve chart:style-name="ch12">
              <chart:equation chart:display-r-square="true" svg:x="2.977cm" svg:y="55.927cm"/>
            </chart:regression-curve>
            <chart:data-point chart:repeated="8"/>
          </chart:series>
          <chart:series chart:style-name="ch36" chart:values-cell-range-address="Sheet2.T3:Sheet2.T10" chart:label-cell-address="Sheet2.T2:Sheet2.T2" chart:class="chart:scatter">
            <chart:data-point chart:repeated="8"/>
          </chart:series>
          <chart:wall chart:style-name="ch37"/>
          <chart:floor chart:style-name="ch3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Goals For</text:p>
                <draw:g>
                  <svg:desc>Sheet2.C2:Sheet2.C2</svg:desc>
                </draw:g>
              </table:table-cell>
              <table:table-cell office:value-type="string">
                <text:p>Goals Against</text:p>
                <draw:g>
                  <svg:desc>Sheet2.D2:Sheet2.D2</svg:desc>
                </draw:g>
              </table:table-cell>
              <table:table-cell office:value-type="string">
                <text:p>Points</text:p>
                <draw:g>
                  <svg:desc>Sheet2.E2:Sheet2.E2</svg:desc>
                </draw:g>
              </table:table-cell>
              <table:table-cell office:value-type="string">
                <text:p>Score In Wins</text:p>
                <draw:g>
                  <svg:desc>Sheet2.H2:Sheet2.H2</svg:desc>
                </draw:g>
              </table:table-cell>
              <table:table-cell office:value-type="string">
                <text:p>Score in Ties</text:p>
                <draw:g>
                  <svg:desc>Sheet2.I2:Sheet2.I2</svg:desc>
                </draw:g>
              </table:table-cell>
              <table:table-cell office:value-type="string">
                <text:p>Score in Losses</text:p>
                <draw:g>
                  <svg:desc>Sheet2.J2:Sheet2.J2</svg:desc>
                </draw:g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  <table:table-cell office:value-type="string">
                <text:p>Average Goal Differential</text:p>
                <draw:g>
                  <svg:desc>Sheet2.N2:Sheet2.N2</svg:desc>
                </draw:g>
              </table:table-cell>
              <table:table-cell office:value-type="string">
                <text:p>Number of Wins</text:p>
                <draw:g>
                  <svg:desc>Sheet2.O2:Sheet2.O2</svg:desc>
                </draw:g>
              </table:table-cell>
              <table:table-cell office:value-type="string">
                <text:p>Number of Losses</text:p>
                <draw:g>
                  <svg:desc>Sheet2.P2:Sheet2.P2</svg:desc>
                </draw:g>
              </table:table-cell>
              <table:table-cell office:value-type="string">
                <text:p>Number of Ties</text:p>
                <draw:g>
                  <svg:desc>Sheet2.Q2:Sheet2.Q2</svg:desc>
                </draw:g>
              </table:table-cell>
              <table:table-cell office:value-type="string">
                <text:p>Average Score in Wins</text:p>
                <draw:g>
                  <svg:desc>Sheet2.R2:Sheet2.R2</svg:desc>
                </draw:g>
              </table:table-cell>
              <table:table-cell office:value-type="string">
                <text:p>Average Score in Losses</text:p>
                <draw:g>
                  <svg:desc>Sheet2.S2:Sheet2.S2</svg:desc>
                </draw:g>
              </table:table-cell>
              <table:table-cell office:value-type="string">
                <text:p>Average Score in Ties</text:p>
                <draw:g>
                  <svg:desc>Sheet2.T2:Sheet2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0</svg:desc>
                </draw:g>
              </table:table-cell>
              <table:table-cell office:value-type="float" office:value="2">
                <text:p>2</text:p>
                <draw:g>
                  <svg:desc>Sheet2.U3:Sheet2.U10</svg:desc>
                </draw:g>
              </table:table-cell>
              <table:table-cell office:value-type="float" office:value="35">
                <text:p>35</text:p>
                <draw:g>
                  <svg:desc>Sheet2.C3:Sheet2.C10</svg:desc>
                </draw:g>
              </table:table-cell>
              <table:table-cell office:value-type="float" office:value="3">
                <text:p>3</text:p>
                <draw:g>
                  <svg:desc>Sheet2.D3:Sheet2.D10</svg:desc>
                </draw:g>
              </table:table-cell>
              <table:table-cell office:value-type="float" office:value="12">
                <text:p>12</text:p>
                <draw:g>
                  <svg:desc>Sheet2.E3:Sheet2.E10</svg:desc>
                </draw:g>
              </table:table-cell>
              <table:table-cell office:value-type="float" office:value="35">
                <text:p>35</text:p>
                <draw:g>
                  <svg:desc>Sheet2.H3:Sheet2.H10</svg:desc>
                </draw:g>
              </table:table-cell>
              <table:table-cell office:value-type="float" office:value="0">
                <text:p>0</text:p>
                <draw:g>
                  <svg:desc>Sheet2.I3:Sheet2.I10</svg:desc>
                </draw:g>
              </table:table-cell>
              <table:table-cell office:value-type="float" office:value="0">
                <text:p>0</text:p>
                <draw:g>
                  <svg:desc>Sheet2.J3:Sheet2.J10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0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0</svg:desc>
                </draw:g>
              </table:table-cell>
              <table:table-cell office:value-type="float" office:value="6">
                <text:p>6</text:p>
                <draw:g>
                  <svg:desc>Sheet2.O3:Sheet2.O10</svg:desc>
                </draw:g>
              </table:table-cell>
              <table:table-cell office:value-type="float" office:value="0">
                <text:p>0</text:p>
                <draw:g>
                  <svg:desc>Sheet2.P3:Sheet2.P10</svg:desc>
                </draw:g>
              </table:table-cell>
              <table:table-cell office:value-type="float" office:value="0">
                <text:p>0</text:p>
                <draw:g>
                  <svg:desc>Sheet2.Q3:Sheet2.Q10</svg:desc>
                </draw:g>
              </table:table-cell>
              <table:table-cell office:value-type="float" office:value="5.83333333333333">
                <text:p>5.83333333333333</text:p>
                <draw:g>
                  <svg:desc>Sheet2.R3:Sheet2.R10</svg:desc>
                </draw:g>
              </table:table-cell>
              <table:table-cell office:value-type="float" office:value="0">
                <text:p>0</text:p>
                <draw:g>
                  <svg:desc>Sheet2.S3:Sheet2.S10</svg:desc>
                </draw:g>
              </table:table-cell>
              <table:table-cell office:value-type="float" office:value="0">
                <text:p>0</text:p>
                <draw:g>
                  <svg:desc>Sheet2.T3:Sheet2.T10</svg:desc>
                </draw:g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25">
                <text:p>5.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154cm" svg:height="13.488cm" xlink:href=".." xlink:type="simple" chart:class="chart:bar" chart:style-name="ch1">
        <chart:title svg:x="10.893cm" svg:y="0.405cm" chart:style-name="ch2">
          <text:p>R^2 Values of Various Metrics</text:p>
        </chart:title>
        <chart:plot-area chart:style-name="ch3" table:cell-range-address="Sheet2.S161:Sheet2.T175" chart:data-source-has-labels="both" svg:x="1.564cm" svg:y="2.017cm" svg:width="25.464cm" svg:height="10.231cm">
          <chartooo:coordinate-region svg:x="2.302cm" svg:y="2.219cm" svg:width="24.726cm" svg:height="6.223cm"/>
          <chart:axis chart:dimension="x" chart:name="primary-x" chart:style-name="ch4" chartooo:axis-type="auto">
            <chartooo:date-scale/>
            <chart:title svg:x="13.826cm" svg:y="12.517cm" chart:style-name="ch5">
              <text:p>Metric</text:p>
            </chart:title>
            <chart:categories table:cell-range-address="Sheet2.S162:Sheet2.S175"/>
            <chart:grid chart:style-name="ch6" chart:class="major"/>
          </chart:axis>
          <chart:axis chart:dimension="y" chart:name="primary-y" chart:style-name="ch7">
            <chart:title svg:x="0.451cm" svg:y="7.867cm" chart:style-name="ch8">
              <text:p>R^2 Value</text:p>
            </chart:title>
            <chart:grid chart:style-name="ch6" chart:class="major"/>
          </chart:axis>
          <chart:series chart:style-name="ch9" chart:values-cell-range-address="Sheet2.T162:Sheet2.T175" chart:label-cell-address="Sheet2.T161:Sheet2.T16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^2</text:p>
                <draw:g>
                  <svg:desc>Sheet2.T161:Sheet2.T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 in Losses</text:p>
                <draw:g>
                  <svg:desc>Sheet2.S162:Sheet2.S175</svg:desc>
                </draw:g>
              </table:table-cell>
              <table:table-cell office:value-type="float" office:value="0.7078">
                <text:p>0.7078</text:p>
                <draw:g>
                  <svg:desc>Sheet2.T162:Sheet2.T175</svg:desc>
                </draw:g>
              </table:table-cell>
            </table:table-row>
            <table:table-row>
              <table:table-cell office:value-type="string">
                <text:p>Number of Losses</text:p>
              </table:table-cell>
              <table:table-cell office:value-type="float" office:value="0.7058">
                <text:p>0.7058</text:p>
              </table:table-cell>
            </table:table-row>
            <table:table-row>
              <table:table-cell office:value-type="string">
                <text:p>Goals Against</text:p>
              </table:table-cell>
              <table:table-cell office:value-type="float" office:value="0.5155">
                <text:p>0.5155</text:p>
              </table:table-cell>
            </table:table-row>
            <table:table-row>
              <table:table-cell office:value-type="string">
                <text:p>AWQI</text:p>
              </table:table-cell>
              <table:table-cell office:value-type="float" office:value="0.5097">
                <text:p>0.5097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0.4681">
                <text:p>0.4681</text:p>
              </table:table-cell>
            </table:table-row>
            <table:table-row>
              <table:table-cell office:value-type="string">
                <text:p>Score in Ties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Number of Ties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Average Score in Losses</text:p>
              </table:table-cell>
              <table:table-cell office:value-type="float" office:value="0.3332">
                <text:p>0.3332</text:p>
              </table:table-cell>
            </table:table-row>
            <table:table-row>
              <table:table-cell office:value-type="string">
                <text:p>Average Goal Differential</text:p>
              </table:table-cell>
              <table:table-cell office:value-type="float" office:value="0.2479">
                <text:p>0.2479</text:p>
              </table:table-cell>
            </table:table-row>
            <table:table-row>
              <table:table-cell office:value-type="string">
                <text:p>Number of Wins</text:p>
              </table:table-cell>
              <table:table-cell office:value-type="float" office:value="0.2298">
                <text:p>0.2298</text:p>
              </table:table-cell>
            </table:table-row>
            <table:table-row>
              <table:table-cell office:value-type="string">
                <text:p>Average Score in Wins</text:p>
              </table:table-cell>
              <table:table-cell office:value-type="float" office:value="0.1304">
                <text:p>0.1304</text:p>
              </table:table-cell>
            </table:table-row>
            <table:table-row>
              <table:table-cell office:value-type="string">
                <text:p>Average Score in Ties</text:p>
              </table:table-cell>
              <table:table-cell office:value-type="float" office:value="0.1136">
                <text:p>0.1136</text:p>
              </table:table-cell>
            </table:table-row>
            <table:table-row>
              <table:table-cell office:value-type="string">
                <text:p>Score in Wins</text:p>
              </table:table-cell>
              <table:table-cell office:value-type="float" office:value="0.08477">
                <text:p>0.08477</text:p>
              </table:table-cell>
            </table:table-row>
            <table:table-row>
              <table:table-cell office:value-type="string">
                <text:p>Goals For</text:p>
              </table:table-cell>
              <table:table-cell office:value-type="float" office:value="0.03527">
                <text:p>0.035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16cm" svg:height="13.949cm" xlink:href=".." xlink:type="simple" chart:class="chart:bar" chart:style-name="ch1">
        <chart:title svg:x="10.473cm" svg:y="0.414cm" chart:style-name="ch2">
          <text:p>Trend Slopes of Various Metrics</text:p>
        </chart:title>
        <chart:subtitle svg:x="11.978cm" svg:y="1.498cm" chart:style-name="ch3">
          <text:p>Sorted by R^2 Values</text:p>
        </chart:subtitle>
        <chart:plot-area chart:style-name="ch4" table:cell-range-address="Sheet2.S162:Sheet2.S175 Sheet2.U161:Sheet2.U175" chart:data-source-has-labels="both" svg:x="1.555cm" svg:y="2.731cm" svg:width="25.053cm" svg:height="9.969cm">
          <chartooo:coordinate-region svg:x="2.125cm" svg:y="2.933cm" svg:width="24.483cm" svg:height="9.276cm"/>
          <chart:axis chart:dimension="x" chart:name="primary-x" chart:style-name="ch5" chartooo:axis-type="auto">
            <chartooo:date-scale/>
            <chart:title svg:x="13.611cm" svg:y="12.978cm" chart:style-name="ch6">
              <text:p>Metric</text:p>
            </chart:title>
            <chart:categories table:cell-range-address="Sheet2.S162:Sheet2.S175"/>
            <chart:grid chart:style-name="ch7" chart:class="major"/>
          </chart:axis>
          <chart:axis chart:dimension="y" chart:name="primary-y" chart:style-name="ch8">
            <chart:title svg:x="0.451cm" svg:y="8.608cm" chart:style-name="ch9">
              <text:p>Trend Slope</text:p>
            </chart:title>
            <chart:grid chart:style-name="ch7" chart:class="major"/>
          </chart:axis>
          <chart:series chart:style-name="ch10" chart:values-cell-range-address="Sheet2.U162:Sheet2.U175" chart:label-cell-address="Sheet2.U161:Sheet2.U161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nd slope</text:p>
                <draw:g>
                  <svg:desc>Sheet2.U161:Sheet2.U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 in Losses</text:p>
                <draw:g>
                  <svg:desc>Sheet2.S162:Sheet2.S175</svg:desc>
                </draw:g>
              </table:table-cell>
              <table:table-cell office:value-type="float" office:value="-1.91">
                <text:p>-1.91</text:p>
                <draw:g>
                  <svg:desc>Sheet2.U162:Sheet2.U175</svg:desc>
                </draw:g>
              </table:table-cell>
            </table:table-row>
            <table:table-row>
              <table:table-cell office:value-type="string">
                <text:p>Number of Losses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Goals Against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AWQI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Score in Ties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Number of Ties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Average Score in Losses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Average Goal Differential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Number of Wins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Average Score in Wins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Average Score in Ties</text:p>
              </table:table-cell>
              <table:table-cell office:value-type="float" office:value="0.3098">
                <text:p>0.3098</text:p>
              </table:table-cell>
            </table:table-row>
            <table:table-row>
              <table:table-cell office:value-type="string">
                <text:p>Score in Wins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Goals For</text:p>
              </table:table-cell>
              <table:table-cell office:value-type="float" office:value="1.08">
                <text:p>1.0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614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07cm" svg:y="2.009cm" svg:width="18.097cm" svg:height="10.117cm">
          <chartooo:coordinate-region svg:x="2.883cm" svg:y="2.211cm" svg:width="16.614cm" svg:height="5.758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8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34cm" svg:height="16.712cm" xlink:href=".." xlink:type="simple" chart:class="chart:bar" chart:column-mapping="0 1" chart:style-name="ch1">
        <chart:title svg:x="7.844cm" svg:y="0.47cm" chart:style-name="ch2">
          <text:p>Metric Index Values</text:p>
        </chart:title>
        <chart:legend chart:legend-position="end" svg:x="17.195cm" svg:y="7.55cm" style:legend-expansion="high" chart:style-name="ch3"/>
        <chart:plot-area chart:style-name="ch4" table:cell-range-address="Sheet2.S162:Sheet2.S175 Sheet2.V161:Sheet2.X175" chart:data-source-has-labels="both" svg:x="1.397cm" svg:y="2.277cm" svg:width="15.006cm" svg:height="13.13cm">
          <chartooo:coordinate-region svg:x="2.33cm" svg:y="2.479cm" svg:width="14.073cm" svg:height="9.122cm"/>
          <chart:axis chart:dimension="x" chart:name="primary-x" chart:style-name="ch5" chartooo:axis-type="auto">
            <chartooo:date-scale/>
            <chart:title svg:x="8.43cm" svg:y="15.741cm" chart:style-name="ch6">
              <text:p>Metric</text:p>
            </chart:title>
            <chart:categories table:cell-range-address="Sheet2.S162:Sheet2.S175"/>
            <chart:grid chart:style-name="ch7" chart:class="major"/>
          </chart:axis>
          <chart:axis chart:dimension="y" chart:name="primary-y" chart:style-name="ch8">
            <chart:title svg:x="0.451cm" svg:y="9.714cm" chart:style-name="ch9">
              <text:p>Metric Index</text:p>
            </chart:title>
            <chart:grid chart:style-name="ch7" chart:class="major"/>
          </chart:axis>
          <chart:series chart:style-name="ch10" chart:values-cell-range-address="Sheet2.V162:Sheet2.V175" chart:label-cell-address="Sheet2.V161:Sheet2.V161" chart:class="chart:bar">
            <chart:data-point chart:repeated="14"/>
          </chart:series>
          <chart:series chart:style-name="ch11" chart:values-cell-range-address="Sheet2.W162:Sheet2.W175" chart:label-cell-address="Sheet2.W161:Sheet2.W161" chart:class="chart:bar">
            <chart:data-point chart:repeated="14"/>
          </chart:series>
          <chart:series chart:style-name="ch12" chart:values-cell-range-address="Sheet2.X162:Sheet2.X175" chart:label-cell-address="Sheet2.X161:Sheet2.X16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ric Index</text:p>
                <draw:g>
                  <svg:desc>Sheet2.V161:Sheet2.V161</svg:desc>
                </draw:g>
              </table:table-cell>
              <table:table-cell office:value-type="string">
                <text:p>R2' Index</text:p>
                <draw:g>
                  <svg:desc>Sheet2.W161:Sheet2.W161</svg:desc>
                </draw:g>
              </table:table-cell>
              <table:table-cell office:value-type="string">
                <text:p>R3' Index</text:p>
                <draw:g>
                  <svg:desc>Sheet2.X161:Sheet2.X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 in Losses</text:p>
                <draw:g>
                  <svg:desc>Sheet2.S162:Sheet2.S175</svg:desc>
                </draw:g>
              </table:table-cell>
              <table:table-cell office:value-type="float" office:value="1.351898">
                <text:p>1.351898</text:p>
                <draw:g>
                  <svg:desc>Sheet2.V162:Sheet2.V175</svg:desc>
                </draw:g>
              </table:table-cell>
              <table:table-cell office:value-type="float" office:value="0.9568734044">
                <text:p>0.9568734044</text:p>
                <draw:g>
                  <svg:desc>Sheet2.W162:Sheet2.W175</svg:desc>
                </draw:g>
              </table:table-cell>
              <table:table-cell office:value-type="float" office:value="0.67727499563432">
                <text:p>0.67727499563432</text:p>
                <draw:g>
                  <svg:desc>Sheet2.X162:Sheet2.X175</svg:desc>
                </draw:g>
              </table:table-cell>
            </table:table-row>
            <table:table-row>
              <table:table-cell office:value-type="string">
                <text:p>Number of Losses</text:p>
              </table:table-cell>
              <table:table-cell office:value-type="float" office:value="0.684626">
                <text:p>0.684626</text:p>
              </table:table-cell>
              <table:table-cell office:value-type="float" office:value="0.4832090308">
                <text:p>0.4832090308</text:p>
              </table:table-cell>
              <table:table-cell office:value-type="float" office:value="0.34104893393864">
                <text:p>0.34104893393864</text:p>
              </table:table-cell>
            </table:table-row>
            <table:table-row>
              <table:table-cell office:value-type="string">
                <text:p>Goals Against</text:p>
              </table:table-cell>
              <table:table-cell office:value-type="float" office:value="1.62898">
                <text:p>1.62898</text:p>
              </table:table-cell>
              <table:table-cell office:value-type="float" office:value="0.83973919">
                <text:p>0.83973919</text:p>
              </table:table-cell>
              <table:table-cell office:value-type="float" office:value="0.432885552445">
                <text:p>0.432885552445</text:p>
              </table:table-cell>
            </table:table-row>
            <table:table-row>
              <table:table-cell office:value-type="string">
                <text:p>AWQI</text:p>
              </table:table-cell>
              <table:table-cell office:value-type="float" office:value="1.845114">
                <text:p>1.845114</text:p>
              </table:table-cell>
              <table:table-cell office:value-type="float" office:value="0.9404546058">
                <text:p>0.9404546058</text:p>
              </table:table-cell>
              <table:table-cell office:value-type="float" office:value="0.47934971257626">
                <text:p>0.47934971257626</text:p>
              </table:table-cell>
            </table:table-row>
            <table:table-row>
              <table:table-cell office:value-type="string">
                <text:p>Points</text:p>
              </table:table-cell>
              <table:table-cell office:value-type="float" office:value="0.725555">
                <text:p>0.725555</text:p>
              </table:table-cell>
              <table:table-cell office:value-type="float" office:value="0.3396322955">
                <text:p>0.3396322955</text:p>
              </table:table-cell>
              <table:table-cell office:value-type="float" office:value="0.15898187752355">
                <text:p>0.15898187752355</text:p>
              </table:table-cell>
            </table:table-row>
            <table:table-row>
              <table:table-cell office:value-type="string">
                <text:p>Score in Ties</text:p>
              </table:table-cell>
              <table:table-cell office:value-type="float" office:value="0.2691">
                <text:p>0.2691</text:p>
              </table:table-cell>
              <table:table-cell office:value-type="float" office:value="0.0928395">
                <text:p>0.0928395</text:p>
              </table:table-cell>
              <table:table-cell office:value-type="float" office:value="0.0320296275">
                <text:p>0.0320296275</text:p>
              </table:table-cell>
            </table:table-row>
            <table:table-row>
              <table:table-cell office:value-type="string">
                <text:p>Number of Ties</text:p>
              </table:table-cell>
              <table:table-cell office:value-type="float" office:value="0.13455">
                <text:p>0.13455</text:p>
              </table:table-cell>
              <table:table-cell office:value-type="float" office:value="0.04641975">
                <text:p>0.04641975</text:p>
              </table:table-cell>
              <table:table-cell office:value-type="float" office:value="0.01601481375">
                <text:p>0.01601481375</text:p>
              </table:table-cell>
            </table:table-row>
            <table:table-row>
              <table:table-cell office:value-type="string">
                <text:p>Average Score in Losses</text:p>
              </table:table-cell>
              <table:table-cell office:value-type="float" office:value="0.259896">
                <text:p>0.259896</text:p>
              </table:table-cell>
              <table:table-cell office:value-type="float" office:value="0.0865973472">
                <text:p>0.0865973472</text:p>
              </table:table-cell>
              <table:table-cell office:value-type="float" office:value="0.02885423608704">
                <text:p>0.02885423608704</text:p>
              </table:table-cell>
            </table:table-row>
            <table:table-row>
              <table:table-cell office:value-type="string">
                <text:p>Average Goal Differential</text:p>
              </table:table-cell>
              <table:table-cell office:value-type="float" office:value="0.176009">
                <text:p>0.176009</text:p>
              </table:table-cell>
              <table:table-cell office:value-type="float" office:value="0.0436326311">
                <text:p>0.0436326311</text:p>
              </table:table-cell>
              <table:table-cell office:value-type="float" office:value="0.01081652924969">
                <text:p>0.01081652924969</text:p>
              </table:table-cell>
            </table:table-row>
            <table:table-row>
              <table:table-cell office:value-type="string">
                <text:p>Number of Wins</text:p>
              </table:table-cell>
              <table:table-cell office:value-type="float" office:value="0.133284">
                <text:p>0.133284</text:p>
              </table:table-cell>
              <table:table-cell office:value-type="float" office:value="0.0306286632">
                <text:p>0.0306286632</text:p>
              </table:table-cell>
              <table:table-cell office:value-type="float" office:value="0.00703846680336">
                <text:p>0.00703846680336</text:p>
              </table:table-cell>
            </table:table-row>
            <table:table-row>
              <table:table-cell office:value-type="string">
                <text:p>Average Score in Wins</text:p>
              </table:table-cell>
              <table:table-cell office:value-type="float" office:value="0.033904">
                <text:p>0.033904</text:p>
              </table:table-cell>
              <table:table-cell office:value-type="float" office:value="0.0044210816">
                <text:p>0.0044210816</text:p>
              </table:table-cell>
              <table:table-cell office:value-type="float" office:value="0.00057650904064">
                <text:p>0.00057650904064</text:p>
              </table:table-cell>
            </table:table-row>
            <table:table-row>
              <table:table-cell office:value-type="string">
                <text:p>Average Score in Ties</text:p>
              </table:table-cell>
              <table:table-cell office:value-type="float" office:value="0.03519328">
                <text:p>0.03519328</text:p>
              </table:table-cell>
              <table:table-cell office:value-type="float" office:value="0.003997956608">
                <text:p>0.003997956608</text:p>
              </table:table-cell>
              <table:table-cell office:value-type="float" office:value="0.0004541678706688">
                <text:p>0.0004541678706688</text:p>
              </table:table-cell>
            </table:table-row>
            <table:table-row>
              <table:table-cell office:value-type="string">
                <text:p>Score in Wins</text:p>
              </table:table-cell>
              <table:table-cell office:value-type="float" office:value="0.1873417">
                <text:p>0.1873417</text:p>
              </table:table-cell>
              <table:table-cell office:value-type="float" office:value="0.015880955909">
                <text:p>0.015880955909</text:p>
              </table:table-cell>
              <table:table-cell office:value-type="float" office:value="0.00134622863240593">
                <text:p>0.00134622863240593</text:p>
              </table:table-cell>
            </table:table-row>
            <table:table-row>
              <table:table-cell office:value-type="string">
                <text:p>Goals For</text:p>
              </table:table-cell>
              <table:table-cell office:value-type="float" office:value="0.0380916">
                <text:p>0.0380916</text:p>
              </table:table-cell>
              <table:table-cell office:value-type="float" office:value="0.001343490732">
                <text:p>0.001343490732</text:p>
              </table:table-cell>
              <table:table-cell office:value-type="float" office:value="0.00004738491811764">
                <text:p>0.0000473849181176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646cm" svg:y="0.403cm" chart:style-name="ch2">
          <text:p>Average SOC</text:p>
        </chart:title>
        <chart:plot-area chart:style-name="ch3" table:cell-range-address="Sheet1.B4:Sheet1.B88 Sheet1.K4:Sheet1.K88" chart:data-source-has-labels="column" svg:x="1.407cm" svg:y="2.009cm" svg:width="18.097cm" svg:height="10.117cm">
          <chartooo:coordinate-region svg:x="2.883cm" svg:y="2.211cm" svg:width="16.614cm" svg:height="5.758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74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3333333333333">
                <text:p>2.83333333333333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2.66666666666667">
                <text:p>2.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03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07cm" svg:y="2.009cm" svg:width="18.097cm" svg:height="10.117cm">
          <chartooo:coordinate-region svg:x="2.883cm" svg:y="2.212cm" svg:width="16.614cm" svg:height="8.845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14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33333333333333">
                <text:p>5.33333333333333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439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07cm" svg:y="2.009cm" svg:width="18.097cm" svg:height="10.117cm">
          <chartooo:coordinate-region svg:x="2.883cm" svg:y="2.211cm" svg:width="16.614cm" svg:height="5.758cm"/>
          <chart:axis chart:dimension="x" chart:name="primary-x" chart:style-name="ch4" chartooo:axis-type="text">
            <chart:title svg:x="9.996cm" svg:y="12.39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63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89cm" svg:y="0.316cm" chart:style-name="ch2">
          <text:p>Mighty Dads Scoring</text:p>
        </chart:title>
        <chart:legend chart:legend-position="end" svg:x="13.128cm" svg:y="3.946cm" style:legend-expansion="high" chart:style-name="ch3"/>
        <chart:plot-area chart:style-name="ch4" table:cell-range-address="Sheet1.A39:Sheet1.A44 Sheet1.C2:Sheet1.D2 Sheet1.C39:Sheet1.D44" chart:data-source-has-labels="row" svg:x="1.321cm" svg:y="1.661cm" svg:width="11.167cm" svg:height="6.188cm">
          <chartooo:coordinate-region svg:x="1.763cm" svg:y="1.864cm" svg:width="10.629cm" svg:height="5.332cm"/>
          <chart:axis chart:dimension="x" chart:name="primary-x" chart:style-name="ch5">
            <chart:title svg:x="6.423cm" svg:y="8.02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4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9cm" svg:y="0.316cm" chart:style-name="ch2">
          <text:p>Mighty Dads Scoring</text:p>
        </chart:title>
        <chart:legend chart:legend-position="end" svg:x="12.539cm" svg:y="3.946cm" style:legend-expansion="high" chart:style-name="ch3"/>
        <chart:plot-area chart:style-name="ch4" table:cell-range-address="Sheet1.C2:Sheet1.D2 Sheet1.C39:Sheet1.D44" chart:data-source-has-labels="row" svg:x="1.321cm" svg:y="1.661cm" svg:width="10.578cm" svg:height="6.188cm">
          <chartooo:coordinate-region svg:x="1.763cm" svg:y="1.864cm" svg:width="10.039cm" svg:height="5.332cm"/>
          <chart:axis chart:dimension="x" chart:name="primary-x" chart:style-name="ch5">
            <chart:title svg:x="6.129cm" svg:y="8.02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4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6cm" chart:style-name="ch2">
          <text:p>Pucked Up Scoring</text:p>
        </chart:title>
        <chart:legend chart:legend-position="end" svg:x="13.128cm" svg:y="3.946cm" style:legend-expansion="high" chart:style-name="ch3"/>
        <chart:plot-area chart:style-name="ch4" table:cell-range-address="Sheet1.A4:Sheet1.A9 Sheet1.C2:Sheet1.D2 Sheet1.C4:Sheet1.D9" chart:data-source-has-labels="row" svg:x="1.321cm" svg:y="1.661cm" svg:width="11.167cm" svg:height="6.188cm">
          <chartooo:coordinate-region svg:x="1.763cm" svg:y="1.863cm" svg:width="10.629cm" svg:height="5.333cm"/>
          <chart:axis chart:dimension="x" chart:name="primary-x" chart:style-name="ch5">
            <chart:title svg:x="6.423cm" svg:y="8.02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4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Pucked Up Scoring</text:p>
        </chart:title>
        <chart:legend chart:legend-position="end" svg:x="12.539cm" svg:y="3.946cm" style:legend-expansion="high" chart:style-name="ch3"/>
        <chart:plot-area chart:style-name="ch4" table:cell-range-address="Sheet1.C2:Sheet1.D2 Sheet1.C4:Sheet1.D9" chart:data-source-has-labels="row" svg:x="1.321cm" svg:y="1.661cm" svg:width="10.578cm" svg:height="6.188cm">
          <chartooo:coordinate-region svg:x="1.763cm" svg:y="1.863cm" svg:width="10.039cm" svg:height="5.333cm"/>
          <chart:axis chart:dimension="x" chart:name="primary-x" chart:style-name="ch5">
            <chart:title svg:x="6.129cm" svg:y="8.02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4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